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2mm"/>
    </style:style>
    <style:style style:name="co3" style:family="table-column">
      <style:table-column-properties fo:break-before="auto" style:column-width="25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8.82mm" svg:height="156.84mm" svg:x="237.92mm" svg:y="0mm">
            <draw:object draw:notify-on-update-of-ranges="Sheet1.D1:Sheet1.D1 Sheet1.D2:Sheet1.D202 Sheet1.E1:Sheet1.E1 Sheet1.E2:Sheet1.E202 Sheet1.F1:Sheet1.F1 Sheet1.F2:Sheet1.F202 Sheet1.G1:Sheet1.G1 Sheet1.G2:Sheet1.G202 Sheet1.H1:Sheet1.H1 Sheet1.H2:Sheet1.H202 Sheet1.I1:Sheet1.I1 Sheet1.I2:Sheet1.I202 Sheet1.J1:Sheet1.J1 Sheet1.J2:Sheet1.J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Player_initial_pos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Player_Ypos</text:p>
          </table:table-cell>
          <table:table-cell office:value-type="string" calcext:value-type="string">
            <text:p>1000/(1+x)</text:p>
          </table:table-cell>
          <table:table-cell office:value-type="string" calcext:value-type="string">
            <text:p>1000x/(1+x)</text:p>
          </table:table-cell>
          <table:table-cell office:value-type="string" calcext:value-type="string">
            <text:p>1000x/(x^2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]/4" office:value-type="float" office:value="510" calcext:value-type="float">
            <text:p>510</text:p>
          </table:table-cell>
          <table:table-cell table:formula="of:=([.B2]*([.A2]^2) + [.C2]*[.A2])/(10*[.D2])" office:value-type="float" office:value="0" calcext:value-type="float">
            <text:p>0</text:p>
          </table:table-cell>
          <table:table-cell table:formula="of:=[.F2] + (3*[.D2]/4)" office:value-type="float" office:value="510" calcext:value-type="float">
            <text:p>510</text:p>
          </table:table-cell>
          <table:table-cell table:formula="of:=1000*1/(1+[.A2])" office:value-type="float" office:value="1000" calcext:value-type="float">
            <text:p>1000</text:p>
          </table:table-cell>
          <table:table-cell table:formula="of:=(1000*[.A2])/(1+[.A2])" office:value-type="float" office:value="0" calcext:value-type="float">
            <text:p>0</text:p>
          </table:table-cell>
          <table:table-cell table:formula="of:=((1000*[.A2])/((1+[.A2])^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]/4" office:value-type="float" office:value="510" calcext:value-type="float">
            <text:p>510</text:p>
          </table:table-cell>
          <table:table-cell table:formula="of:=([.B3]*([.A3]^2) + [.C3]*[.A3])/(10*[.D3])" office:value-type="float" office:value="-1.575" calcext:value-type="float">
            <text:p>-1,575</text:p>
          </table:table-cell>
          <table:table-cell table:formula="of:=[.F3] + (3*[.D3]/4)" office:value-type="float" office:value="508.425" calcext:value-type="float">
            <text:p>508,425</text:p>
          </table:table-cell>
          <table:table-cell table:formula="of:=1000*1/(1+[.A3])" office:value-type="float" office:value="500" calcext:value-type="float">
            <text:p>500</text:p>
          </table:table-cell>
          <table:table-cell table:formula="of:=(1000*[.A3])/(1+[.A3])" office:value-type="float" office:value="500" calcext:value-type="float">
            <text:p>500</text:p>
          </table:table-cell>
          <table:table-cell table:formula="of:=((1000*[.A3])/((1+[.A3])^2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]/4" office:value-type="float" office:value="510" calcext:value-type="float">
            <text:p>510</text:p>
          </table:table-cell>
          <table:table-cell table:formula="of:=([.B4]*([.A4]^2) + [.C4]*[.A4])/(10*[.D4])" office:value-type="float" office:value="-3.12352941176471" calcext:value-type="float">
            <text:p>-3,12352941176471</text:p>
          </table:table-cell>
          <table:table-cell table:formula="of:=[.F4] + (3*[.D4]/4)" office:value-type="float" office:value="506.876470588235" calcext:value-type="float">
            <text:p>506,876470588235</text:p>
          </table:table-cell>
          <table:table-cell table:formula="of:=1000*1/(1+[.A4])" office:value-type="float" office:value="333.333333333333" calcext:value-type="float">
            <text:p>333,333333333333</text:p>
          </table:table-cell>
          <table:table-cell table:formula="of:=(1000*[.A4])/(1+[.A4])" office:value-type="float" office:value="666.666666666667" calcext:value-type="float">
            <text:p>666,666666666667</text:p>
          </table:table-cell>
          <table:table-cell table:formula="of:=((1000*[.A4])/((1+[.A4])^2))" office:value-type="float" office:value="222.222222222222" calcext:value-type="float">
            <text:p>222,222222222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]/4" office:value-type="float" office:value="510" calcext:value-type="float">
            <text:p>510</text:p>
          </table:table-cell>
          <table:table-cell table:formula="of:=([.B5]*([.A5]^2) + [.C5]*[.A5])/(10*[.D5])" office:value-type="float" office:value="-4.64558823529412" calcext:value-type="float">
            <text:p>-4,64558823529412</text:p>
          </table:table-cell>
          <table:table-cell table:formula="of:=[.F5] + (3*[.D5]/4)" office:value-type="float" office:value="505.354411764706" calcext:value-type="float">
            <text:p>505,354411764706</text:p>
          </table:table-cell>
          <table:table-cell table:formula="of:=1000*1/(1+[.A5])" office:value-type="float" office:value="250" calcext:value-type="float">
            <text:p>250</text:p>
          </table:table-cell>
          <table:table-cell table:formula="of:=(1000*[.A5])/(1+[.A5])" office:value-type="float" office:value="750" calcext:value-type="float">
            <text:p>750</text:p>
          </table:table-cell>
          <table:table-cell table:formula="of:=((1000*[.A5])/((1+[.A5])^2))" office:value-type="float" office:value="187.5" calcext:value-type="float">
            <text:p>187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]/4" office:value-type="float" office:value="510" calcext:value-type="float">
            <text:p>510</text:p>
          </table:table-cell>
          <table:table-cell table:formula="of:=([.B6]*([.A6]^2) + [.C6]*[.A6])/(10*[.D6])" office:value-type="float" office:value="-6.14117647058824" calcext:value-type="float">
            <text:p>-6,14117647058824</text:p>
          </table:table-cell>
          <table:table-cell table:formula="of:=[.F6] + (3*[.D6]/4)" office:value-type="float" office:value="503.858823529412" calcext:value-type="float">
            <text:p>503,858823529412</text:p>
          </table:table-cell>
          <table:table-cell table:formula="of:=1000*1/(1+[.A6])" office:value-type="float" office:value="200" calcext:value-type="float">
            <text:p>200</text:p>
          </table:table-cell>
          <table:table-cell table:formula="of:=(1000*[.A6])/(1+[.A6])" office:value-type="float" office:value="800" calcext:value-type="float">
            <text:p>800</text:p>
          </table:table-cell>
          <table:table-cell table:formula="of:=((1000*[.A6])/((1+[.A6])^2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]/4" office:value-type="float" office:value="510" calcext:value-type="float">
            <text:p>510</text:p>
          </table:table-cell>
          <table:table-cell table:formula="of:=([.B7]*([.A7]^2) + [.C7]*[.A7])/(10*[.D7])" office:value-type="float" office:value="-7.61029411764706" calcext:value-type="float">
            <text:p>-7,61029411764706</text:p>
          </table:table-cell>
          <table:table-cell table:formula="of:=[.F7] + (3*[.D7]/4)" office:value-type="float" office:value="502.389705882353" calcext:value-type="float">
            <text:p>502,389705882353</text:p>
          </table:table-cell>
          <table:table-cell table:formula="of:=1000*1/(1+[.A7])" office:value-type="float" office:value="166.666666666667" calcext:value-type="float">
            <text:p>166,666666666667</text:p>
          </table:table-cell>
          <table:table-cell table:formula="of:=(1000*[.A7])/(1+[.A7])" office:value-type="float" office:value="833.333333333333" calcext:value-type="float">
            <text:p>833,333333333333</text:p>
          </table:table-cell>
          <table:table-cell table:formula="of:=((1000*[.A7])/((1+[.A7])^2))" office:value-type="float" office:value="138.888888888889" calcext:value-type="float">
            <text:p>138,8888888888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]/4" office:value-type="float" office:value="510" calcext:value-type="float">
            <text:p>510</text:p>
          </table:table-cell>
          <table:table-cell table:formula="of:=([.B8]*([.A8]^2) + [.C8]*[.A8])/(10*[.D8])" office:value-type="float" office:value="-9.05294117647059" calcext:value-type="float">
            <text:p>-9,05294117647059</text:p>
          </table:table-cell>
          <table:table-cell table:formula="of:=[.F8] + (3*[.D8]/4)" office:value-type="float" office:value="500.947058823529" calcext:value-type="float">
            <text:p>500,947058823529</text:p>
          </table:table-cell>
          <table:table-cell table:formula="of:=1000*1/(1+[.A8])" office:value-type="float" office:value="142.857142857143" calcext:value-type="float">
            <text:p>142,857142857143</text:p>
          </table:table-cell>
          <table:table-cell table:formula="of:=(1000*[.A8])/(1+[.A8])" office:value-type="float" office:value="857.142857142857" calcext:value-type="float">
            <text:p>857,142857142857</text:p>
          </table:table-cell>
          <table:table-cell table:formula="of:=((1000*[.A8])/((1+[.A8])^2))" office:value-type="float" office:value="122.448979591837" calcext:value-type="float">
            <text:p>122,4489795918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]/4" office:value-type="float" office:value="510" calcext:value-type="float">
            <text:p>510</text:p>
          </table:table-cell>
          <table:table-cell table:formula="of:=([.B9]*([.A9]^2) + [.C9]*[.A9])/(10*[.D9])" office:value-type="float" office:value="-10.4691176470588" calcext:value-type="float">
            <text:p>-10,4691176470588</text:p>
          </table:table-cell>
          <table:table-cell table:formula="of:=[.F9] + (3*[.D9]/4)" office:value-type="float" office:value="499.530882352941" calcext:value-type="float">
            <text:p>499,530882352941</text:p>
          </table:table-cell>
          <table:table-cell table:formula="of:=1000*1/(1+[.A9])" office:value-type="float" office:value="125" calcext:value-type="float">
            <text:p>125</text:p>
          </table:table-cell>
          <table:table-cell table:formula="of:=(1000*[.A9])/(1+[.A9])" office:value-type="float" office:value="875" calcext:value-type="float">
            <text:p>875</text:p>
          </table:table-cell>
          <table:table-cell table:formula="of:=((1000*[.A9])/((1+[.A9])^2))" office:value-type="float" office:value="109.375" calcext:value-type="float">
            <text:p>109,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]/4" office:value-type="float" office:value="510" calcext:value-type="float">
            <text:p>510</text:p>
          </table:table-cell>
          <table:table-cell table:formula="of:=([.B10]*([.A10]^2) + [.C10]*[.A10])/(10*[.D10])" office:value-type="float" office:value="-11.8588235294118" calcext:value-type="float">
            <text:p>-11,8588235294118</text:p>
          </table:table-cell>
          <table:table-cell table:formula="of:=[.F10] + (3*[.D10]/4)" office:value-type="float" office:value="498.141176470588" calcext:value-type="float">
            <text:p>498,141176470588</text:p>
          </table:table-cell>
          <table:table-cell table:formula="of:=1000*1/(1+[.A10])" office:value-type="float" office:value="111.111111111111" calcext:value-type="float">
            <text:p>111,111111111111</text:p>
          </table:table-cell>
          <table:table-cell table:formula="of:=(1000*[.A10])/(1+[.A10])" office:value-type="float" office:value="888.888888888889" calcext:value-type="float">
            <text:p>888,888888888889</text:p>
          </table:table-cell>
          <table:table-cell table:formula="of:=((1000*[.A10])/((1+[.A10])^2))" office:value-type="float" office:value="98.7654320987654" calcext:value-type="float">
            <text:p>98,76543209876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]/4" office:value-type="float" office:value="510" calcext:value-type="float">
            <text:p>510</text:p>
          </table:table-cell>
          <table:table-cell table:formula="of:=([.B11]*([.A11]^2) + [.C11]*[.A11])/(10*[.D11])" office:value-type="float" office:value="-13.2220588235294" calcext:value-type="float">
            <text:p>-13,2220588235294</text:p>
          </table:table-cell>
          <table:table-cell table:formula="of:=[.F11] + (3*[.D11]/4)" office:value-type="float" office:value="496.777941176471" calcext:value-type="float">
            <text:p>496,777941176471</text:p>
          </table:table-cell>
          <table:table-cell table:formula="of:=1000*1/(1+[.A11])" office:value-type="float" office:value="100" calcext:value-type="float">
            <text:p>100</text:p>
          </table:table-cell>
          <table:table-cell table:formula="of:=(1000*[.A11])/(1+[.A11])" office:value-type="float" office:value="900" calcext:value-type="float">
            <text:p>900</text:p>
          </table:table-cell>
          <table:table-cell table:formula="of:=((1000*[.A11])/((1+[.A11])^2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]/4" office:value-type="float" office:value="510" calcext:value-type="float">
            <text:p>510</text:p>
          </table:table-cell>
          <table:table-cell table:formula="of:=([.B12]*([.A12]^2) + [.C12]*[.A12])/(10*[.D12])" office:value-type="float" office:value="-14.5588235294118" calcext:value-type="float">
            <text:p>-14,5588235294118</text:p>
          </table:table-cell>
          <table:table-cell table:formula="of:=[.F12] + (3*[.D12]/4)" office:value-type="float" office:value="495.441176470588" calcext:value-type="float">
            <text:p>495,441176470588</text:p>
          </table:table-cell>
          <table:table-cell table:formula="of:=1000*1/(1+[.A12])" office:value-type="float" office:value="90.9090909090909" calcext:value-type="float">
            <text:p>90,9090909090909</text:p>
          </table:table-cell>
          <table:table-cell table:formula="of:=(1000*[.A12])/(1+[.A12])" office:value-type="float" office:value="909.090909090909" calcext:value-type="float">
            <text:p>909,090909090909</text:p>
          </table:table-cell>
          <table:table-cell table:formula="of:=((1000*[.A12])/((1+[.A12])^2))" office:value-type="float" office:value="82.6446280991736" calcext:value-type="float">
            <text:p>82,64462809917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]/4" office:value-type="float" office:value="510" calcext:value-type="float">
            <text:p>510</text:p>
          </table:table-cell>
          <table:table-cell table:formula="of:=([.B13]*([.A13]^2) + [.C13]*[.A13])/(10*[.D13])" office:value-type="float" office:value="-15.8691176470588" calcext:value-type="float">
            <text:p>-15,8691176470588</text:p>
          </table:table-cell>
          <table:table-cell table:formula="of:=[.F13] + (3*[.D13]/4)" office:value-type="float" office:value="494.130882352941" calcext:value-type="float">
            <text:p>494,130882352941</text:p>
          </table:table-cell>
          <table:table-cell table:formula="of:=1000*1/(1+[.A13])" office:value-type="float" office:value="83.3333333333333" calcext:value-type="float">
            <text:p>83,3333333333333</text:p>
          </table:table-cell>
          <table:table-cell table:formula="of:=(1000*[.A13])/(1+[.A13])" office:value-type="float" office:value="916.666666666667" calcext:value-type="float">
            <text:p>916,666666666667</text:p>
          </table:table-cell>
          <table:table-cell table:formula="of:=((1000*[.A13])/((1+[.A13])^2))" office:value-type="float" office:value="76.3888888888889" calcext:value-type="float">
            <text:p>76,38888888888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]/4" office:value-type="float" office:value="510" calcext:value-type="float">
            <text:p>510</text:p>
          </table:table-cell>
          <table:table-cell table:formula="of:=([.B14]*([.A14]^2) + [.C14]*[.A14])/(10*[.D14])" office:value-type="float" office:value="-17.1529411764706" calcext:value-type="float">
            <text:p>-17,1529411764706</text:p>
          </table:table-cell>
          <table:table-cell table:formula="of:=[.F14] + (3*[.D14]/4)" office:value-type="float" office:value="492.847058823529" calcext:value-type="float">
            <text:p>492,847058823529</text:p>
          </table:table-cell>
          <table:table-cell table:formula="of:=1000*1/(1+[.A14])" office:value-type="float" office:value="76.9230769230769" calcext:value-type="float">
            <text:p>76,9230769230769</text:p>
          </table:table-cell>
          <table:table-cell table:formula="of:=(1000*[.A14])/(1+[.A14])" office:value-type="float" office:value="923.076923076923" calcext:value-type="float">
            <text:p>923,076923076923</text:p>
          </table:table-cell>
          <table:table-cell table:formula="of:=((1000*[.A14])/((1+[.A14])^2))" office:value-type="float" office:value="71.0059171597633" calcext:value-type="float">
            <text:p>71,00591715976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]/4" office:value-type="float" office:value="510" calcext:value-type="float">
            <text:p>510</text:p>
          </table:table-cell>
          <table:table-cell table:formula="of:=([.B15]*([.A15]^2) + [.C15]*[.A15])/(10*[.D15])" office:value-type="float" office:value="-18.4102941176471" calcext:value-type="float">
            <text:p>-18,4102941176471</text:p>
          </table:table-cell>
          <table:table-cell table:formula="of:=[.F15] + (3*[.D15]/4)" office:value-type="float" office:value="491.589705882353" calcext:value-type="float">
            <text:p>491,589705882353</text:p>
          </table:table-cell>
          <table:table-cell table:formula="of:=1000*1/(1+[.A15])" office:value-type="float" office:value="71.4285714285714" calcext:value-type="float">
            <text:p>71,4285714285714</text:p>
          </table:table-cell>
          <table:table-cell table:formula="of:=(1000*[.A15])/(1+[.A15])" office:value-type="float" office:value="928.571428571429" calcext:value-type="float">
            <text:p>928,571428571429</text:p>
          </table:table-cell>
          <table:table-cell table:formula="of:=((1000*[.A15])/((1+[.A15])^2))" office:value-type="float" office:value="66.3265306122449" calcext:value-type="float">
            <text:p>66,32653061224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]/4" office:value-type="float" office:value="510" calcext:value-type="float">
            <text:p>510</text:p>
          </table:table-cell>
          <table:table-cell table:formula="of:=([.B16]*([.A16]^2) + [.C16]*[.A16])/(10*[.D16])" office:value-type="float" office:value="-19.6411764705882" calcext:value-type="float">
            <text:p>-19,6411764705882</text:p>
          </table:table-cell>
          <table:table-cell table:formula="of:=[.F16] + (3*[.D16]/4)" office:value-type="float" office:value="490.358823529412" calcext:value-type="float">
            <text:p>490,358823529412</text:p>
          </table:table-cell>
          <table:table-cell table:formula="of:=1000*1/(1+[.A16])" office:value-type="float" office:value="66.6666666666667" calcext:value-type="float">
            <text:p>66,6666666666667</text:p>
          </table:table-cell>
          <table:table-cell table:formula="of:=(1000*[.A16])/(1+[.A16])" office:value-type="float" office:value="933.333333333333" calcext:value-type="float">
            <text:p>933,333333333333</text:p>
          </table:table-cell>
          <table:table-cell table:formula="of:=((1000*[.A16])/((1+[.A16])^2))" office:value-type="float" office:value="62.2222222222222" calcext:value-type="float">
            <text:p>62,2222222222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]/4" office:value-type="float" office:value="510" calcext:value-type="float">
            <text:p>510</text:p>
          </table:table-cell>
          <table:table-cell table:formula="of:=([.B17]*([.A17]^2) + [.C17]*[.A17])/(10*[.D17])" office:value-type="float" office:value="-20.8455882352941" calcext:value-type="float">
            <text:p>-20,8455882352941</text:p>
          </table:table-cell>
          <table:table-cell table:formula="of:=[.F17] + (3*[.D17]/4)" office:value-type="float" office:value="489.154411764706" calcext:value-type="float">
            <text:p>489,154411764706</text:p>
          </table:table-cell>
          <table:table-cell table:formula="of:=1000*1/(1+[.A17])" office:value-type="float" office:value="62.5" calcext:value-type="float">
            <text:p>62,5</text:p>
          </table:table-cell>
          <table:table-cell table:formula="of:=(1000*[.A17])/(1+[.A17])" office:value-type="float" office:value="937.5" calcext:value-type="float">
            <text:p>937,5</text:p>
          </table:table-cell>
          <table:table-cell table:formula="of:=((1000*[.A17])/((1+[.A17])^2))" office:value-type="float" office:value="58.59375" calcext:value-type="float">
            <text:p>58,5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]/4" office:value-type="float" office:value="510" calcext:value-type="float">
            <text:p>510</text:p>
          </table:table-cell>
          <table:table-cell table:formula="of:=([.B18]*([.A18]^2) + [.C18]*[.A18])/(10*[.D18])" office:value-type="float" office:value="-22.0235294117647" calcext:value-type="float">
            <text:p>-22,0235294117647</text:p>
          </table:table-cell>
          <table:table-cell table:formula="of:=[.F18] + (3*[.D18]/4)" office:value-type="float" office:value="487.976470588235" calcext:value-type="float">
            <text:p>487,976470588235</text:p>
          </table:table-cell>
          <table:table-cell table:formula="of:=1000*1/(1+[.A18])" office:value-type="float" office:value="58.8235294117647" calcext:value-type="float">
            <text:p>58,8235294117647</text:p>
          </table:table-cell>
          <table:table-cell table:formula="of:=(1000*[.A18])/(1+[.A18])" office:value-type="float" office:value="941.176470588235" calcext:value-type="float">
            <text:p>941,176470588235</text:p>
          </table:table-cell>
          <table:table-cell table:formula="of:=((1000*[.A18])/((1+[.A18])^2))" office:value-type="float" office:value="55.363321799308" calcext:value-type="float">
            <text:p>55,3633217993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]/4" office:value-type="float" office:value="510" calcext:value-type="float">
            <text:p>510</text:p>
          </table:table-cell>
          <table:table-cell table:formula="of:=([.B19]*([.A19]^2) + [.C19]*[.A19])/(10*[.D19])" office:value-type="float" office:value="-23.175" calcext:value-type="float">
            <text:p>-23,175</text:p>
          </table:table-cell>
          <table:table-cell table:formula="of:=[.F19] + (3*[.D19]/4)" office:value-type="float" office:value="486.825" calcext:value-type="float">
            <text:p>486,825</text:p>
          </table:table-cell>
          <table:table-cell table:formula="of:=1000*1/(1+[.A19])" office:value-type="float" office:value="55.5555555555556" calcext:value-type="float">
            <text:p>55,5555555555556</text:p>
          </table:table-cell>
          <table:table-cell table:formula="of:=(1000*[.A19])/(1+[.A19])" office:value-type="float" office:value="944.444444444444" calcext:value-type="float">
            <text:p>944,444444444444</text:p>
          </table:table-cell>
          <table:table-cell table:formula="of:=((1000*[.A19])/((1+[.A19])^2))" office:value-type="float" office:value="52.4691358024691" calcext:value-type="float">
            <text:p>52,46913580246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0]/4" office:value-type="float" office:value="510" calcext:value-type="float">
            <text:p>510</text:p>
          </table:table-cell>
          <table:table-cell table:formula="of:=([.B20]*([.A20]^2) + [.C20]*[.A20])/(10*[.D20])" office:value-type="float" office:value="-24.3" calcext:value-type="float">
            <text:p>-24,3</text:p>
          </table:table-cell>
          <table:table-cell table:formula="of:=[.F20] + (3*[.D20]/4)" office:value-type="float" office:value="485.7" calcext:value-type="float">
            <text:p>485,7</text:p>
          </table:table-cell>
          <table:table-cell table:formula="of:=1000*1/(1+[.A20])" office:value-type="float" office:value="52.6315789473684" calcext:value-type="float">
            <text:p>52,6315789473684</text:p>
          </table:table-cell>
          <table:table-cell table:formula="of:=(1000*[.A20])/(1+[.A20])" office:value-type="float" office:value="947.368421052632" calcext:value-type="float">
            <text:p>947,368421052632</text:p>
          </table:table-cell>
          <table:table-cell table:formula="of:=((1000*[.A20])/((1+[.A20])^2))" office:value-type="float" office:value="49.8614958448754" calcext:value-type="float">
            <text:p>49,86149584487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1]/4" office:value-type="float" office:value="510" calcext:value-type="float">
            <text:p>510</text:p>
          </table:table-cell>
          <table:table-cell table:formula="of:=([.B21]*([.A21]^2) + [.C21]*[.A21])/(10*[.D21])" office:value-type="float" office:value="-25.3985294117647" calcext:value-type="float">
            <text:p>-25,3985294117647</text:p>
          </table:table-cell>
          <table:table-cell table:formula="of:=[.F21] + (3*[.D21]/4)" office:value-type="float" office:value="484.601470588235" calcext:value-type="float">
            <text:p>484,601470588235</text:p>
          </table:table-cell>
          <table:table-cell table:formula="of:=1000*1/(1+[.A21])" office:value-type="float" office:value="50" calcext:value-type="float">
            <text:p>50</text:p>
          </table:table-cell>
          <table:table-cell table:formula="of:=(1000*[.A21])/(1+[.A21])" office:value-type="float" office:value="950" calcext:value-type="float">
            <text:p>950</text:p>
          </table:table-cell>
          <table:table-cell table:formula="of:=((1000*[.A21])/((1+[.A21])^2))" office:value-type="float" office:value="47.5" calcext:value-type="float">
            <text:p>47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2]/4" office:value-type="float" office:value="510" calcext:value-type="float">
            <text:p>510</text:p>
          </table:table-cell>
          <table:table-cell table:formula="of:=([.B22]*([.A22]^2) + [.C22]*[.A22])/(10*[.D22])" office:value-type="float" office:value="-26.4705882352941" calcext:value-type="float">
            <text:p>-26,4705882352941</text:p>
          </table:table-cell>
          <table:table-cell table:formula="of:=[.F22] + (3*[.D22]/4)" office:value-type="float" office:value="483.529411764706" calcext:value-type="float">
            <text:p>483,529411764706</text:p>
          </table:table-cell>
          <table:table-cell table:formula="of:=1000*1/(1+[.A22])" office:value-type="float" office:value="47.6190476190476" calcext:value-type="float">
            <text:p>47,6190476190476</text:p>
          </table:table-cell>
          <table:table-cell table:formula="of:=(1000*[.A22])/(1+[.A22])" office:value-type="float" office:value="952.380952380952" calcext:value-type="float">
            <text:p>952,380952380952</text:p>
          </table:table-cell>
          <table:table-cell table:formula="of:=((1000*[.A22])/((1+[.A22])^2))" office:value-type="float" office:value="45.3514739229025" calcext:value-type="float">
            <text:p>45,35147392290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3]/4" office:value-type="float" office:value="510" calcext:value-type="float">
            <text:p>510</text:p>
          </table:table-cell>
          <table:table-cell table:formula="of:=([.B23]*([.A23]^2) + [.C23]*[.A23])/(10*[.D23])" office:value-type="float" office:value="-27.5161764705882" calcext:value-type="float">
            <text:p>-27,5161764705882</text:p>
          </table:table-cell>
          <table:table-cell table:formula="of:=[.F23] + (3*[.D23]/4)" office:value-type="float" office:value="482.483823529412" calcext:value-type="float">
            <text:p>482,483823529412</text:p>
          </table:table-cell>
          <table:table-cell table:formula="of:=1000*1/(1+[.A23])" office:value-type="float" office:value="45.4545454545455" calcext:value-type="float">
            <text:p>45,4545454545455</text:p>
          </table:table-cell>
          <table:table-cell table:formula="of:=(1000*[.A23])/(1+[.A23])" office:value-type="float" office:value="954.545454545455" calcext:value-type="float">
            <text:p>954,545454545455</text:p>
          </table:table-cell>
          <table:table-cell table:formula="of:=((1000*[.A23])/((1+[.A23])^2))" office:value-type="float" office:value="43.3884297520661" calcext:value-type="float">
            <text:p>43,38842975206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4]/4" office:value-type="float" office:value="510" calcext:value-type="float">
            <text:p>510</text:p>
          </table:table-cell>
          <table:table-cell table:formula="of:=([.B24]*([.A24]^2) + [.C24]*[.A24])/(10*[.D24])" office:value-type="float" office:value="-28.5352941176471" calcext:value-type="float">
            <text:p>-28,5352941176471</text:p>
          </table:table-cell>
          <table:table-cell table:formula="of:=[.F24] + (3*[.D24]/4)" office:value-type="float" office:value="481.464705882353" calcext:value-type="float">
            <text:p>481,464705882353</text:p>
          </table:table-cell>
          <table:table-cell table:formula="of:=1000*1/(1+[.A24])" office:value-type="float" office:value="43.4782608695652" calcext:value-type="float">
            <text:p>43,4782608695652</text:p>
          </table:table-cell>
          <table:table-cell table:formula="of:=(1000*[.A24])/(1+[.A24])" office:value-type="float" office:value="956.521739130435" calcext:value-type="float">
            <text:p>956,521739130435</text:p>
          </table:table-cell>
          <table:table-cell table:formula="of:=((1000*[.A24])/((1+[.A24])^2))" office:value-type="float" office:value="41.5879017013233" calcext:value-type="float">
            <text:p>41,58790170132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5]/4" office:value-type="float" office:value="510" calcext:value-type="float">
            <text:p>510</text:p>
          </table:table-cell>
          <table:table-cell table:formula="of:=([.B25]*([.A25]^2) + [.C25]*[.A25])/(10*[.D25])" office:value-type="float" office:value="-29.5279411764706" calcext:value-type="float">
            <text:p>-29,5279411764706</text:p>
          </table:table-cell>
          <table:table-cell table:formula="of:=[.F25] + (3*[.D25]/4)" office:value-type="float" office:value="480.47205882353" calcext:value-type="float">
            <text:p>480,47205882353</text:p>
          </table:table-cell>
          <table:table-cell table:formula="of:=1000*1/(1+[.A25])" office:value-type="float" office:value="41.6666666666667" calcext:value-type="float">
            <text:p>41,6666666666667</text:p>
          </table:table-cell>
          <table:table-cell table:formula="of:=(1000*[.A25])/(1+[.A25])" office:value-type="float" office:value="958.333333333333" calcext:value-type="float">
            <text:p>958,333333333333</text:p>
          </table:table-cell>
          <table:table-cell table:formula="of:=((1000*[.A25])/((1+[.A25])^2))" office:value-type="float" office:value="39.9305555555556" calcext:value-type="float">
            <text:p>39,93055555555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6]/4" office:value-type="float" office:value="510" calcext:value-type="float">
            <text:p>510</text:p>
          </table:table-cell>
          <table:table-cell table:formula="of:=([.B26]*([.A26]^2) + [.C26]*[.A26])/(10*[.D26])" office:value-type="float" office:value="-30.4941176470588" calcext:value-type="float">
            <text:p>-30,4941176470588</text:p>
          </table:table-cell>
          <table:table-cell table:formula="of:=[.F26] + (3*[.D26]/4)" office:value-type="float" office:value="479.505882352941" calcext:value-type="float">
            <text:p>479,505882352941</text:p>
          </table:table-cell>
          <table:table-cell table:formula="of:=1000*1/(1+[.A26])" office:value-type="float" office:value="40" calcext:value-type="float">
            <text:p>40</text:p>
          </table:table-cell>
          <table:table-cell table:formula="of:=(1000*[.A26])/(1+[.A26])" office:value-type="float" office:value="960" calcext:value-type="float">
            <text:p>960</text:p>
          </table:table-cell>
          <table:table-cell table:formula="of:=((1000*[.A26])/((1+[.A26])^2))" office:value-type="float" office:value="38.4" calcext:value-type="float">
            <text:p>38,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7]/4" office:value-type="float" office:value="510" calcext:value-type="float">
            <text:p>510</text:p>
          </table:table-cell>
          <table:table-cell table:formula="of:=([.B27]*([.A27]^2) + [.C27]*[.A27])/(10*[.D27])" office:value-type="float" office:value="-31.4338235294118" calcext:value-type="float">
            <text:p>-31,4338235294118</text:p>
          </table:table-cell>
          <table:table-cell table:formula="of:=[.F27] + (3*[.D27]/4)" office:value-type="float" office:value="478.566176470588" calcext:value-type="float">
            <text:p>478,566176470588</text:p>
          </table:table-cell>
          <table:table-cell table:formula="of:=1000*1/(1+[.A27])" office:value-type="float" office:value="38.4615384615385" calcext:value-type="float">
            <text:p>38,4615384615385</text:p>
          </table:table-cell>
          <table:table-cell table:formula="of:=(1000*[.A27])/(1+[.A27])" office:value-type="float" office:value="961.538461538462" calcext:value-type="float">
            <text:p>961,538461538462</text:p>
          </table:table-cell>
          <table:table-cell table:formula="of:=((1000*[.A27])/((1+[.A27])^2))" office:value-type="float" office:value="36.9822485207101" calcext:value-type="float">
            <text:p>36,98224852071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8]/4" office:value-type="float" office:value="510" calcext:value-type="float">
            <text:p>510</text:p>
          </table:table-cell>
          <table:table-cell table:formula="of:=([.B28]*([.A28]^2) + [.C28]*[.A28])/(10*[.D28])" office:value-type="float" office:value="-32.3470588235294" calcext:value-type="float">
            <text:p>-32,3470588235294</text:p>
          </table:table-cell>
          <table:table-cell table:formula="of:=[.F28] + (3*[.D28]/4)" office:value-type="float" office:value="477.652941176471" calcext:value-type="float">
            <text:p>477,652941176471</text:p>
          </table:table-cell>
          <table:table-cell table:formula="of:=1000*1/(1+[.A28])" office:value-type="float" office:value="37.037037037037" calcext:value-type="float">
            <text:p>37,037037037037</text:p>
          </table:table-cell>
          <table:table-cell table:formula="of:=(1000*[.A28])/(1+[.A28])" office:value-type="float" office:value="962.962962962963" calcext:value-type="float">
            <text:p>962,962962962963</text:p>
          </table:table-cell>
          <table:table-cell table:formula="of:=((1000*[.A28])/((1+[.A28])^2))" office:value-type="float" office:value="35.6652949245542" calcext:value-type="float">
            <text:p>35,66529492455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9]/4" office:value-type="float" office:value="510" calcext:value-type="float">
            <text:p>510</text:p>
          </table:table-cell>
          <table:table-cell table:formula="of:=([.B29]*([.A29]^2) + [.C29]*[.A29])/(10*[.D29])" office:value-type="float" office:value="-33.2338235294118" calcext:value-type="float">
            <text:p>-33,2338235294118</text:p>
          </table:table-cell>
          <table:table-cell table:formula="of:=[.F29] + (3*[.D29]/4)" office:value-type="float" office:value="476.766176470588" calcext:value-type="float">
            <text:p>476,766176470588</text:p>
          </table:table-cell>
          <table:table-cell table:formula="of:=1000*1/(1+[.A29])" office:value-type="float" office:value="35.7142857142857" calcext:value-type="float">
            <text:p>35,7142857142857</text:p>
          </table:table-cell>
          <table:table-cell table:formula="of:=(1000*[.A29])/(1+[.A29])" office:value-type="float" office:value="964.285714285714" calcext:value-type="float">
            <text:p>964,285714285714</text:p>
          </table:table-cell>
          <table:table-cell table:formula="of:=((1000*[.A29])/((1+[.A29])^2))" office:value-type="float" office:value="34.4387755102041" calcext:value-type="float">
            <text:p>34,43877551020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0]/4" office:value-type="float" office:value="510" calcext:value-type="float">
            <text:p>510</text:p>
          </table:table-cell>
          <table:table-cell table:formula="of:=([.B30]*([.A30]^2) + [.C30]*[.A30])/(10*[.D30])" office:value-type="float" office:value="-34.0941176470588" calcext:value-type="float">
            <text:p>-34,0941176470588</text:p>
          </table:table-cell>
          <table:table-cell table:formula="of:=[.F30] + (3*[.D30]/4)" office:value-type="float" office:value="475.905882352941" calcext:value-type="float">
            <text:p>475,905882352941</text:p>
          </table:table-cell>
          <table:table-cell table:formula="of:=1000*1/(1+[.A30])" office:value-type="float" office:value="34.4827586206897" calcext:value-type="float">
            <text:p>34,4827586206897</text:p>
          </table:table-cell>
          <table:table-cell table:formula="of:=(1000*[.A30])/(1+[.A30])" office:value-type="float" office:value="965.51724137931" calcext:value-type="float">
            <text:p>965,51724137931</text:p>
          </table:table-cell>
          <table:table-cell table:formula="of:=((1000*[.A30])/((1+[.A30])^2))" office:value-type="float" office:value="33.2936979785969" calcext:value-type="float">
            <text:p>33,29369797859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1]/4" office:value-type="float" office:value="510" calcext:value-type="float">
            <text:p>510</text:p>
          </table:table-cell>
          <table:table-cell table:formula="of:=([.B31]*([.A31]^2) + [.C31]*[.A31])/(10*[.D31])" office:value-type="float" office:value="-34.9279411764706" calcext:value-type="float">
            <text:p>-34,9279411764706</text:p>
          </table:table-cell>
          <table:table-cell table:formula="of:=[.F31] + (3*[.D31]/4)" office:value-type="float" office:value="475.072058823529" calcext:value-type="float">
            <text:p>475,072058823529</text:p>
          </table:table-cell>
          <table:table-cell table:formula="of:=1000*1/(1+[.A31])" office:value-type="float" office:value="33.3333333333333" calcext:value-type="float">
            <text:p>33,3333333333333</text:p>
          </table:table-cell>
          <table:table-cell table:formula="of:=(1000*[.A31])/(1+[.A31])" office:value-type="float" office:value="966.666666666667" calcext:value-type="float">
            <text:p>966,666666666667</text:p>
          </table:table-cell>
          <table:table-cell table:formula="of:=((1000*[.A31])/((1+[.A31])^2))" office:value-type="float" office:value="32.2222222222222" calcext:value-type="float">
            <text:p>32,22222222222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2]/4" office:value-type="float" office:value="510" calcext:value-type="float">
            <text:p>510</text:p>
          </table:table-cell>
          <table:table-cell table:formula="of:=([.B32]*([.A32]^2) + [.C32]*[.A32])/(10*[.D32])" office:value-type="float" office:value="-35.7352941176471" calcext:value-type="float">
            <text:p>-35,7352941176471</text:p>
          </table:table-cell>
          <table:table-cell table:formula="of:=[.F32] + (3*[.D32]/4)" office:value-type="float" office:value="474.264705882353" calcext:value-type="float">
            <text:p>474,264705882353</text:p>
          </table:table-cell>
          <table:table-cell table:formula="of:=1000*1/(1+[.A32])" office:value-type="float" office:value="32.258064516129" calcext:value-type="float">
            <text:p>32,258064516129</text:p>
          </table:table-cell>
          <table:table-cell table:formula="of:=(1000*[.A32])/(1+[.A32])" office:value-type="float" office:value="967.741935483871" calcext:value-type="float">
            <text:p>967,741935483871</text:p>
          </table:table-cell>
          <table:table-cell table:formula="of:=((1000*[.A32])/((1+[.A32])^2))" office:value-type="float" office:value="31.2174817898023" calcext:value-type="float">
            <text:p>31,21748178980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3]/4" office:value-type="float" office:value="510" calcext:value-type="float">
            <text:p>510</text:p>
          </table:table-cell>
          <table:table-cell table:formula="of:=([.B33]*([.A33]^2) + [.C33]*[.A33])/(10*[.D33])" office:value-type="float" office:value="-36.5161764705882" calcext:value-type="float">
            <text:p>-36,5161764705882</text:p>
          </table:table-cell>
          <table:table-cell table:formula="of:=[.F33] + (3*[.D33]/4)" office:value-type="float" office:value="473.483823529412" calcext:value-type="float">
            <text:p>473,483823529412</text:p>
          </table:table-cell>
          <table:table-cell table:formula="of:=1000*1/(1+[.A33])" office:value-type="float" office:value="31.25" calcext:value-type="float">
            <text:p>31,25</text:p>
          </table:table-cell>
          <table:table-cell table:formula="of:=(1000*[.A33])/(1+[.A33])" office:value-type="float" office:value="968.75" calcext:value-type="float">
            <text:p>968,75</text:p>
          </table:table-cell>
          <table:table-cell table:formula="of:=((1000*[.A33])/((1+[.A33])^2))" office:value-type="float" office:value="30.2734375" calcext:value-type="float">
            <text:p>30,27343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4]/4" office:value-type="float" office:value="510" calcext:value-type="float">
            <text:p>510</text:p>
          </table:table-cell>
          <table:table-cell table:formula="of:=([.B34]*([.A34]^2) + [.C34]*[.A34])/(10*[.D34])" office:value-type="float" office:value="-37.2705882352941" calcext:value-type="float">
            <text:p>-37,2705882352941</text:p>
          </table:table-cell>
          <table:table-cell table:formula="of:=[.F34] + (3*[.D34]/4)" office:value-type="float" office:value="472.729411764706" calcext:value-type="float">
            <text:p>472,729411764706</text:p>
          </table:table-cell>
          <table:table-cell table:formula="of:=1000*1/(1+[.A34])" office:value-type="float" office:value="30.3030303030303" calcext:value-type="float">
            <text:p>30,3030303030303</text:p>
          </table:table-cell>
          <table:table-cell table:formula="of:=(1000*[.A34])/(1+[.A34])" office:value-type="float" office:value="969.69696969697" calcext:value-type="float">
            <text:p>969,69696969697</text:p>
          </table:table-cell>
          <table:table-cell table:formula="of:=((1000*[.A34])/((1+[.A34])^2))" office:value-type="float" office:value="29.3847566574839" calcext:value-type="float">
            <text:p>29,38475665748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5]/4" office:value-type="float" office:value="510" calcext:value-type="float">
            <text:p>510</text:p>
          </table:table-cell>
          <table:table-cell table:formula="of:=([.B35]*([.A35]^2) + [.C35]*[.A35])/(10*[.D35])" office:value-type="float" office:value="-37.9985294117647" calcext:value-type="float">
            <text:p>-37,9985294117647</text:p>
          </table:table-cell>
          <table:table-cell table:formula="of:=[.F35] + (3*[.D35]/4)" office:value-type="float" office:value="472.001470588235" calcext:value-type="float">
            <text:p>472,001470588235</text:p>
          </table:table-cell>
          <table:table-cell table:formula="of:=1000*1/(1+[.A35])" office:value-type="float" office:value="29.4117647058823" calcext:value-type="float">
            <text:p>29,4117647058823</text:p>
          </table:table-cell>
          <table:table-cell table:formula="of:=(1000*[.A35])/(1+[.A35])" office:value-type="float" office:value="970.588235294118" calcext:value-type="float">
            <text:p>970,588235294118</text:p>
          </table:table-cell>
          <table:table-cell table:formula="of:=((1000*[.A35])/((1+[.A35])^2))" office:value-type="float" office:value="28.5467128027682" calcext:value-type="float">
            <text:p>28,54671280276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6]/4" office:value-type="float" office:value="510" calcext:value-type="float">
            <text:p>510</text:p>
          </table:table-cell>
          <table:table-cell table:formula="of:=([.B36]*([.A36]^2) + [.C36]*[.A36])/(10*[.D36])" office:value-type="float" office:value="-38.7" calcext:value-type="float">
            <text:p>-38,7</text:p>
          </table:table-cell>
          <table:table-cell table:formula="of:=[.F36] + (3*[.D36]/4)" office:value-type="float" office:value="471.3" calcext:value-type="float">
            <text:p>471,3</text:p>
          </table:table-cell>
          <table:table-cell table:formula="of:=1000*1/(1+[.A36])" office:value-type="float" office:value="28.5714285714286" calcext:value-type="float">
            <text:p>28,5714285714286</text:p>
          </table:table-cell>
          <table:table-cell table:formula="of:=(1000*[.A36])/(1+[.A36])" office:value-type="float" office:value="971.428571428572" calcext:value-type="float">
            <text:p>971,428571428572</text:p>
          </table:table-cell>
          <table:table-cell table:formula="of:=((1000*[.A36])/((1+[.A36])^2))" office:value-type="float" office:value="27.7551020408163" calcext:value-type="float">
            <text:p>27,75510204081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7]/4" office:value-type="float" office:value="510" calcext:value-type="float">
            <text:p>510</text:p>
          </table:table-cell>
          <table:table-cell table:formula="of:=([.B37]*([.A37]^2) + [.C37]*[.A37])/(10*[.D37])" office:value-type="float" office:value="-39.375" calcext:value-type="float">
            <text:p>-39,375</text:p>
          </table:table-cell>
          <table:table-cell table:formula="of:=[.F37] + (3*[.D37]/4)" office:value-type="float" office:value="470.625" calcext:value-type="float">
            <text:p>470,625</text:p>
          </table:table-cell>
          <table:table-cell table:formula="of:=1000*1/(1+[.A37])" office:value-type="float" office:value="27.7777777777778" calcext:value-type="float">
            <text:p>27,7777777777778</text:p>
          </table:table-cell>
          <table:table-cell table:formula="of:=(1000*[.A37])/(1+[.A37])" office:value-type="float" office:value="972.222222222222" calcext:value-type="float">
            <text:p>972,222222222222</text:p>
          </table:table-cell>
          <table:table-cell table:formula="of:=((1000*[.A37])/((1+[.A37])^2))" office:value-type="float" office:value="27.0061728395062" calcext:value-type="float">
            <text:p>27,00617283950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8]/4" office:value-type="float" office:value="510" calcext:value-type="float">
            <text:p>510</text:p>
          </table:table-cell>
          <table:table-cell table:formula="of:=([.B38]*([.A38]^2) + [.C38]*[.A38])/(10*[.D38])" office:value-type="float" office:value="-40.0235294117647" calcext:value-type="float">
            <text:p>-40,0235294117647</text:p>
          </table:table-cell>
          <table:table-cell table:formula="of:=[.F38] + (3*[.D38]/4)" office:value-type="float" office:value="469.976470588235" calcext:value-type="float">
            <text:p>469,976470588235</text:p>
          </table:table-cell>
          <table:table-cell table:formula="of:=1000*1/(1+[.A38])" office:value-type="float" office:value="27.027027027027" calcext:value-type="float">
            <text:p>27,027027027027</text:p>
          </table:table-cell>
          <table:table-cell table:formula="of:=(1000*[.A38])/(1+[.A38])" office:value-type="float" office:value="972.972972972973" calcext:value-type="float">
            <text:p>972,972972972973</text:p>
          </table:table-cell>
          <table:table-cell table:formula="of:=((1000*[.A38])/((1+[.A38])^2))" office:value-type="float" office:value="26.2965668371074" calcext:value-type="float">
            <text:p>26,29656683710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39]/4" office:value-type="float" office:value="510" calcext:value-type="float">
            <text:p>510</text:p>
          </table:table-cell>
          <table:table-cell table:formula="of:=([.B39]*([.A39]^2) + [.C39]*[.A39])/(10*[.D39])" office:value-type="float" office:value="-40.6455882352941" calcext:value-type="float">
            <text:p>-40,6455882352941</text:p>
          </table:table-cell>
          <table:table-cell table:formula="of:=[.F39] + (3*[.D39]/4)" office:value-type="float" office:value="469.354411764706" calcext:value-type="float">
            <text:p>469,354411764706</text:p>
          </table:table-cell>
          <table:table-cell table:formula="of:=1000*1/(1+[.A39])" office:value-type="float" office:value="26.3157894736842" calcext:value-type="float">
            <text:p>26,3157894736842</text:p>
          </table:table-cell>
          <table:table-cell table:formula="of:=(1000*[.A39])/(1+[.A39])" office:value-type="float" office:value="973.684210526316" calcext:value-type="float">
            <text:p>973,684210526316</text:p>
          </table:table-cell>
          <table:table-cell table:formula="of:=((1000*[.A39])/((1+[.A39])^2))" office:value-type="float" office:value="25.6232686980609" calcext:value-type="float">
            <text:p>25,62326869806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0]/4" office:value-type="float" office:value="510" calcext:value-type="float">
            <text:p>510</text:p>
          </table:table-cell>
          <table:table-cell table:formula="of:=([.B40]*([.A40]^2) + [.C40]*[.A40])/(10*[.D40])" office:value-type="float" office:value="-41.2411764705882" calcext:value-type="float">
            <text:p>-41,2411764705882</text:p>
          </table:table-cell>
          <table:table-cell table:formula="of:=[.F40] + (3*[.D40]/4)" office:value-type="float" office:value="468.758823529412" calcext:value-type="float">
            <text:p>468,758823529412</text:p>
          </table:table-cell>
          <table:table-cell table:formula="of:=1000*1/(1+[.A40])" office:value-type="float" office:value="25.6410256410256" calcext:value-type="float">
            <text:p>25,6410256410256</text:p>
          </table:table-cell>
          <table:table-cell table:formula="of:=(1000*[.A40])/(1+[.A40])" office:value-type="float" office:value="974.358974358974" calcext:value-type="float">
            <text:p>974,358974358974</text:p>
          </table:table-cell>
          <table:table-cell table:formula="of:=((1000*[.A40])/((1+[.A40])^2))" office:value-type="float" office:value="24.9835634451019" calcext:value-type="float">
            <text:p>24,98356344510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1]/4" office:value-type="float" office:value="510" calcext:value-type="float">
            <text:p>510</text:p>
          </table:table-cell>
          <table:table-cell table:formula="of:=([.B41]*([.A41]^2) + [.C41]*[.A41])/(10*[.D41])" office:value-type="float" office:value="-41.8102941176471" calcext:value-type="float">
            <text:p>-41,8102941176471</text:p>
          </table:table-cell>
          <table:table-cell table:formula="of:=[.F41] + (3*[.D41]/4)" office:value-type="float" office:value="468.189705882353" calcext:value-type="float">
            <text:p>468,189705882353</text:p>
          </table:table-cell>
          <table:table-cell table:formula="of:=1000*1/(1+[.A41])" office:value-type="float" office:value="25" calcext:value-type="float">
            <text:p>25</text:p>
          </table:table-cell>
          <table:table-cell table:formula="of:=(1000*[.A41])/(1+[.A41])" office:value-type="float" office:value="975" calcext:value-type="float">
            <text:p>975</text:p>
          </table:table-cell>
          <table:table-cell table:formula="of:=((1000*[.A41])/((1+[.A41])^2))" office:value-type="float" office:value="24.375" calcext:value-type="float">
            <text:p>24,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2]/4" office:value-type="float" office:value="510" calcext:value-type="float">
            <text:p>510</text:p>
          </table:table-cell>
          <table:table-cell table:formula="of:=([.B42]*([.A42]^2) + [.C42]*[.A42])/(10*[.D42])" office:value-type="float" office:value="-42.3529411764706" calcext:value-type="float">
            <text:p>-42,3529411764706</text:p>
          </table:table-cell>
          <table:table-cell table:formula="of:=[.F42] + (3*[.D42]/4)" office:value-type="float" office:value="467.647058823529" calcext:value-type="float">
            <text:p>467,647058823529</text:p>
          </table:table-cell>
          <table:table-cell table:formula="of:=1000*1/(1+[.A42])" office:value-type="float" office:value="24.390243902439" calcext:value-type="float">
            <text:p>24,390243902439</text:p>
          </table:table-cell>
          <table:table-cell table:formula="of:=(1000*[.A42])/(1+[.A42])" office:value-type="float" office:value="975.609756097561" calcext:value-type="float">
            <text:p>975,609756097561</text:p>
          </table:table-cell>
          <table:table-cell table:formula="of:=((1000*[.A42])/((1+[.A42])^2))" office:value-type="float" office:value="23.7953599048186" calcext:value-type="float">
            <text:p>23,79535990481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3]/4" office:value-type="float" office:value="510" calcext:value-type="float">
            <text:p>510</text:p>
          </table:table-cell>
          <table:table-cell table:formula="of:=([.B43]*([.A43]^2) + [.C43]*[.A43])/(10*[.D43])" office:value-type="float" office:value="-42.8691176470588" calcext:value-type="float">
            <text:p>-42,8691176470588</text:p>
          </table:table-cell>
          <table:table-cell table:formula="of:=[.F43] + (3*[.D43]/4)" office:value-type="float" office:value="467.130882352941" calcext:value-type="float">
            <text:p>467,130882352941</text:p>
          </table:table-cell>
          <table:table-cell table:formula="of:=1000*1/(1+[.A43])" office:value-type="float" office:value="23.8095238095238" calcext:value-type="float">
            <text:p>23,8095238095238</text:p>
          </table:table-cell>
          <table:table-cell table:formula="of:=(1000*[.A43])/(1+[.A43])" office:value-type="float" office:value="976.190476190476" calcext:value-type="float">
            <text:p>976,190476190476</text:p>
          </table:table-cell>
          <table:table-cell table:formula="of:=((1000*[.A43])/((1+[.A43])^2))" office:value-type="float" office:value="23.2426303854875" calcext:value-type="float">
            <text:p>23,24263038548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4]/4" office:value-type="float" office:value="510" calcext:value-type="float">
            <text:p>510</text:p>
          </table:table-cell>
          <table:table-cell table:formula="of:=([.B44]*([.A44]^2) + [.C44]*[.A44])/(10*[.D44])" office:value-type="float" office:value="-43.3588235294118" calcext:value-type="float">
            <text:p>-43,3588235294118</text:p>
          </table:table-cell>
          <table:table-cell table:formula="of:=[.F44] + (3*[.D44]/4)" office:value-type="float" office:value="466.641176470588" calcext:value-type="float">
            <text:p>466,641176470588</text:p>
          </table:table-cell>
          <table:table-cell table:formula="of:=1000*1/(1+[.A44])" office:value-type="float" office:value="23.2558139534884" calcext:value-type="float">
            <text:p>23,2558139534884</text:p>
          </table:table-cell>
          <table:table-cell table:formula="of:=(1000*[.A44])/(1+[.A44])" office:value-type="float" office:value="976.744186046512" calcext:value-type="float">
            <text:p>976,744186046512</text:p>
          </table:table-cell>
          <table:table-cell table:formula="of:=((1000*[.A44])/((1+[.A44])^2))" office:value-type="float" office:value="22.7149810708491" calcext:value-type="float">
            <text:p>22,71498107084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5]/4" office:value-type="float" office:value="510" calcext:value-type="float">
            <text:p>510</text:p>
          </table:table-cell>
          <table:table-cell table:formula="of:=([.B45]*([.A45]^2) + [.C45]*[.A45])/(10*[.D45])" office:value-type="float" office:value="-43.8220588235294" calcext:value-type="float">
            <text:p>-43,8220588235294</text:p>
          </table:table-cell>
          <table:table-cell table:formula="of:=[.F45] + (3*[.D45]/4)" office:value-type="float" office:value="466.177941176471" calcext:value-type="float">
            <text:p>466,177941176471</text:p>
          </table:table-cell>
          <table:table-cell table:formula="of:=1000*1/(1+[.A45])" office:value-type="float" office:value="22.7272727272727" calcext:value-type="float">
            <text:p>22,7272727272727</text:p>
          </table:table-cell>
          <table:table-cell table:formula="of:=(1000*[.A45])/(1+[.A45])" office:value-type="float" office:value="977.272727272727" calcext:value-type="float">
            <text:p>977,272727272727</text:p>
          </table:table-cell>
          <table:table-cell table:formula="of:=((1000*[.A45])/((1+[.A45])^2))" office:value-type="float" office:value="22.2107438016529" calcext:value-type="float">
            <text:p>22,21074380165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6]/4" office:value-type="float" office:value="510" calcext:value-type="float">
            <text:p>510</text:p>
          </table:table-cell>
          <table:table-cell table:formula="of:=([.B46]*([.A46]^2) + [.C46]*[.A46])/(10*[.D46])" office:value-type="float" office:value="-44.2588235294118" calcext:value-type="float">
            <text:p>-44,2588235294118</text:p>
          </table:table-cell>
          <table:table-cell table:formula="of:=[.F46] + (3*[.D46]/4)" office:value-type="float" office:value="465.741176470588" calcext:value-type="float">
            <text:p>465,741176470588</text:p>
          </table:table-cell>
          <table:table-cell table:formula="of:=1000*1/(1+[.A46])" office:value-type="float" office:value="22.2222222222222" calcext:value-type="float">
            <text:p>22,2222222222222</text:p>
          </table:table-cell>
          <table:table-cell table:formula="of:=(1000*[.A46])/(1+[.A46])" office:value-type="float" office:value="977.777777777778" calcext:value-type="float">
            <text:p>977,777777777778</text:p>
          </table:table-cell>
          <table:table-cell table:formula="of:=((1000*[.A46])/((1+[.A46])^2))" office:value-type="float" office:value="21.7283950617284" calcext:value-type="float">
            <text:p>21,72839506172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7]/4" office:value-type="float" office:value="510" calcext:value-type="float">
            <text:p>510</text:p>
          </table:table-cell>
          <table:table-cell table:formula="of:=([.B47]*([.A47]^2) + [.C47]*[.A47])/(10*[.D47])" office:value-type="float" office:value="-44.6691176470588" calcext:value-type="float">
            <text:p>-44,6691176470588</text:p>
          </table:table-cell>
          <table:table-cell table:formula="of:=[.F47] + (3*[.D47]/4)" office:value-type="float" office:value="465.330882352941" calcext:value-type="float">
            <text:p>465,330882352941</text:p>
          </table:table-cell>
          <table:table-cell table:formula="of:=1000*1/(1+[.A47])" office:value-type="float" office:value="21.7391304347826" calcext:value-type="float">
            <text:p>21,7391304347826</text:p>
          </table:table-cell>
          <table:table-cell table:formula="of:=(1000*[.A47])/(1+[.A47])" office:value-type="float" office:value="978.260869565217" calcext:value-type="float">
            <text:p>978,260869565217</text:p>
          </table:table-cell>
          <table:table-cell table:formula="of:=((1000*[.A47])/((1+[.A47])^2))" office:value-type="float" office:value="21.2665406427221" calcext:value-type="float">
            <text:p>21,26654064272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8]/4" office:value-type="float" office:value="510" calcext:value-type="float">
            <text:p>510</text:p>
          </table:table-cell>
          <table:table-cell table:formula="of:=([.B48]*([.A48]^2) + [.C48]*[.A48])/(10*[.D48])" office:value-type="float" office:value="-45.0529411764706" calcext:value-type="float">
            <text:p>-45,0529411764706</text:p>
          </table:table-cell>
          <table:table-cell table:formula="of:=[.F48] + (3*[.D48]/4)" office:value-type="float" office:value="464.947058823529" calcext:value-type="float">
            <text:p>464,947058823529</text:p>
          </table:table-cell>
          <table:table-cell table:formula="of:=1000*1/(1+[.A48])" office:value-type="float" office:value="21.2765957446808" calcext:value-type="float">
            <text:p>21,2765957446808</text:p>
          </table:table-cell>
          <table:table-cell table:formula="of:=(1000*[.A48])/(1+[.A48])" office:value-type="float" office:value="978.723404255319" calcext:value-type="float">
            <text:p>978,723404255319</text:p>
          </table:table-cell>
          <table:table-cell table:formula="of:=((1000*[.A48])/((1+[.A48])^2))" office:value-type="float" office:value="20.8239022181983" calcext:value-type="float">
            <text:p>20,82390221819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49]/4" office:value-type="float" office:value="510" calcext:value-type="float">
            <text:p>510</text:p>
          </table:table-cell>
          <table:table-cell table:formula="of:=([.B49]*([.A49]^2) + [.C49]*[.A49])/(10*[.D49])" office:value-type="float" office:value="-45.4102941176471" calcext:value-type="float">
            <text:p>-45,4102941176471</text:p>
          </table:table-cell>
          <table:table-cell table:formula="of:=[.F49] + (3*[.D49]/4)" office:value-type="float" office:value="464.589705882353" calcext:value-type="float">
            <text:p>464,589705882353</text:p>
          </table:table-cell>
          <table:table-cell table:formula="of:=1000*1/(1+[.A49])" office:value-type="float" office:value="20.8333333333333" calcext:value-type="float">
            <text:p>20,8333333333333</text:p>
          </table:table-cell>
          <table:table-cell table:formula="of:=(1000*[.A49])/(1+[.A49])" office:value-type="float" office:value="979.166666666667" calcext:value-type="float">
            <text:p>979,166666666667</text:p>
          </table:table-cell>
          <table:table-cell table:formula="of:=((1000*[.A49])/((1+[.A49])^2))" office:value-type="float" office:value="20.3993055555556" calcext:value-type="float">
            <text:p>20,399305555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0]/4" office:value-type="float" office:value="510" calcext:value-type="float">
            <text:p>510</text:p>
          </table:table-cell>
          <table:table-cell table:formula="of:=([.B50]*([.A50]^2) + [.C50]*[.A50])/(10*[.D50])" office:value-type="float" office:value="-45.7411764705882" calcext:value-type="float">
            <text:p>-45,7411764705882</text:p>
          </table:table-cell>
          <table:table-cell table:formula="of:=[.F50] + (3*[.D50]/4)" office:value-type="float" office:value="464.258823529412" calcext:value-type="float">
            <text:p>464,258823529412</text:p>
          </table:table-cell>
          <table:table-cell table:formula="of:=1000*1/(1+[.A50])" office:value-type="float" office:value="20.4081632653061" calcext:value-type="float">
            <text:p>20,4081632653061</text:p>
          </table:table-cell>
          <table:table-cell table:formula="of:=(1000*[.A50])/(1+[.A50])" office:value-type="float" office:value="979.591836734694" calcext:value-type="float">
            <text:p>979,591836734694</text:p>
          </table:table-cell>
          <table:table-cell table:formula="of:=((1000*[.A50])/((1+[.A50])^2))" office:value-type="float" office:value="19.9916701374427" calcext:value-type="float">
            <text:p>19,99167013744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1]/4" office:value-type="float" office:value="510" calcext:value-type="float">
            <text:p>510</text:p>
          </table:table-cell>
          <table:table-cell table:formula="of:=([.B51]*([.A51]^2) + [.C51]*[.A51])/(10*[.D51])" office:value-type="float" office:value="-46.0455882352941" calcext:value-type="float">
            <text:p>-46,0455882352941</text:p>
          </table:table-cell>
          <table:table-cell table:formula="of:=[.F51] + (3*[.D51]/4)" office:value-type="float" office:value="463.954411764706" calcext:value-type="float">
            <text:p>463,954411764706</text:p>
          </table:table-cell>
          <table:table-cell table:formula="of:=1000*1/(1+[.A51])" office:value-type="float" office:value="20" calcext:value-type="float">
            <text:p>20</text:p>
          </table:table-cell>
          <table:table-cell table:formula="of:=(1000*[.A51])/(1+[.A51])" office:value-type="float" office:value="980" calcext:value-type="float">
            <text:p>980</text:p>
          </table:table-cell>
          <table:table-cell table:formula="of:=((1000*[.A51])/((1+[.A51])^2))"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2]/4" office:value-type="float" office:value="510" calcext:value-type="float">
            <text:p>510</text:p>
          </table:table-cell>
          <table:table-cell table:formula="of:=([.B52]*([.A52]^2) + [.C52]*[.A52])/(10*[.D52])" office:value-type="float" office:value="-46.3235294117647" calcext:value-type="float">
            <text:p>-46,3235294117647</text:p>
          </table:table-cell>
          <table:table-cell table:formula="of:=[.F52] + (3*[.D52]/4)" office:value-type="float" office:value="463.676470588235" calcext:value-type="float">
            <text:p>463,676470588235</text:p>
          </table:table-cell>
          <table:table-cell table:formula="of:=1000*1/(1+[.A52])" office:value-type="float" office:value="19.6078431372549" calcext:value-type="float">
            <text:p>19,6078431372549</text:p>
          </table:table-cell>
          <table:table-cell table:formula="of:=(1000*[.A52])/(1+[.A52])" office:value-type="float" office:value="980.392156862745" calcext:value-type="float">
            <text:p>980,392156862745</text:p>
          </table:table-cell>
          <table:table-cell table:formula="of:=((1000*[.A52])/((1+[.A52])^2))" office:value-type="float" office:value="19.2233756247597" calcext:value-type="float">
            <text:p>19,22337562475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3]/4" office:value-type="float" office:value="510" calcext:value-type="float">
            <text:p>510</text:p>
          </table:table-cell>
          <table:table-cell table:formula="of:=([.B53]*([.A53]^2) + [.C53]*[.A53])/(10*[.D53])" office:value-type="float" office:value="-46.575" calcext:value-type="float">
            <text:p>-46,575</text:p>
          </table:table-cell>
          <table:table-cell table:formula="of:=[.F53] + (3*[.D53]/4)" office:value-type="float" office:value="463.425" calcext:value-type="float">
            <text:p>463,425</text:p>
          </table:table-cell>
          <table:table-cell table:formula="of:=1000*1/(1+[.A53])" office:value-type="float" office:value="19.2307692307692" calcext:value-type="float">
            <text:p>19,2307692307692</text:p>
          </table:table-cell>
          <table:table-cell table:formula="of:=(1000*[.A53])/(1+[.A53])" office:value-type="float" office:value="980.769230769231" calcext:value-type="float">
            <text:p>980,769230769231</text:p>
          </table:table-cell>
          <table:table-cell table:formula="of:=((1000*[.A53])/((1+[.A53])^2))" office:value-type="float" office:value="18.8609467455621" calcext:value-type="float">
            <text:p>18,86094674556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4]/4" office:value-type="float" office:value="510" calcext:value-type="float">
            <text:p>510</text:p>
          </table:table-cell>
          <table:table-cell table:formula="of:=([.B54]*([.A54]^2) + [.C54]*[.A54])/(10*[.D54])" office:value-type="float" office:value="-46.8" calcext:value-type="float">
            <text:p>-46,8</text:p>
          </table:table-cell>
          <table:table-cell table:formula="of:=[.F54] + (3*[.D54]/4)" office:value-type="float" office:value="463.2" calcext:value-type="float">
            <text:p>463,2</text:p>
          </table:table-cell>
          <table:table-cell table:formula="of:=1000*1/(1+[.A54])" office:value-type="float" office:value="18.8679245283019" calcext:value-type="float">
            <text:p>18,8679245283019</text:p>
          </table:table-cell>
          <table:table-cell table:formula="of:=(1000*[.A54])/(1+[.A54])" office:value-type="float" office:value="981.132075471698" calcext:value-type="float">
            <text:p>981,132075471698</text:p>
          </table:table-cell>
          <table:table-cell table:formula="of:=((1000*[.A54])/((1+[.A54])^2))" office:value-type="float" office:value="18.5119259522962" calcext:value-type="float">
            <text:p>18,51192595229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5]/4" office:value-type="float" office:value="510" calcext:value-type="float">
            <text:p>510</text:p>
          </table:table-cell>
          <table:table-cell table:formula="of:=([.B55]*([.A55]^2) + [.C55]*[.A55])/(10*[.D55])" office:value-type="float" office:value="-46.9985294117647" calcext:value-type="float">
            <text:p>-46,9985294117647</text:p>
          </table:table-cell>
          <table:table-cell table:formula="of:=[.F55] + (3*[.D55]/4)" office:value-type="float" office:value="463.001470588235" calcext:value-type="float">
            <text:p>463,001470588235</text:p>
          </table:table-cell>
          <table:table-cell table:formula="of:=1000*1/(1+[.A55])" office:value-type="float" office:value="18.5185185185185" calcext:value-type="float">
            <text:p>18,5185185185185</text:p>
          </table:table-cell>
          <table:table-cell table:formula="of:=(1000*[.A55])/(1+[.A55])" office:value-type="float" office:value="981.481481481482" calcext:value-type="float">
            <text:p>981,481481481482</text:p>
          </table:table-cell>
          <table:table-cell table:formula="of:=((1000*[.A55])/((1+[.A55])^2))" office:value-type="float" office:value="18.1755829903978" calcext:value-type="float">
            <text:p>18,17558299039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6]/4" office:value-type="float" office:value="510" calcext:value-type="float">
            <text:p>510</text:p>
          </table:table-cell>
          <table:table-cell table:formula="of:=([.B56]*([.A56]^2) + [.C56]*[.A56])/(10*[.D56])" office:value-type="float" office:value="-47.1705882352941" calcext:value-type="float">
            <text:p>-47,1705882352941</text:p>
          </table:table-cell>
          <table:table-cell table:formula="of:=[.F56] + (3*[.D56]/4)" office:value-type="float" office:value="462.829411764706" calcext:value-type="float">
            <text:p>462,829411764706</text:p>
          </table:table-cell>
          <table:table-cell table:formula="of:=1000*1/(1+[.A56])" office:value-type="float" office:value="18.1818181818182" calcext:value-type="float">
            <text:p>18,1818181818182</text:p>
          </table:table-cell>
          <table:table-cell table:formula="of:=(1000*[.A56])/(1+[.A56])" office:value-type="float" office:value="981.818181818182" calcext:value-type="float">
            <text:p>981,818181818182</text:p>
          </table:table-cell>
          <table:table-cell table:formula="of:=((1000*[.A56])/((1+[.A56])^2))" office:value-type="float" office:value="17.8512396694215" calcext:value-type="float">
            <text:p>17,85123966942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7]/4" office:value-type="float" office:value="510" calcext:value-type="float">
            <text:p>510</text:p>
          </table:table-cell>
          <table:table-cell table:formula="of:=([.B57]*([.A57]^2) + [.C57]*[.A57])/(10*[.D57])" office:value-type="float" office:value="-47.3161764705882" calcext:value-type="float">
            <text:p>-47,3161764705882</text:p>
          </table:table-cell>
          <table:table-cell table:formula="of:=[.F57] + (3*[.D57]/4)" office:value-type="float" office:value="462.683823529412" calcext:value-type="float">
            <text:p>462,683823529412</text:p>
          </table:table-cell>
          <table:table-cell table:formula="of:=1000*1/(1+[.A57])" office:value-type="float" office:value="17.8571428571429" calcext:value-type="float">
            <text:p>17,8571428571429</text:p>
          </table:table-cell>
          <table:table-cell table:formula="of:=(1000*[.A57])/(1+[.A57])" office:value-type="float" office:value="982.142857142857" calcext:value-type="float">
            <text:p>982,142857142857</text:p>
          </table:table-cell>
          <table:table-cell table:formula="of:=((1000*[.A57])/((1+[.A57])^2))" office:value-type="float" office:value="17.5382653061224" calcext:value-type="float">
            <text:p>17,53826530612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8]/4" office:value-type="float" office:value="510" calcext:value-type="float">
            <text:p>510</text:p>
          </table:table-cell>
          <table:table-cell table:formula="of:=([.B58]*([.A58]^2) + [.C58]*[.A58])/(10*[.D58])" office:value-type="float" office:value="-47.4352941176471" calcext:value-type="float">
            <text:p>-47,4352941176471</text:p>
          </table:table-cell>
          <table:table-cell table:formula="of:=[.F58] + (3*[.D58]/4)" office:value-type="float" office:value="462.564705882353" calcext:value-type="float">
            <text:p>462,564705882353</text:p>
          </table:table-cell>
          <table:table-cell table:formula="of:=1000*1/(1+[.A58])" office:value-type="float" office:value="17.5438596491228" calcext:value-type="float">
            <text:p>17,5438596491228</text:p>
          </table:table-cell>
          <table:table-cell table:formula="of:=(1000*[.A58])/(1+[.A58])" office:value-type="float" office:value="982.456140350877" calcext:value-type="float">
            <text:p>982,456140350877</text:p>
          </table:table-cell>
          <table:table-cell table:formula="of:=((1000*[.A58])/((1+[.A58])^2))" office:value-type="float" office:value="17.2360726377347" calcext:value-type="float">
            <text:p>17,23607263773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59]/4" office:value-type="float" office:value="510" calcext:value-type="float">
            <text:p>510</text:p>
          </table:table-cell>
          <table:table-cell table:formula="of:=([.B59]*([.A59]^2) + [.C59]*[.A59])/(10*[.D59])" office:value-type="float" office:value="-47.5279411764706" calcext:value-type="float">
            <text:p>-47,5279411764706</text:p>
          </table:table-cell>
          <table:table-cell table:formula="of:=[.F59] + (3*[.D59]/4)" office:value-type="float" office:value="462.472058823529" calcext:value-type="float">
            <text:p>462,472058823529</text:p>
          </table:table-cell>
          <table:table-cell table:formula="of:=1000*1/(1+[.A59])" office:value-type="float" office:value="17.2413793103448" calcext:value-type="float">
            <text:p>17,2413793103448</text:p>
          </table:table-cell>
          <table:table-cell table:formula="of:=(1000*[.A59])/(1+[.A59])" office:value-type="float" office:value="982.758620689655" calcext:value-type="float">
            <text:p>982,758620689655</text:p>
          </table:table-cell>
          <table:table-cell table:formula="of:=((1000*[.A59])/((1+[.A59])^2))" office:value-type="float" office:value="16.9441141498216" calcext:value-type="float">
            <text:p>16,94411414982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0]/4" office:value-type="float" office:value="510" calcext:value-type="float">
            <text:p>510</text:p>
          </table:table-cell>
          <table:table-cell table:formula="of:=([.B60]*([.A60]^2) + [.C60]*[.A60])/(10*[.D60])" office:value-type="float" office:value="-47.5941176470588" calcext:value-type="float">
            <text:p>-47,5941176470588</text:p>
          </table:table-cell>
          <table:table-cell table:formula="of:=[.F60] + (3*[.D60]/4)" office:value-type="float" office:value="462.405882352941" calcext:value-type="float">
            <text:p>462,405882352941</text:p>
          </table:table-cell>
          <table:table-cell table:formula="of:=1000*1/(1+[.A60])" office:value-type="float" office:value="16.9491525423729" calcext:value-type="float">
            <text:p>16,9491525423729</text:p>
          </table:table-cell>
          <table:table-cell table:formula="of:=(1000*[.A60])/(1+[.A60])" office:value-type="float" office:value="983.050847457627" calcext:value-type="float">
            <text:p>983,050847457627</text:p>
          </table:table-cell>
          <table:table-cell table:formula="of:=((1000*[.A60])/((1+[.A60])^2))" office:value-type="float" office:value="16.6618787704683" calcext:value-type="float">
            <text:p>16,66187877046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1]/4" office:value-type="float" office:value="510" calcext:value-type="float">
            <text:p>510</text:p>
          </table:table-cell>
          <table:table-cell table:formula="of:=([.B61]*([.A61]^2) + [.C61]*[.A61])/(10*[.D61])" office:value-type="float" office:value="-47.6338235294118" calcext:value-type="float">
            <text:p>-47,6338235294118</text:p>
          </table:table-cell>
          <table:table-cell table:formula="of:=[.F61] + (3*[.D61]/4)" office:value-type="float" office:value="462.366176470588" calcext:value-type="float">
            <text:p>462,366176470588</text:p>
          </table:table-cell>
          <table:table-cell table:formula="of:=1000*1/(1+[.A61])" office:value-type="float" office:value="16.6666666666667" calcext:value-type="float">
            <text:p>16,6666666666667</text:p>
          </table:table-cell>
          <table:table-cell table:formula="of:=(1000*[.A61])/(1+[.A61])" office:value-type="float" office:value="983.333333333333" calcext:value-type="float">
            <text:p>983,333333333333</text:p>
          </table:table-cell>
          <table:table-cell table:formula="of:=((1000*[.A61])/((1+[.A61])^2))" office:value-type="float" office:value="16.3888888888889" calcext:value-type="float">
            <text:p>16,38888888888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2]/4" office:value-type="float" office:value="510" calcext:value-type="float">
            <text:p>510</text:p>
          </table:table-cell>
          <table:table-cell table:formula="of:=([.B62]*([.A62]^2) + [.C62]*[.A62])/(10*[.D62])" office:value-type="float" office:value="-47.6470588235294" calcext:value-type="float">
            <text:p>-47,6470588235294</text:p>
          </table:table-cell>
          <table:table-cell table:formula="of:=[.F62] + (3*[.D62]/4)" office:value-type="float" office:value="462.352941176471" calcext:value-type="float">
            <text:p>462,352941176471</text:p>
          </table:table-cell>
          <table:table-cell table:formula="of:=1000*1/(1+[.A62])" office:value-type="float" office:value="16.3934426229508" calcext:value-type="float">
            <text:p>16,3934426229508</text:p>
          </table:table-cell>
          <table:table-cell table:formula="of:=(1000*[.A62])/(1+[.A62])" office:value-type="float" office:value="983.606557377049" calcext:value-type="float">
            <text:p>983,606557377049</text:p>
          </table:table-cell>
          <table:table-cell table:formula="of:=((1000*[.A62])/((1+[.A62])^2))" office:value-type="float" office:value="16.1246976619188" calcext:value-type="float">
            <text:p>16,12469766191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3]/4" office:value-type="float" office:value="510" calcext:value-type="float">
            <text:p>510</text:p>
          </table:table-cell>
          <table:table-cell table:formula="of:=([.B63]*([.A63]^2) + [.C63]*[.A63])/(10*[.D63])" office:value-type="float" office:value="-47.6338235294118" calcext:value-type="float">
            <text:p>-47,6338235294118</text:p>
          </table:table-cell>
          <table:table-cell table:formula="of:=[.F63] + (3*[.D63]/4)" office:value-type="float" office:value="462.366176470588" calcext:value-type="float">
            <text:p>462,366176470588</text:p>
          </table:table-cell>
          <table:table-cell table:formula="of:=1000*1/(1+[.A63])" office:value-type="float" office:value="16.1290322580645" calcext:value-type="float">
            <text:p>16,1290322580645</text:p>
          </table:table-cell>
          <table:table-cell table:formula="of:=(1000*[.A63])/(1+[.A63])" office:value-type="float" office:value="983.870967741935" calcext:value-type="float">
            <text:p>983,870967741935</text:p>
          </table:table-cell>
          <table:table-cell table:formula="of:=((1000*[.A63])/((1+[.A63])^2))" office:value-type="float" office:value="15.8688865764828" calcext:value-type="float">
            <text:p>15,86888657648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4]/4" office:value-type="float" office:value="510" calcext:value-type="float">
            <text:p>510</text:p>
          </table:table-cell>
          <table:table-cell table:formula="of:=([.B64]*([.A64]^2) + [.C64]*[.A64])/(10*[.D64])" office:value-type="float" office:value="-47.5941176470588" calcext:value-type="float">
            <text:p>-47,5941176470588</text:p>
          </table:table-cell>
          <table:table-cell table:formula="of:=[.F64] + (3*[.D64]/4)" office:value-type="float" office:value="462.405882352941" calcext:value-type="float">
            <text:p>462,405882352941</text:p>
          </table:table-cell>
          <table:table-cell table:formula="of:=1000*1/(1+[.A64])" office:value-type="float" office:value="15.8730158730159" calcext:value-type="float">
            <text:p>15,8730158730159</text:p>
          </table:table-cell>
          <table:table-cell table:formula="of:=(1000*[.A64])/(1+[.A64])" office:value-type="float" office:value="984.126984126984" calcext:value-type="float">
            <text:p>984,126984126984</text:p>
          </table:table-cell>
          <table:table-cell table:formula="of:=((1000*[.A64])/((1+[.A64])^2))" office:value-type="float" office:value="15.6210632401109" calcext:value-type="float">
            <text:p>15,62106324011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5]/4" office:value-type="float" office:value="510" calcext:value-type="float">
            <text:p>510</text:p>
          </table:table-cell>
          <table:table-cell table:formula="of:=([.B65]*([.A65]^2) + [.C65]*[.A65])/(10*[.D65])" office:value-type="float" office:value="-47.5279411764706" calcext:value-type="float">
            <text:p>-47,5279411764706</text:p>
          </table:table-cell>
          <table:table-cell table:formula="of:=[.F65] + (3*[.D65]/4)" office:value-type="float" office:value="462.472058823529" calcext:value-type="float">
            <text:p>462,472058823529</text:p>
          </table:table-cell>
          <table:table-cell table:formula="of:=1000*1/(1+[.A65])" office:value-type="float" office:value="15.625" calcext:value-type="float">
            <text:p>15,625</text:p>
          </table:table-cell>
          <table:table-cell table:formula="of:=(1000*[.A65])/(1+[.A65])" office:value-type="float" office:value="984.375" calcext:value-type="float">
            <text:p>984,375</text:p>
          </table:table-cell>
          <table:table-cell table:formula="of:=((1000*[.A65])/((1+[.A65])^2))" office:value-type="float" office:value="15.380859375" calcext:value-type="float">
            <text:p>15,380859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6]/4" office:value-type="float" office:value="510" calcext:value-type="float">
            <text:p>510</text:p>
          </table:table-cell>
          <table:table-cell table:formula="of:=([.B66]*([.A66]^2) + [.C66]*[.A66])/(10*[.D66])" office:value-type="float" office:value="-47.4352941176471" calcext:value-type="float">
            <text:p>-47,4352941176471</text:p>
          </table:table-cell>
          <table:table-cell table:formula="of:=[.F66] + (3*[.D66]/4)" office:value-type="float" office:value="462.564705882353" calcext:value-type="float">
            <text:p>462,564705882353</text:p>
          </table:table-cell>
          <table:table-cell table:formula="of:=1000*1/(1+[.A66])" office:value-type="float" office:value="15.3846153846154" calcext:value-type="float">
            <text:p>15,3846153846154</text:p>
          </table:table-cell>
          <table:table-cell table:formula="of:=(1000*[.A66])/(1+[.A66])" office:value-type="float" office:value="984.615384615385" calcext:value-type="float">
            <text:p>984,615384615385</text:p>
          </table:table-cell>
          <table:table-cell table:formula="of:=((1000*[.A66])/((1+[.A66])^2))" office:value-type="float" office:value="15.1479289940828" calcext:value-type="float">
            <text:p>15,14792899408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7]/4" office:value-type="float" office:value="510" calcext:value-type="float">
            <text:p>510</text:p>
          </table:table-cell>
          <table:table-cell table:formula="of:=([.B67]*([.A67]^2) + [.C67]*[.A67])/(10*[.D67])" office:value-type="float" office:value="-47.3161764705882" calcext:value-type="float">
            <text:p>-47,3161764705882</text:p>
          </table:table-cell>
          <table:table-cell table:formula="of:=[.F67] + (3*[.D67]/4)" office:value-type="float" office:value="462.683823529412" calcext:value-type="float">
            <text:p>462,683823529412</text:p>
          </table:table-cell>
          <table:table-cell table:formula="of:=1000*1/(1+[.A67])" office:value-type="float" office:value="15.1515151515152" calcext:value-type="float">
            <text:p>15,1515151515152</text:p>
          </table:table-cell>
          <table:table-cell table:formula="of:=(1000*[.A67])/(1+[.A67])" office:value-type="float" office:value="984.848484848485" calcext:value-type="float">
            <text:p>984,848484848485</text:p>
          </table:table-cell>
          <table:table-cell table:formula="of:=((1000*[.A67])/((1+[.A67])^2))" office:value-type="float" office:value="14.9219467401286" calcext:value-type="float">
            <text:p>14,92194674012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8]/4" office:value-type="float" office:value="510" calcext:value-type="float">
            <text:p>510</text:p>
          </table:table-cell>
          <table:table-cell table:formula="of:=([.B68]*([.A68]^2) + [.C68]*[.A68])/(10*[.D68])" office:value-type="float" office:value="-47.1705882352941" calcext:value-type="float">
            <text:p>-47,1705882352941</text:p>
          </table:table-cell>
          <table:table-cell table:formula="of:=[.F68] + (3*[.D68]/4)" office:value-type="float" office:value="462.829411764706" calcext:value-type="float">
            <text:p>462,829411764706</text:p>
          </table:table-cell>
          <table:table-cell table:formula="of:=1000*1/(1+[.A68])" office:value-type="float" office:value="14.9253731343284" calcext:value-type="float">
            <text:p>14,9253731343284</text:p>
          </table:table-cell>
          <table:table-cell table:formula="of:=(1000*[.A68])/(1+[.A68])" office:value-type="float" office:value="985.074626865672" calcext:value-type="float">
            <text:p>985,074626865672</text:p>
          </table:table-cell>
          <table:table-cell table:formula="of:=((1000*[.A68])/((1+[.A68])^2))" office:value-type="float" office:value="14.7026063711294" calcext:value-type="float">
            <text:p>14,70260637112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69]/4" office:value-type="float" office:value="510" calcext:value-type="float">
            <text:p>510</text:p>
          </table:table-cell>
          <table:table-cell table:formula="of:=([.B69]*([.A69]^2) + [.C69]*[.A69])/(10*[.D69])" office:value-type="float" office:value="-46.9985294117647" calcext:value-type="float">
            <text:p>-46,9985294117647</text:p>
          </table:table-cell>
          <table:table-cell table:formula="of:=[.F69] + (3*[.D69]/4)" office:value-type="float" office:value="463.001470588235" calcext:value-type="float">
            <text:p>463,001470588235</text:p>
          </table:table-cell>
          <table:table-cell table:formula="of:=1000*1/(1+[.A69])" office:value-type="float" office:value="14.7058823529412" calcext:value-type="float">
            <text:p>14,7058823529412</text:p>
          </table:table-cell>
          <table:table-cell table:formula="of:=(1000*[.A69])/(1+[.A69])" office:value-type="float" office:value="985.294117647059" calcext:value-type="float">
            <text:p>985,294117647059</text:p>
          </table:table-cell>
          <table:table-cell table:formula="of:=((1000*[.A69])/((1+[.A69])^2))" office:value-type="float" office:value="14.4896193771626" calcext:value-type="float">
            <text:p>14,48961937716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0]/4" office:value-type="float" office:value="510" calcext:value-type="float">
            <text:p>510</text:p>
          </table:table-cell>
          <table:table-cell table:formula="of:=([.B70]*([.A70]^2) + [.C70]*[.A70])/(10*[.D70])" office:value-type="float" office:value="-46.8" calcext:value-type="float">
            <text:p>-46,8</text:p>
          </table:table-cell>
          <table:table-cell table:formula="of:=[.F70] + (3*[.D70]/4)" office:value-type="float" office:value="463.2" calcext:value-type="float">
            <text:p>463,2</text:p>
          </table:table-cell>
          <table:table-cell table:formula="of:=1000*1/(1+[.A70])" office:value-type="float" office:value="14.4927536231884" calcext:value-type="float">
            <text:p>14,4927536231884</text:p>
          </table:table-cell>
          <table:table-cell table:formula="of:=(1000*[.A70])/(1+[.A70])" office:value-type="float" office:value="985.507246376812" calcext:value-type="float">
            <text:p>985,507246376812</text:p>
          </table:table-cell>
          <table:table-cell table:formula="of:=((1000*[.A70])/((1+[.A70])^2))" office:value-type="float" office:value="14.282713715606" calcext:value-type="float">
            <text:p>14,2827137156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1]/4" office:value-type="float" office:value="510" calcext:value-type="float">
            <text:p>510</text:p>
          </table:table-cell>
          <table:table-cell table:formula="of:=([.B71]*([.A71]^2) + [.C71]*[.A71])/(10*[.D71])" office:value-type="float" office:value="-46.575" calcext:value-type="float">
            <text:p>-46,575</text:p>
          </table:table-cell>
          <table:table-cell table:formula="of:=[.F71] + (3*[.D71]/4)" office:value-type="float" office:value="463.425" calcext:value-type="float">
            <text:p>463,425</text:p>
          </table:table-cell>
          <table:table-cell table:formula="of:=1000*1/(1+[.A71])" office:value-type="float" office:value="14.2857142857143" calcext:value-type="float">
            <text:p>14,2857142857143</text:p>
          </table:table-cell>
          <table:table-cell table:formula="of:=(1000*[.A71])/(1+[.A71])" office:value-type="float" office:value="985.714285714286" calcext:value-type="float">
            <text:p>985,714285714286</text:p>
          </table:table-cell>
          <table:table-cell table:formula="of:=((1000*[.A71])/((1+[.A71])^2))" office:value-type="float" office:value="14.0816326530612" calcext:value-type="float">
            <text:p>14,08163265306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2]/4" office:value-type="float" office:value="510" calcext:value-type="float">
            <text:p>510</text:p>
          </table:table-cell>
          <table:table-cell table:formula="of:=([.B72]*([.A72]^2) + [.C72]*[.A72])/(10*[.D72])" office:value-type="float" office:value="-46.3235294117647" calcext:value-type="float">
            <text:p>-46,3235294117647</text:p>
          </table:table-cell>
          <table:table-cell table:formula="of:=[.F72] + (3*[.D72]/4)" office:value-type="float" office:value="463.676470588235" calcext:value-type="float">
            <text:p>463,676470588235</text:p>
          </table:table-cell>
          <table:table-cell table:formula="of:=1000*1/(1+[.A72])" office:value-type="float" office:value="14.0845070422535" calcext:value-type="float">
            <text:p>14,0845070422535</text:p>
          </table:table-cell>
          <table:table-cell table:formula="of:=(1000*[.A72])/(1+[.A72])" office:value-type="float" office:value="985.915492957746" calcext:value-type="float">
            <text:p>985,915492957746</text:p>
          </table:table-cell>
          <table:table-cell table:formula="of:=((1000*[.A72])/((1+[.A72])^2))" office:value-type="float" office:value="13.8861337036302" calcext:value-type="float">
            <text:p>13,88613370363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3]/4" office:value-type="float" office:value="510" calcext:value-type="float">
            <text:p>510</text:p>
          </table:table-cell>
          <table:table-cell table:formula="of:=([.B73]*([.A73]^2) + [.C73]*[.A73])/(10*[.D73])" office:value-type="float" office:value="-46.0455882352941" calcext:value-type="float">
            <text:p>-46,0455882352941</text:p>
          </table:table-cell>
          <table:table-cell table:formula="of:=[.F73] + (3*[.D73]/4)" office:value-type="float" office:value="463.954411764706" calcext:value-type="float">
            <text:p>463,954411764706</text:p>
          </table:table-cell>
          <table:table-cell table:formula="of:=1000*1/(1+[.A73])" office:value-type="float" office:value="13.8888888888889" calcext:value-type="float">
            <text:p>13,8888888888889</text:p>
          </table:table-cell>
          <table:table-cell table:formula="of:=(1000*[.A73])/(1+[.A73])" office:value-type="float" office:value="986.111111111111" calcext:value-type="float">
            <text:p>986,111111111111</text:p>
          </table:table-cell>
          <table:table-cell table:formula="of:=((1000*[.A73])/((1+[.A73])^2))" office:value-type="float" office:value="13.695987654321" calcext:value-type="float">
            <text:p>13,6959876543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4]/4" office:value-type="float" office:value="510" calcext:value-type="float">
            <text:p>510</text:p>
          </table:table-cell>
          <table:table-cell table:formula="of:=([.B74]*([.A74]^2) + [.C74]*[.A74])/(10*[.D74])" office:value-type="float" office:value="-45.7411764705882" calcext:value-type="float">
            <text:p>-45,7411764705882</text:p>
          </table:table-cell>
          <table:table-cell table:formula="of:=[.F74] + (3*[.D74]/4)" office:value-type="float" office:value="464.258823529412" calcext:value-type="float">
            <text:p>464,258823529412</text:p>
          </table:table-cell>
          <table:table-cell table:formula="of:=1000*1/(1+[.A74])" office:value-type="float" office:value="13.6986301369863" calcext:value-type="float">
            <text:p>13,6986301369863</text:p>
          </table:table-cell>
          <table:table-cell table:formula="of:=(1000*[.A74])/(1+[.A74])" office:value-type="float" office:value="986.301369863014" calcext:value-type="float">
            <text:p>986,301369863014</text:p>
          </table:table-cell>
          <table:table-cell table:formula="of:=((1000*[.A74])/((1+[.A74])^2))" office:value-type="float" office:value="13.5109776693564" calcext:value-type="float">
            <text:p>13,51097766935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5]/4" office:value-type="float" office:value="510" calcext:value-type="float">
            <text:p>510</text:p>
          </table:table-cell>
          <table:table-cell table:formula="of:=([.B75]*([.A75]^2) + [.C75]*[.A75])/(10*[.D75])" office:value-type="float" office:value="-45.4102941176471" calcext:value-type="float">
            <text:p>-45,4102941176471</text:p>
          </table:table-cell>
          <table:table-cell table:formula="of:=[.F75] + (3*[.D75]/4)" office:value-type="float" office:value="464.589705882353" calcext:value-type="float">
            <text:p>464,589705882353</text:p>
          </table:table-cell>
          <table:table-cell table:formula="of:=1000*1/(1+[.A75])" office:value-type="float" office:value="13.5135135135135" calcext:value-type="float">
            <text:p>13,5135135135135</text:p>
          </table:table-cell>
          <table:table-cell table:formula="of:=(1000*[.A75])/(1+[.A75])" office:value-type="float" office:value="986.486486486487" calcext:value-type="float">
            <text:p>986,486486486487</text:p>
          </table:table-cell>
          <table:table-cell table:formula="of:=((1000*[.A75])/((1+[.A75])^2))" office:value-type="float" office:value="13.3308984660336" calcext:value-type="float">
            <text:p>13,33089846603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6]/4" office:value-type="float" office:value="510" calcext:value-type="float">
            <text:p>510</text:p>
          </table:table-cell>
          <table:table-cell table:formula="of:=([.B76]*([.A76]^2) + [.C76]*[.A76])/(10*[.D76])" office:value-type="float" office:value="-45.0529411764706" calcext:value-type="float">
            <text:p>-45,0529411764706</text:p>
          </table:table-cell>
          <table:table-cell table:formula="of:=[.F76] + (3*[.D76]/4)" office:value-type="float" office:value="464.947058823529" calcext:value-type="float">
            <text:p>464,947058823529</text:p>
          </table:table-cell>
          <table:table-cell table:formula="of:=1000*1/(1+[.A76])" office:value-type="float" office:value="13.3333333333333" calcext:value-type="float">
            <text:p>13,3333333333333</text:p>
          </table:table-cell>
          <table:table-cell table:formula="of:=(1000*[.A76])/(1+[.A76])" office:value-type="float" office:value="986.666666666667" calcext:value-type="float">
            <text:p>986,666666666667</text:p>
          </table:table-cell>
          <table:table-cell table:formula="of:=((1000*[.A76])/((1+[.A76])^2))" office:value-type="float" office:value="13.1555555555556" calcext:value-type="float">
            <text:p>13,15555555555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7]/4" office:value-type="float" office:value="510" calcext:value-type="float">
            <text:p>510</text:p>
          </table:table-cell>
          <table:table-cell table:formula="of:=([.B77]*([.A77]^2) + [.C77]*[.A77])/(10*[.D77])" office:value-type="float" office:value="-44.6691176470588" calcext:value-type="float">
            <text:p>-44,6691176470588</text:p>
          </table:table-cell>
          <table:table-cell table:formula="of:=[.F77] + (3*[.D77]/4)" office:value-type="float" office:value="465.330882352941" calcext:value-type="float">
            <text:p>465,330882352941</text:p>
          </table:table-cell>
          <table:table-cell table:formula="of:=1000*1/(1+[.A77])" office:value-type="float" office:value="13.1578947368421" calcext:value-type="float">
            <text:p>13,1578947368421</text:p>
          </table:table-cell>
          <table:table-cell table:formula="of:=(1000*[.A77])/(1+[.A77])" office:value-type="float" office:value="986.842105263158" calcext:value-type="float">
            <text:p>986,842105263158</text:p>
          </table:table-cell>
          <table:table-cell table:formula="of:=((1000*[.A77])/((1+[.A77])^2))" office:value-type="float" office:value="12.9847645429363" calcext:value-type="float">
            <text:p>12,98476454293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8]/4" office:value-type="float" office:value="510" calcext:value-type="float">
            <text:p>510</text:p>
          </table:table-cell>
          <table:table-cell table:formula="of:=([.B78]*([.A78]^2) + [.C78]*[.A78])/(10*[.D78])" office:value-type="float" office:value="-44.2588235294118" calcext:value-type="float">
            <text:p>-44,2588235294118</text:p>
          </table:table-cell>
          <table:table-cell table:formula="of:=[.F78] + (3*[.D78]/4)" office:value-type="float" office:value="465.741176470588" calcext:value-type="float">
            <text:p>465,741176470588</text:p>
          </table:table-cell>
          <table:table-cell table:formula="of:=1000*1/(1+[.A78])" office:value-type="float" office:value="12.987012987013" calcext:value-type="float">
            <text:p>12,987012987013</text:p>
          </table:table-cell>
          <table:table-cell table:formula="of:=(1000*[.A78])/(1+[.A78])" office:value-type="float" office:value="987.012987012987" calcext:value-type="float">
            <text:p>987,012987012987</text:p>
          </table:table-cell>
          <table:table-cell table:formula="of:=((1000*[.A78])/((1+[.A78])^2))" office:value-type="float" office:value="12.8183504806881" calcext:value-type="float">
            <text:p>12,81835048068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79]/4" office:value-type="float" office:value="510" calcext:value-type="float">
            <text:p>510</text:p>
          </table:table-cell>
          <table:table-cell table:formula="of:=([.B79]*([.A79]^2) + [.C79]*[.A79])/(10*[.D79])" office:value-type="float" office:value="-43.8220588235294" calcext:value-type="float">
            <text:p>-43,8220588235294</text:p>
          </table:table-cell>
          <table:table-cell table:formula="of:=[.F79] + (3*[.D79]/4)" office:value-type="float" office:value="466.177941176471" calcext:value-type="float">
            <text:p>466,177941176471</text:p>
          </table:table-cell>
          <table:table-cell table:formula="of:=1000*1/(1+[.A79])" office:value-type="float" office:value="12.8205128205128" calcext:value-type="float">
            <text:p>12,8205128205128</text:p>
          </table:table-cell>
          <table:table-cell table:formula="of:=(1000*[.A79])/(1+[.A79])" office:value-type="float" office:value="987.179487179487" calcext:value-type="float">
            <text:p>987,179487179487</text:p>
          </table:table-cell>
          <table:table-cell table:formula="of:=((1000*[.A79])/((1+[.A79])^2))" office:value-type="float" office:value="12.6561472715319" calcext:value-type="float">
            <text:p>12,65614727153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0]/4" office:value-type="float" office:value="510" calcext:value-type="float">
            <text:p>510</text:p>
          </table:table-cell>
          <table:table-cell table:formula="of:=([.B80]*([.A80]^2) + [.C80]*[.A80])/(10*[.D80])" office:value-type="float" office:value="-43.3588235294118" calcext:value-type="float">
            <text:p>-43,3588235294118</text:p>
          </table:table-cell>
          <table:table-cell table:formula="of:=[.F80] + (3*[.D80]/4)" office:value-type="float" office:value="466.641176470588" calcext:value-type="float">
            <text:p>466,641176470588</text:p>
          </table:table-cell>
          <table:table-cell table:formula="of:=1000*1/(1+[.A80])" office:value-type="float" office:value="12.6582278481013" calcext:value-type="float">
            <text:p>12,6582278481013</text:p>
          </table:table-cell>
          <table:table-cell table:formula="of:=(1000*[.A80])/(1+[.A80])" office:value-type="float" office:value="987.341772151899" calcext:value-type="float">
            <text:p>987,341772151899</text:p>
          </table:table-cell>
          <table:table-cell table:formula="of:=((1000*[.A80])/((1+[.A80])^2))" office:value-type="float" office:value="12.4979971158468" calcext:value-type="float">
            <text:p>12,49799711584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1]/4" office:value-type="float" office:value="510" calcext:value-type="float">
            <text:p>510</text:p>
          </table:table-cell>
          <table:table-cell table:formula="of:=([.B81]*([.A81]^2) + [.C81]*[.A81])/(10*[.D81])" office:value-type="float" office:value="-42.8691176470588" calcext:value-type="float">
            <text:p>-42,8691176470588</text:p>
          </table:table-cell>
          <table:table-cell table:formula="of:=[.F81] + (3*[.D81]/4)" office:value-type="float" office:value="467.130882352941" calcext:value-type="float">
            <text:p>467,130882352941</text:p>
          </table:table-cell>
          <table:table-cell table:formula="of:=1000*1/(1+[.A81])" office:value-type="float" office:value="12.5" calcext:value-type="float">
            <text:p>12,5</text:p>
          </table:table-cell>
          <table:table-cell table:formula="of:=(1000*[.A81])/(1+[.A81])" office:value-type="float" office:value="987.5" calcext:value-type="float">
            <text:p>987,5</text:p>
          </table:table-cell>
          <table:table-cell table:formula="of:=((1000*[.A81])/((1+[.A81])^2))" office:value-type="float" office:value="12.34375" calcext:value-type="float">
            <text:p>12,34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2]/4" office:value-type="float" office:value="510" calcext:value-type="float">
            <text:p>510</text:p>
          </table:table-cell>
          <table:table-cell table:formula="of:=([.B82]*([.A82]^2) + [.C82]*[.A82])/(10*[.D82])" office:value-type="float" office:value="-42.3529411764706" calcext:value-type="float">
            <text:p>-42,3529411764706</text:p>
          </table:table-cell>
          <table:table-cell table:formula="of:=[.F82] + (3*[.D82]/4)" office:value-type="float" office:value="467.647058823529" calcext:value-type="float">
            <text:p>467,647058823529</text:p>
          </table:table-cell>
          <table:table-cell table:formula="of:=1000*1/(1+[.A82])" office:value-type="float" office:value="12.3456790123457" calcext:value-type="float">
            <text:p>12,3456790123457</text:p>
          </table:table-cell>
          <table:table-cell table:formula="of:=(1000*[.A82])/(1+[.A82])" office:value-type="float" office:value="987.654320987654" calcext:value-type="float">
            <text:p>987,654320987654</text:p>
          </table:table-cell>
          <table:table-cell table:formula="of:=((1000*[.A82])/((1+[.A82])^2))" office:value-type="float" office:value="12.1932632220698" calcext:value-type="float">
            <text:p>12,19326322206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3]/4" office:value-type="float" office:value="510" calcext:value-type="float">
            <text:p>510</text:p>
          </table:table-cell>
          <table:table-cell table:formula="of:=([.B83]*([.A83]^2) + [.C83]*[.A83])/(10*[.D83])" office:value-type="float" office:value="-41.8102941176471" calcext:value-type="float">
            <text:p>-41,8102941176471</text:p>
          </table:table-cell>
          <table:table-cell table:formula="of:=[.F83] + (3*[.D83]/4)" office:value-type="float" office:value="468.189705882353" calcext:value-type="float">
            <text:p>468,189705882353</text:p>
          </table:table-cell>
          <table:table-cell table:formula="of:=1000*1/(1+[.A83])" office:value-type="float" office:value="12.1951219512195" calcext:value-type="float">
            <text:p>12,1951219512195</text:p>
          </table:table-cell>
          <table:table-cell table:formula="of:=(1000*[.A83])/(1+[.A83])" office:value-type="float" office:value="987.80487804878" calcext:value-type="float">
            <text:p>987,80487804878</text:p>
          </table:table-cell>
          <table:table-cell table:formula="of:=((1000*[.A83])/((1+[.A83])^2))" office:value-type="float" office:value="12.0464009518144" calcext:value-type="float">
            <text:p>12,04640095181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4]/4" office:value-type="float" office:value="510" calcext:value-type="float">
            <text:p>510</text:p>
          </table:table-cell>
          <table:table-cell table:formula="of:=([.B84]*([.A84]^2) + [.C84]*[.A84])/(10*[.D84])" office:value-type="float" office:value="-41.2411764705882" calcext:value-type="float">
            <text:p>-41,2411764705882</text:p>
          </table:table-cell>
          <table:table-cell table:formula="of:=[.F84] + (3*[.D84]/4)" office:value-type="float" office:value="468.758823529412" calcext:value-type="float">
            <text:p>468,758823529412</text:p>
          </table:table-cell>
          <table:table-cell table:formula="of:=1000*1/(1+[.A84])" office:value-type="float" office:value="12.0481927710843" calcext:value-type="float">
            <text:p>12,0481927710843</text:p>
          </table:table-cell>
          <table:table-cell table:formula="of:=(1000*[.A84])/(1+[.A84])" office:value-type="float" office:value="987.951807228916" calcext:value-type="float">
            <text:p>987,951807228916</text:p>
          </table:table-cell>
          <table:table-cell table:formula="of:=((1000*[.A84])/((1+[.A84])^2))" office:value-type="float" office:value="11.9030338220351" calcext:value-type="float">
            <text:p>11,90303382203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5]/4" office:value-type="float" office:value="510" calcext:value-type="float">
            <text:p>510</text:p>
          </table:table-cell>
          <table:table-cell table:formula="of:=([.B85]*([.A85]^2) + [.C85]*[.A85])/(10*[.D85])" office:value-type="float" office:value="-40.6455882352941" calcext:value-type="float">
            <text:p>-40,6455882352941</text:p>
          </table:table-cell>
          <table:table-cell table:formula="of:=[.F85] + (3*[.D85]/4)" office:value-type="float" office:value="469.354411764706" calcext:value-type="float">
            <text:p>469,354411764706</text:p>
          </table:table-cell>
          <table:table-cell table:formula="of:=1000*1/(1+[.A85])" office:value-type="float" office:value="11.9047619047619" calcext:value-type="float">
            <text:p>11,9047619047619</text:p>
          </table:table-cell>
          <table:table-cell table:formula="of:=(1000*[.A85])/(1+[.A85])" office:value-type="float" office:value="988.095238095238" calcext:value-type="float">
            <text:p>988,095238095238</text:p>
          </table:table-cell>
          <table:table-cell table:formula="of:=((1000*[.A85])/((1+[.A85])^2))" office:value-type="float" office:value="11.7630385487528" calcext:value-type="float">
            <text:p>11,76303854875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6]/4" office:value-type="float" office:value="510" calcext:value-type="float">
            <text:p>510</text:p>
          </table:table-cell>
          <table:table-cell table:formula="of:=([.B86]*([.A86]^2) + [.C86]*[.A86])/(10*[.D86])" office:value-type="float" office:value="-40.0235294117647" calcext:value-type="float">
            <text:p>-40,0235294117647</text:p>
          </table:table-cell>
          <table:table-cell table:formula="of:=[.F86] + (3*[.D86]/4)" office:value-type="float" office:value="469.976470588235" calcext:value-type="float">
            <text:p>469,976470588235</text:p>
          </table:table-cell>
          <table:table-cell table:formula="of:=1000*1/(1+[.A86])" office:value-type="float" office:value="11.7647058823529" calcext:value-type="float">
            <text:p>11,7647058823529</text:p>
          </table:table-cell>
          <table:table-cell table:formula="of:=(1000*[.A86])/(1+[.A86])" office:value-type="float" office:value="988.235294117647" calcext:value-type="float">
            <text:p>988,235294117647</text:p>
          </table:table-cell>
          <table:table-cell table:formula="of:=((1000*[.A86])/((1+[.A86])^2))" office:value-type="float" office:value="11.6262975778547" calcext:value-type="float">
            <text:p>11,62629757785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7]/4" office:value-type="float" office:value="510" calcext:value-type="float">
            <text:p>510</text:p>
          </table:table-cell>
          <table:table-cell table:formula="of:=([.B87]*([.A87]^2) + [.C87]*[.A87])/(10*[.D87])" office:value-type="float" office:value="-39.375" calcext:value-type="float">
            <text:p>-39,375</text:p>
          </table:table-cell>
          <table:table-cell table:formula="of:=[.F87] + (3*[.D87]/4)" office:value-type="float" office:value="470.625" calcext:value-type="float">
            <text:p>470,625</text:p>
          </table:table-cell>
          <table:table-cell table:formula="of:=1000*1/(1+[.A87])" office:value-type="float" office:value="11.6279069767442" calcext:value-type="float">
            <text:p>11,6279069767442</text:p>
          </table:table-cell>
          <table:table-cell table:formula="of:=(1000*[.A87])/(1+[.A87])" office:value-type="float" office:value="988.372093023256" calcext:value-type="float">
            <text:p>988,372093023256</text:p>
          </table:table-cell>
          <table:table-cell table:formula="of:=((1000*[.A87])/((1+[.A87])^2))" office:value-type="float" office:value="11.4926987560844" calcext:value-type="float">
            <text:p>11,49269875608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8]/4" office:value-type="float" office:value="510" calcext:value-type="float">
            <text:p>510</text:p>
          </table:table-cell>
          <table:table-cell table:formula="of:=([.B88]*([.A88]^2) + [.C88]*[.A88])/(10*[.D88])" office:value-type="float" office:value="-38.7" calcext:value-type="float">
            <text:p>-38,7</text:p>
          </table:table-cell>
          <table:table-cell table:formula="of:=[.F88] + (3*[.D88]/4)" office:value-type="float" office:value="471.3" calcext:value-type="float">
            <text:p>471,3</text:p>
          </table:table-cell>
          <table:table-cell table:formula="of:=1000*1/(1+[.A88])" office:value-type="float" office:value="11.4942528735632" calcext:value-type="float">
            <text:p>11,4942528735632</text:p>
          </table:table-cell>
          <table:table-cell table:formula="of:=(1000*[.A88])/(1+[.A88])" office:value-type="float" office:value="988.505747126437" calcext:value-type="float">
            <text:p>988,505747126437</text:p>
          </table:table-cell>
          <table:table-cell table:formula="of:=((1000*[.A88])/((1+[.A88])^2))" office:value-type="float" office:value="11.3621350244418" calcext:value-type="float">
            <text:p>11,36213502444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89]/4" office:value-type="float" office:value="510" calcext:value-type="float">
            <text:p>510</text:p>
          </table:table-cell>
          <table:table-cell table:formula="of:=([.B89]*([.A89]^2) + [.C89]*[.A89])/(10*[.D89])" office:value-type="float" office:value="-37.9985294117647" calcext:value-type="float">
            <text:p>-37,9985294117647</text:p>
          </table:table-cell>
          <table:table-cell table:formula="of:=[.F89] + (3*[.D89]/4)" office:value-type="float" office:value="472.001470588235" calcext:value-type="float">
            <text:p>472,001470588235</text:p>
          </table:table-cell>
          <table:table-cell table:formula="of:=1000*1/(1+[.A89])" office:value-type="float" office:value="11.3636363636364" calcext:value-type="float">
            <text:p>11,3636363636364</text:p>
          </table:table-cell>
          <table:table-cell table:formula="of:=(1000*[.A89])/(1+[.A89])" office:value-type="float" office:value="988.636363636364" calcext:value-type="float">
            <text:p>988,636363636364</text:p>
          </table:table-cell>
          <table:table-cell table:formula="of:=((1000*[.A89])/((1+[.A89])^2))" office:value-type="float" office:value="11.2345041322314" calcext:value-type="float">
            <text:p>11,23450413223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0]/4" office:value-type="float" office:value="510" calcext:value-type="float">
            <text:p>510</text:p>
          </table:table-cell>
          <table:table-cell table:formula="of:=([.B90]*([.A90]^2) + [.C90]*[.A90])/(10*[.D90])" office:value-type="float" office:value="-37.2705882352941" calcext:value-type="float">
            <text:p>-37,2705882352941</text:p>
          </table:table-cell>
          <table:table-cell table:formula="of:=[.F90] + (3*[.D90]/4)" office:value-type="float" office:value="472.729411764706" calcext:value-type="float">
            <text:p>472,729411764706</text:p>
          </table:table-cell>
          <table:table-cell table:formula="of:=1000*1/(1+[.A90])" office:value-type="float" office:value="11.2359550561798" calcext:value-type="float">
            <text:p>11,2359550561798</text:p>
          </table:table-cell>
          <table:table-cell table:formula="of:=(1000*[.A90])/(1+[.A90])" office:value-type="float" office:value="988.76404494382" calcext:value-type="float">
            <text:p>988,76404494382</text:p>
          </table:table-cell>
          <table:table-cell table:formula="of:=((1000*[.A90])/((1+[.A90])^2))" office:value-type="float" office:value="11.1097083701553" calcext:value-type="float">
            <text:p>11,10970837015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1]/4" office:value-type="float" office:value="510" calcext:value-type="float">
            <text:p>510</text:p>
          </table:table-cell>
          <table:table-cell table:formula="of:=([.B91]*([.A91]^2) + [.C91]*[.A91])/(10*[.D91])" office:value-type="float" office:value="-36.5161764705882" calcext:value-type="float">
            <text:p>-36,5161764705882</text:p>
          </table:table-cell>
          <table:table-cell table:formula="of:=[.F91] + (3*[.D91]/4)" office:value-type="float" office:value="473.483823529412" calcext:value-type="float">
            <text:p>473,483823529412</text:p>
          </table:table-cell>
          <table:table-cell table:formula="of:=1000*1/(1+[.A91])" office:value-type="float" office:value="11.1111111111111" calcext:value-type="float">
            <text:p>11,1111111111111</text:p>
          </table:table-cell>
          <table:table-cell table:formula="of:=(1000*[.A91])/(1+[.A91])" office:value-type="float" office:value="988.888888888889" calcext:value-type="float">
            <text:p>988,888888888889</text:p>
          </table:table-cell>
          <table:table-cell table:formula="of:=((1000*[.A91])/((1+[.A91])^2))" office:value-type="float" office:value="10.9876543209877" calcext:value-type="float">
            <text:p>10,98765432098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2]/4" office:value-type="float" office:value="510" calcext:value-type="float">
            <text:p>510</text:p>
          </table:table-cell>
          <table:table-cell table:formula="of:=([.B92]*([.A92]^2) + [.C92]*[.A92])/(10*[.D92])" office:value-type="float" office:value="-35.7352941176471" calcext:value-type="float">
            <text:p>-35,7352941176471</text:p>
          </table:table-cell>
          <table:table-cell table:formula="of:=[.F92] + (3*[.D92]/4)" office:value-type="float" office:value="474.264705882353" calcext:value-type="float">
            <text:p>474,264705882353</text:p>
          </table:table-cell>
          <table:table-cell table:formula="of:=1000*1/(1+[.A92])" office:value-type="float" office:value="10.989010989011" calcext:value-type="float">
            <text:p>10,989010989011</text:p>
          </table:table-cell>
          <table:table-cell table:formula="of:=(1000*[.A92])/(1+[.A92])" office:value-type="float" office:value="989.010989010989" calcext:value-type="float">
            <text:p>989,010989010989</text:p>
          </table:table-cell>
          <table:table-cell table:formula="of:=((1000*[.A92])/((1+[.A92])^2))" office:value-type="float" office:value="10.8682526264944" calcext:value-type="float">
            <text:p>10,86825262649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3]/4" office:value-type="float" office:value="510" calcext:value-type="float">
            <text:p>510</text:p>
          </table:table-cell>
          <table:table-cell table:formula="of:=([.B93]*([.A93]^2) + [.C93]*[.A93])/(10*[.D93])" office:value-type="float" office:value="-34.9279411764706" calcext:value-type="float">
            <text:p>-34,9279411764706</text:p>
          </table:table-cell>
          <table:table-cell table:formula="of:=[.F93] + (3*[.D93]/4)" office:value-type="float" office:value="475.072058823529" calcext:value-type="float">
            <text:p>475,072058823529</text:p>
          </table:table-cell>
          <table:table-cell table:formula="of:=1000*1/(1+[.A93])" office:value-type="float" office:value="10.8695652173913" calcext:value-type="float">
            <text:p>10,8695652173913</text:p>
          </table:table-cell>
          <table:table-cell table:formula="of:=(1000*[.A93])/(1+[.A93])" office:value-type="float" office:value="989.130434782609" calcext:value-type="float">
            <text:p>989,130434782609</text:p>
          </table:table-cell>
          <table:table-cell table:formula="of:=((1000*[.A93])/((1+[.A93])^2))" office:value-type="float" office:value="10.7514177693762" calcext:value-type="float">
            <text:p>10,75141776937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4]/4" office:value-type="float" office:value="510" calcext:value-type="float">
            <text:p>510</text:p>
          </table:table-cell>
          <table:table-cell table:formula="of:=([.B94]*([.A94]^2) + [.C94]*[.A94])/(10*[.D94])" office:value-type="float" office:value="-34.0941176470588" calcext:value-type="float">
            <text:p>-34,0941176470588</text:p>
          </table:table-cell>
          <table:table-cell table:formula="of:=[.F94] + (3*[.D94]/4)" office:value-type="float" office:value="475.905882352941" calcext:value-type="float">
            <text:p>475,905882352941</text:p>
          </table:table-cell>
          <table:table-cell table:formula="of:=1000*1/(1+[.A94])" office:value-type="float" office:value="10.752688172043" calcext:value-type="float">
            <text:p>10,752688172043</text:p>
          </table:table-cell>
          <table:table-cell table:formula="of:=(1000*[.A94])/(1+[.A94])" office:value-type="float" office:value="989.247311827957" calcext:value-type="float">
            <text:p>989,247311827957</text:p>
          </table:table-cell>
          <table:table-cell table:formula="of:=((1000*[.A94])/((1+[.A94])^2))" office:value-type="float" office:value="10.6370678691178" calcext:value-type="float">
            <text:p>10,63706786911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5]/4" office:value-type="float" office:value="510" calcext:value-type="float">
            <text:p>510</text:p>
          </table:table-cell>
          <table:table-cell table:formula="of:=([.B95]*([.A95]^2) + [.C95]*[.A95])/(10*[.D95])" office:value-type="float" office:value="-33.2338235294118" calcext:value-type="float">
            <text:p>-33,2338235294118</text:p>
          </table:table-cell>
          <table:table-cell table:formula="of:=[.F95] + (3*[.D95]/4)" office:value-type="float" office:value="476.766176470588" calcext:value-type="float">
            <text:p>476,766176470588</text:p>
          </table:table-cell>
          <table:table-cell table:formula="of:=1000*1/(1+[.A95])" office:value-type="float" office:value="10.6382978723404" calcext:value-type="float">
            <text:p>10,6382978723404</text:p>
          </table:table-cell>
          <table:table-cell table:formula="of:=(1000*[.A95])/(1+[.A95])" office:value-type="float" office:value="989.36170212766" calcext:value-type="float">
            <text:p>989,36170212766</text:p>
          </table:table-cell>
          <table:table-cell table:formula="of:=((1000*[.A95])/((1+[.A95])^2))" office:value-type="float" office:value="10.5251244907198" calcext:value-type="float">
            <text:p>10,52512449071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6]/4" office:value-type="float" office:value="510" calcext:value-type="float">
            <text:p>510</text:p>
          </table:table-cell>
          <table:table-cell table:formula="of:=([.B96]*([.A96]^2) + [.C96]*[.A96])/(10*[.D96])" office:value-type="float" office:value="-32.3470588235294" calcext:value-type="float">
            <text:p>-32,3470588235294</text:p>
          </table:table-cell>
          <table:table-cell table:formula="of:=[.F96] + (3*[.D96]/4)" office:value-type="float" office:value="477.652941176471" calcext:value-type="float">
            <text:p>477,652941176471</text:p>
          </table:table-cell>
          <table:table-cell table:formula="of:=1000*1/(1+[.A96])" office:value-type="float" office:value="10.5263157894737" calcext:value-type="float">
            <text:p>10,5263157894737</text:p>
          </table:table-cell>
          <table:table-cell table:formula="of:=(1000*[.A96])/(1+[.A96])" office:value-type="float" office:value="989.473684210526" calcext:value-type="float">
            <text:p>989,473684210526</text:p>
          </table:table-cell>
          <table:table-cell table:formula="of:=((1000*[.A96])/((1+[.A96])^2))" office:value-type="float" office:value="10.415512465374" calcext:value-type="float">
            <text:p>10,4155124653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7]/4" office:value-type="float" office:value="510" calcext:value-type="float">
            <text:p>510</text:p>
          </table:table-cell>
          <table:table-cell table:formula="of:=([.B97]*([.A97]^2) + [.C97]*[.A97])/(10*[.D97])" office:value-type="float" office:value="-31.4338235294118" calcext:value-type="float">
            <text:p>-31,4338235294118</text:p>
          </table:table-cell>
          <table:table-cell table:formula="of:=[.F97] + (3*[.D97]/4)" office:value-type="float" office:value="478.566176470588" calcext:value-type="float">
            <text:p>478,566176470588</text:p>
          </table:table-cell>
          <table:table-cell table:formula="of:=1000*1/(1+[.A97])" office:value-type="float" office:value="10.4166666666667" calcext:value-type="float">
            <text:p>10,4166666666667</text:p>
          </table:table-cell>
          <table:table-cell table:formula="of:=(1000*[.A97])/(1+[.A97])" office:value-type="float" office:value="989.583333333333" calcext:value-type="float">
            <text:p>989,583333333333</text:p>
          </table:table-cell>
          <table:table-cell table:formula="of:=((1000*[.A97])/((1+[.A97])^2))" office:value-type="float" office:value="10.3081597222222" calcext:value-type="float">
            <text:p>10,30815972222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8]/4" office:value-type="float" office:value="510" calcext:value-type="float">
            <text:p>510</text:p>
          </table:table-cell>
          <table:table-cell table:formula="of:=([.B98]*([.A98]^2) + [.C98]*[.A98])/(10*[.D98])" office:value-type="float" office:value="-30.4941176470588" calcext:value-type="float">
            <text:p>-30,4941176470588</text:p>
          </table:table-cell>
          <table:table-cell table:formula="of:=[.F98] + (3*[.D98]/4)" office:value-type="float" office:value="479.505882352941" calcext:value-type="float">
            <text:p>479,505882352941</text:p>
          </table:table-cell>
          <table:table-cell table:formula="of:=1000*1/(1+[.A98])" office:value-type="float" office:value="10.3092783505155" calcext:value-type="float">
            <text:p>10,3092783505155</text:p>
          </table:table-cell>
          <table:table-cell table:formula="of:=(1000*[.A98])/(1+[.A98])" office:value-type="float" office:value="989.690721649485" calcext:value-type="float">
            <text:p>989,690721649485</text:p>
          </table:table-cell>
          <table:table-cell table:formula="of:=((1000*[.A98])/((1+[.A98])^2))" office:value-type="float" office:value="10.2029971304071" calcext:value-type="float">
            <text:p>10,20299713040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99]/4" office:value-type="float" office:value="510" calcext:value-type="float">
            <text:p>510</text:p>
          </table:table-cell>
          <table:table-cell table:formula="of:=([.B99]*([.A99]^2) + [.C99]*[.A99])/(10*[.D99])" office:value-type="float" office:value="-29.5279411764706" calcext:value-type="float">
            <text:p>-29,5279411764706</text:p>
          </table:table-cell>
          <table:table-cell table:formula="of:=[.F99] + (3*[.D99]/4)" office:value-type="float" office:value="480.47205882353" calcext:value-type="float">
            <text:p>480,47205882353</text:p>
          </table:table-cell>
          <table:table-cell table:formula="of:=1000*1/(1+[.A99])" office:value-type="float" office:value="10.2040816326531" calcext:value-type="float">
            <text:p>10,2040816326531</text:p>
          </table:table-cell>
          <table:table-cell table:formula="of:=(1000*[.A99])/(1+[.A99])" office:value-type="float" office:value="989.795918367347" calcext:value-type="float">
            <text:p>989,795918367347</text:p>
          </table:table-cell>
          <table:table-cell table:formula="of:=((1000*[.A99])/((1+[.A99])^2))" office:value-type="float" office:value="10.0999583506872" calcext:value-type="float">
            <text:p>10,09995835068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0]/4" office:value-type="float" office:value="510" calcext:value-type="float">
            <text:p>510</text:p>
          </table:table-cell>
          <table:table-cell table:formula="of:=([.B100]*([.A100]^2) + [.C100]*[.A100])/(10*[.D100])" office:value-type="float" office:value="-28.5352941176471" calcext:value-type="float">
            <text:p>-28,5352941176471</text:p>
          </table:table-cell>
          <table:table-cell table:formula="of:=[.F100] + (3*[.D100]/4)" office:value-type="float" office:value="481.464705882353" calcext:value-type="float">
            <text:p>481,464705882353</text:p>
          </table:table-cell>
          <table:table-cell table:formula="of:=1000*1/(1+[.A100])" office:value-type="float" office:value="10.1010101010101" calcext:value-type="float">
            <text:p>10,1010101010101</text:p>
          </table:table-cell>
          <table:table-cell table:formula="of:=(1000*[.A100])/(1+[.A100])" office:value-type="float" office:value="989.89898989899" calcext:value-type="float">
            <text:p>989,89898989899</text:p>
          </table:table-cell>
          <table:table-cell table:formula="of:=((1000*[.A100])/((1+[.A100])^2))" office:value-type="float" office:value="9.99897969594939" calcext:value-type="float">
            <text:p>9,998979695949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1]/4" office:value-type="float" office:value="510" calcext:value-type="float">
            <text:p>510</text:p>
          </table:table-cell>
          <table:table-cell table:formula="of:=([.B101]*([.A101]^2) + [.C101]*[.A101])/(10*[.D101])" office:value-type="float" office:value="-27.5161764705882" calcext:value-type="float">
            <text:p>-27,5161764705882</text:p>
          </table:table-cell>
          <table:table-cell table:formula="of:=[.F101] + (3*[.D101]/4)" office:value-type="float" office:value="482.483823529412" calcext:value-type="float">
            <text:p>482,483823529412</text:p>
          </table:table-cell>
          <table:table-cell table:formula="of:=1000*1/(1+[.A101])" office:value-type="float" office:value="10" calcext:value-type="float">
            <text:p>10</text:p>
          </table:table-cell>
          <table:table-cell table:formula="of:=(1000*[.A101])/(1+[.A101])" office:value-type="float" office:value="990" calcext:value-type="float">
            <text:p>990</text:p>
          </table:table-cell>
          <table:table-cell table:formula="of:=((1000*[.A101])/((1+[.A101])^2))" office:value-type="float" office:value="9.9" calcext:value-type="float">
            <text:p>9,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2]/4" office:value-type="float" office:value="510" calcext:value-type="float">
            <text:p>510</text:p>
          </table:table-cell>
          <table:table-cell table:formula="of:=([.B102]*([.A102]^2) + [.C102]*[.A102])/(10*[.D102])" office:value-type="float" office:value="-26.4705882352941" calcext:value-type="float">
            <text:p>-26,4705882352941</text:p>
          </table:table-cell>
          <table:table-cell table:formula="of:=[.F102] + (3*[.D102]/4)" office:value-type="float" office:value="483.529411764706" calcext:value-type="float">
            <text:p>483,529411764706</text:p>
          </table:table-cell>
          <table:table-cell table:formula="of:=1000*1/(1+[.A102])" office:value-type="float" office:value="9.9009900990099" calcext:value-type="float">
            <text:p>9,9009900990099</text:p>
          </table:table-cell>
          <table:table-cell table:formula="of:=(1000*[.A102])/(1+[.A102])" office:value-type="float" office:value="990.09900990099" calcext:value-type="float">
            <text:p>990,09900990099</text:p>
          </table:table-cell>
          <table:table-cell table:formula="of:=((1000*[.A102])/((1+[.A102])^2))" office:value-type="float" office:value="9.80296049406921" calcext:value-type="float">
            <text:p>9,802960494069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3]/4" office:value-type="float" office:value="510" calcext:value-type="float">
            <text:p>510</text:p>
          </table:table-cell>
          <table:table-cell table:formula="of:=([.B103]*([.A103]^2) + [.C103]*[.A103])/(10*[.D103])" office:value-type="float" office:value="-25.3985294117647" calcext:value-type="float">
            <text:p>-25,3985294117647</text:p>
          </table:table-cell>
          <table:table-cell table:formula="of:=[.F103] + (3*[.D103]/4)" office:value-type="float" office:value="484.601470588235" calcext:value-type="float">
            <text:p>484,601470588235</text:p>
          </table:table-cell>
          <table:table-cell table:formula="of:=1000*1/(1+[.A103])" office:value-type="float" office:value="9.80392156862745" calcext:value-type="float">
            <text:p>9,80392156862745</text:p>
          </table:table-cell>
          <table:table-cell table:formula="of:=(1000*[.A103])/(1+[.A103])" office:value-type="float" office:value="990.196078431373" calcext:value-type="float">
            <text:p>990,196078431373</text:p>
          </table:table-cell>
          <table:table-cell table:formula="of:=((1000*[.A103])/((1+[.A103])^2))" office:value-type="float" office:value="9.70780469050365" calcext:value-type="float">
            <text:p>9,707804690503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4]/4" office:value-type="float" office:value="510" calcext:value-type="float">
            <text:p>510</text:p>
          </table:table-cell>
          <table:table-cell table:formula="of:=([.B104]*([.A104]^2) + [.C104]*[.A104])/(10*[.D104])" office:value-type="float" office:value="-24.3" calcext:value-type="float">
            <text:p>-24,3</text:p>
          </table:table-cell>
          <table:table-cell table:formula="of:=[.F104] + (3*[.D104]/4)" office:value-type="float" office:value="485.7" calcext:value-type="float">
            <text:p>485,7</text:p>
          </table:table-cell>
          <table:table-cell table:formula="of:=1000*1/(1+[.A104])" office:value-type="float" office:value="9.70873786407767" calcext:value-type="float">
            <text:p>9,70873786407767</text:p>
          </table:table-cell>
          <table:table-cell table:formula="of:=(1000*[.A104])/(1+[.A104])" office:value-type="float" office:value="990.291262135922" calcext:value-type="float">
            <text:p>990,291262135922</text:p>
          </table:table-cell>
          <table:table-cell table:formula="of:=((1000*[.A104])/((1+[.A104])^2))" office:value-type="float" office:value="9.6144782731643" calcext:value-type="float">
            <text:p>9,614478273164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5]/4" office:value-type="float" office:value="510" calcext:value-type="float">
            <text:p>510</text:p>
          </table:table-cell>
          <table:table-cell table:formula="of:=([.B105]*([.A105]^2) + [.C105]*[.A105])/(10*[.D105])" office:value-type="float" office:value="-23.175" calcext:value-type="float">
            <text:p>-23,175</text:p>
          </table:table-cell>
          <table:table-cell table:formula="of:=[.F105] + (3*[.D105]/4)" office:value-type="float" office:value="486.825" calcext:value-type="float">
            <text:p>486,825</text:p>
          </table:table-cell>
          <table:table-cell table:formula="of:=1000*1/(1+[.A105])" office:value-type="float" office:value="9.61538461538462" calcext:value-type="float">
            <text:p>9,61538461538462</text:p>
          </table:table-cell>
          <table:table-cell table:formula="of:=(1000*[.A105])/(1+[.A105])" office:value-type="float" office:value="990.384615384615" calcext:value-type="float">
            <text:p>990,384615384615</text:p>
          </table:table-cell>
          <table:table-cell table:formula="of:=((1000*[.A105])/((1+[.A105])^2))" office:value-type="float" office:value="9.52292899408284" calcext:value-type="float">
            <text:p>9,5229289940828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6]/4" office:value-type="float" office:value="510" calcext:value-type="float">
            <text:p>510</text:p>
          </table:table-cell>
          <table:table-cell table:formula="of:=([.B106]*([.A106]^2) + [.C106]*[.A106])/(10*[.D106])" office:value-type="float" office:value="-22.0235294117647" calcext:value-type="float">
            <text:p>-22,0235294117647</text:p>
          </table:table-cell>
          <table:table-cell table:formula="of:=[.F106] + (3*[.D106]/4)" office:value-type="float" office:value="487.976470588235" calcext:value-type="float">
            <text:p>487,976470588235</text:p>
          </table:table-cell>
          <table:table-cell table:formula="of:=1000*1/(1+[.A106])" office:value-type="float" office:value="9.52380952380952" calcext:value-type="float">
            <text:p>9,52380952380952</text:p>
          </table:table-cell>
          <table:table-cell table:formula="of:=(1000*[.A106])/(1+[.A106])" office:value-type="float" office:value="990.476190476191" calcext:value-type="float">
            <text:p>990,476190476191</text:p>
          </table:table-cell>
          <table:table-cell table:formula="of:=((1000*[.A106])/((1+[.A106])^2))" office:value-type="float" office:value="9.43310657596372" calcext:value-type="float">
            <text:p>9,433106575963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7]/4" office:value-type="float" office:value="510" calcext:value-type="float">
            <text:p>510</text:p>
          </table:table-cell>
          <table:table-cell table:formula="of:=([.B107]*([.A107]^2) + [.C107]*[.A107])/(10*[.D107])" office:value-type="float" office:value="-20.8455882352941" calcext:value-type="float">
            <text:p>-20,8455882352941</text:p>
          </table:table-cell>
          <table:table-cell table:formula="of:=[.F107] + (3*[.D107]/4)" office:value-type="float" office:value="489.154411764706" calcext:value-type="float">
            <text:p>489,154411764706</text:p>
          </table:table-cell>
          <table:table-cell table:formula="of:=1000*1/(1+[.A107])" office:value-type="float" office:value="9.43396226415094" calcext:value-type="float">
            <text:p>9,43396226415094</text:p>
          </table:table-cell>
          <table:table-cell table:formula="of:=(1000*[.A107])/(1+[.A107])" office:value-type="float" office:value="990.566037735849" calcext:value-type="float">
            <text:p>990,566037735849</text:p>
          </table:table-cell>
          <table:table-cell table:formula="of:=((1000*[.A107])/((1+[.A107])^2))" office:value-type="float" office:value="9.34496262014952" calcext:value-type="float">
            <text:p>9,344962620149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8]/4" office:value-type="float" office:value="510" calcext:value-type="float">
            <text:p>510</text:p>
          </table:table-cell>
          <table:table-cell table:formula="of:=([.B108]*([.A108]^2) + [.C108]*[.A108])/(10*[.D108])" office:value-type="float" office:value="-19.6411764705882" calcext:value-type="float">
            <text:p>-19,6411764705882</text:p>
          </table:table-cell>
          <table:table-cell table:formula="of:=[.F108] + (3*[.D108]/4)" office:value-type="float" office:value="490.358823529412" calcext:value-type="float">
            <text:p>490,358823529412</text:p>
          </table:table-cell>
          <table:table-cell table:formula="of:=1000*1/(1+[.A108])" office:value-type="float" office:value="9.34579439252336" calcext:value-type="float">
            <text:p>9,34579439252336</text:p>
          </table:table-cell>
          <table:table-cell table:formula="of:=(1000*[.A108])/(1+[.A108])" office:value-type="float" office:value="990.654205607477" calcext:value-type="float">
            <text:p>990,654205607477</text:p>
          </table:table-cell>
          <table:table-cell table:formula="of:=((1000*[.A108])/((1+[.A108])^2))" office:value-type="float" office:value="9.25845051969604" calcext:value-type="float">
            <text:p>9,258450519696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09]/4" office:value-type="float" office:value="510" calcext:value-type="float">
            <text:p>510</text:p>
          </table:table-cell>
          <table:table-cell table:formula="of:=([.B109]*([.A109]^2) + [.C109]*[.A109])/(10*[.D109])" office:value-type="float" office:value="-18.4102941176471" calcext:value-type="float">
            <text:p>-18,4102941176471</text:p>
          </table:table-cell>
          <table:table-cell table:formula="of:=[.F109] + (3*[.D109]/4)" office:value-type="float" office:value="491.589705882353" calcext:value-type="float">
            <text:p>491,589705882353</text:p>
          </table:table-cell>
          <table:table-cell table:formula="of:=1000*1/(1+[.A109])" office:value-type="float" office:value="9.25925925925926" calcext:value-type="float">
            <text:p>9,25925925925926</text:p>
          </table:table-cell>
          <table:table-cell table:formula="of:=(1000*[.A109])/(1+[.A109])" office:value-type="float" office:value="990.740740740741" calcext:value-type="float">
            <text:p>990,740740740741</text:p>
          </table:table-cell>
          <table:table-cell table:formula="of:=((1000*[.A109])/((1+[.A109])^2))" office:value-type="float" office:value="9.17352537722908" calcext:value-type="float">
            <text:p>9,173525377229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0]/4" office:value-type="float" office:value="510" calcext:value-type="float">
            <text:p>510</text:p>
          </table:table-cell>
          <table:table-cell table:formula="of:=([.B110]*([.A110]^2) + [.C110]*[.A110])/(10*[.D110])" office:value-type="float" office:value="-17.1529411764706" calcext:value-type="float">
            <text:p>-17,1529411764706</text:p>
          </table:table-cell>
          <table:table-cell table:formula="of:=[.F110] + (3*[.D110]/4)" office:value-type="float" office:value="492.847058823529" calcext:value-type="float">
            <text:p>492,847058823529</text:p>
          </table:table-cell>
          <table:table-cell table:formula="of:=1000*1/(1+[.A110])" office:value-type="float" office:value="9.1743119266055" calcext:value-type="float">
            <text:p>9,1743119266055</text:p>
          </table:table-cell>
          <table:table-cell table:formula="of:=(1000*[.A110])/(1+[.A110])" office:value-type="float" office:value="990.825688073395" calcext:value-type="float">
            <text:p>990,825688073395</text:p>
          </table:table-cell>
          <table:table-cell table:formula="of:=((1000*[.A110])/((1+[.A110])^2))" office:value-type="float" office:value="9.09014392727885" calcext:value-type="float">
            <text:p>9,090143927278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1]/4" office:value-type="float" office:value="510" calcext:value-type="float">
            <text:p>510</text:p>
          </table:table-cell>
          <table:table-cell table:formula="of:=([.B111]*([.A111]^2) + [.C111]*[.A111])/(10*[.D111])" office:value-type="float" office:value="-15.8691176470588" calcext:value-type="float">
            <text:p>-15,8691176470588</text:p>
          </table:table-cell>
          <table:table-cell table:formula="of:=[.F111] + (3*[.D111]/4)" office:value-type="float" office:value="494.130882352941" calcext:value-type="float">
            <text:p>494,130882352941</text:p>
          </table:table-cell>
          <table:table-cell table:formula="of:=1000*1/(1+[.A111])" office:value-type="float" office:value="9.09090909090909" calcext:value-type="float">
            <text:p>9,09090909090909</text:p>
          </table:table-cell>
          <table:table-cell table:formula="of:=(1000*[.A111])/(1+[.A111])" office:value-type="float" office:value="990.909090909091" calcext:value-type="float">
            <text:p>990,909090909091</text:p>
          </table:table-cell>
          <table:table-cell table:formula="of:=((1000*[.A111])/((1+[.A111])^2))" office:value-type="float" office:value="9.00826446280992" calcext:value-type="float">
            <text:p>9,008264462809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2]/4" office:value-type="float" office:value="510" calcext:value-type="float">
            <text:p>510</text:p>
          </table:table-cell>
          <table:table-cell table:formula="of:=([.B112]*([.A112]^2) + [.C112]*[.A112])/(10*[.D112])" office:value-type="float" office:value="-14.5588235294118" calcext:value-type="float">
            <text:p>-14,5588235294118</text:p>
          </table:table-cell>
          <table:table-cell table:formula="of:=[.F112] + (3*[.D112]/4)" office:value-type="float" office:value="495.441176470588" calcext:value-type="float">
            <text:p>495,441176470588</text:p>
          </table:table-cell>
          <table:table-cell table:formula="of:=1000*1/(1+[.A112])" office:value-type="float" office:value="9.00900900900901" calcext:value-type="float">
            <text:p>9,00900900900901</text:p>
          </table:table-cell>
          <table:table-cell table:formula="of:=(1000*[.A112])/(1+[.A112])" office:value-type="float" office:value="990.990990990991" calcext:value-type="float">
            <text:p>990,990990990991</text:p>
          </table:table-cell>
          <table:table-cell table:formula="of:=((1000*[.A112])/((1+[.A112])^2))" office:value-type="float" office:value="8.9278467656846" calcext:value-type="float">
            <text:p>8,92784676568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3]/4" office:value-type="float" office:value="510" calcext:value-type="float">
            <text:p>510</text:p>
          </table:table-cell>
          <table:table-cell table:formula="of:=([.B113]*([.A113]^2) + [.C113]*[.A113])/(10*[.D113])" office:value-type="float" office:value="-13.2220588235294" calcext:value-type="float">
            <text:p>-13,2220588235294</text:p>
          </table:table-cell>
          <table:table-cell table:formula="of:=[.F113] + (3*[.D113]/4)" office:value-type="float" office:value="496.777941176471" calcext:value-type="float">
            <text:p>496,777941176471</text:p>
          </table:table-cell>
          <table:table-cell table:formula="of:=1000*1/(1+[.A113])" office:value-type="float" office:value="8.92857142857143" calcext:value-type="float">
            <text:p>8,92857142857143</text:p>
          </table:table-cell>
          <table:table-cell table:formula="of:=(1000*[.A113])/(1+[.A113])" office:value-type="float" office:value="991.071428571429" calcext:value-type="float">
            <text:p>991,071428571429</text:p>
          </table:table-cell>
          <table:table-cell table:formula="of:=((1000*[.A113])/((1+[.A113])^2))" office:value-type="float" office:value="8.84885204081633" calcext:value-type="float">
            <text:p>8,848852040816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4]/4" office:value-type="float" office:value="510" calcext:value-type="float">
            <text:p>510</text:p>
          </table:table-cell>
          <table:table-cell table:formula="of:=([.B114]*([.A114]^2) + [.C114]*[.A114])/(10*[.D114])" office:value-type="float" office:value="-11.8588235294118" calcext:value-type="float">
            <text:p>-11,8588235294118</text:p>
          </table:table-cell>
          <table:table-cell table:formula="of:=[.F114] + (3*[.D114]/4)" office:value-type="float" office:value="498.141176470588" calcext:value-type="float">
            <text:p>498,141176470588</text:p>
          </table:table-cell>
          <table:table-cell table:formula="of:=1000*1/(1+[.A114])" office:value-type="float" office:value="8.84955752212389" calcext:value-type="float">
            <text:p>8,84955752212389</text:p>
          </table:table-cell>
          <table:table-cell table:formula="of:=(1000*[.A114])/(1+[.A114])" office:value-type="float" office:value="991.150442477876" calcext:value-type="float">
            <text:p>991,150442477876</text:p>
          </table:table-cell>
          <table:table-cell table:formula="of:=((1000*[.A114])/((1+[.A114])^2))" office:value-type="float" office:value="8.77124285378651" calcext:value-type="float">
            <text:p>8,771242853786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5]/4" office:value-type="float" office:value="510" calcext:value-type="float">
            <text:p>510</text:p>
          </table:table-cell>
          <table:table-cell table:formula="of:=([.B115]*([.A115]^2) + [.C115]*[.A115])/(10*[.D115])" office:value-type="float" office:value="-10.4691176470588" calcext:value-type="float">
            <text:p>-10,4691176470588</text:p>
          </table:table-cell>
          <table:table-cell table:formula="of:=[.F115] + (3*[.D115]/4)" office:value-type="float" office:value="499.530882352941" calcext:value-type="float">
            <text:p>499,530882352941</text:p>
          </table:table-cell>
          <table:table-cell table:formula="of:=1000*1/(1+[.A115])" office:value-type="float" office:value="8.7719298245614" calcext:value-type="float">
            <text:p>8,7719298245614</text:p>
          </table:table-cell>
          <table:table-cell table:formula="of:=(1000*[.A115])/(1+[.A115])" office:value-type="float" office:value="991.228070175439" calcext:value-type="float">
            <text:p>991,228070175439</text:p>
          </table:table-cell>
          <table:table-cell table:formula="of:=((1000*[.A115])/((1+[.A115])^2))" office:value-type="float" office:value="8.69498307171437" calcext:value-type="float">
            <text:p>8,694983071714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6]/4" office:value-type="float" office:value="510" calcext:value-type="float">
            <text:p>510</text:p>
          </table:table-cell>
          <table:table-cell table:formula="of:=([.B116]*([.A116]^2) + [.C116]*[.A116])/(10*[.D116])" office:value-type="float" office:value="-9.05294117647059" calcext:value-type="float">
            <text:p>-9,05294117647059</text:p>
          </table:table-cell>
          <table:table-cell table:formula="of:=[.F116] + (3*[.D116]/4)" office:value-type="float" office:value="500.947058823529" calcext:value-type="float">
            <text:p>500,947058823529</text:p>
          </table:table-cell>
          <table:table-cell table:formula="of:=1000*1/(1+[.A116])" office:value-type="float" office:value="8.69565217391304" calcext:value-type="float">
            <text:p>8,69565217391304</text:p>
          </table:table-cell>
          <table:table-cell table:formula="of:=(1000*[.A116])/(1+[.A116])" office:value-type="float" office:value="991.304347826087" calcext:value-type="float">
            <text:p>991,304347826087</text:p>
          </table:table-cell>
          <table:table-cell table:formula="of:=((1000*[.A116])/((1+[.A116])^2))" office:value-type="float" office:value="8.62003780718337" calcext:value-type="float">
            <text:p>8,6200378071833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7]/4" office:value-type="float" office:value="510" calcext:value-type="float">
            <text:p>510</text:p>
          </table:table-cell>
          <table:table-cell table:formula="of:=([.B117]*([.A117]^2) + [.C117]*[.A117])/(10*[.D117])" office:value-type="float" office:value="-7.61029411764706" calcext:value-type="float">
            <text:p>-7,61029411764706</text:p>
          </table:table-cell>
          <table:table-cell table:formula="of:=[.F117] + (3*[.D117]/4)" office:value-type="float" office:value="502.389705882353" calcext:value-type="float">
            <text:p>502,389705882353</text:p>
          </table:table-cell>
          <table:table-cell table:formula="of:=1000*1/(1+[.A117])" office:value-type="float" office:value="8.62068965517241" calcext:value-type="float">
            <text:p>8,62068965517241</text:p>
          </table:table-cell>
          <table:table-cell table:formula="of:=(1000*[.A117])/(1+[.A117])" office:value-type="float" office:value="991.379310344828" calcext:value-type="float">
            <text:p>991,379310344828</text:p>
          </table:table-cell>
          <table:table-cell table:formula="of:=((1000*[.A117])/((1+[.A117])^2))" office:value-type="float" office:value="8.54637336504162" calcext:value-type="float">
            <text:p>8,546373365041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8]/4" office:value-type="float" office:value="510" calcext:value-type="float">
            <text:p>510</text:p>
          </table:table-cell>
          <table:table-cell table:formula="of:=([.B118]*([.A118]^2) + [.C118]*[.A118])/(10*[.D118])" office:value-type="float" office:value="-6.14117647058824" calcext:value-type="float">
            <text:p>-6,14117647058824</text:p>
          </table:table-cell>
          <table:table-cell table:formula="of:=[.F118] + (3*[.D118]/4)" office:value-type="float" office:value="503.858823529412" calcext:value-type="float">
            <text:p>503,858823529412</text:p>
          </table:table-cell>
          <table:table-cell table:formula="of:=1000*1/(1+[.A118])" office:value-type="float" office:value="8.54700854700855" calcext:value-type="float">
            <text:p>8,54700854700855</text:p>
          </table:table-cell>
          <table:table-cell table:formula="of:=(1000*[.A118])/(1+[.A118])" office:value-type="float" office:value="991.452991452992" calcext:value-type="float">
            <text:p>991,452991452992</text:p>
          </table:table-cell>
          <table:table-cell table:formula="of:=((1000*[.A118])/((1+[.A118])^2))" office:value-type="float" office:value="8.47395719190591" calcext:value-type="float">
            <text:p>8,4739571919059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19]/4" office:value-type="float" office:value="510" calcext:value-type="float">
            <text:p>510</text:p>
          </table:table-cell>
          <table:table-cell table:formula="of:=([.B119]*([.A119]^2) + [.C119]*[.A119])/(10*[.D119])" office:value-type="float" office:value="-4.64558823529412" calcext:value-type="float">
            <text:p>-4,64558823529412</text:p>
          </table:table-cell>
          <table:table-cell table:formula="of:=[.F119] + (3*[.D119]/4)" office:value-type="float" office:value="505.354411764706" calcext:value-type="float">
            <text:p>505,354411764706</text:p>
          </table:table-cell>
          <table:table-cell table:formula="of:=1000*1/(1+[.A119])" office:value-type="float" office:value="8.47457627118644" calcext:value-type="float">
            <text:p>8,47457627118644</text:p>
          </table:table-cell>
          <table:table-cell table:formula="of:=(1000*[.A119])/(1+[.A119])" office:value-type="float" office:value="991.525423728814" calcext:value-type="float">
            <text:p>991,525423728814</text:p>
          </table:table-cell>
          <table:table-cell table:formula="of:=((1000*[.A119])/((1+[.A119])^2))" office:value-type="float" office:value="8.40275782821028" calcext:value-type="float">
            <text:p>8,402757828210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0]/4" office:value-type="float" office:value="510" calcext:value-type="float">
            <text:p>510</text:p>
          </table:table-cell>
          <table:table-cell table:formula="of:=([.B120]*([.A120]^2) + [.C120]*[.A120])/(10*[.D120])" office:value-type="float" office:value="-3.12352941176471" calcext:value-type="float">
            <text:p>-3,12352941176471</text:p>
          </table:table-cell>
          <table:table-cell table:formula="of:=[.F120] + (3*[.D120]/4)" office:value-type="float" office:value="506.876470588235" calcext:value-type="float">
            <text:p>506,876470588235</text:p>
          </table:table-cell>
          <table:table-cell table:formula="of:=1000*1/(1+[.A120])" office:value-type="float" office:value="8.40336134453782" calcext:value-type="float">
            <text:p>8,40336134453782</text:p>
          </table:table-cell>
          <table:table-cell table:formula="of:=(1000*[.A120])/(1+[.A120])" office:value-type="float" office:value="991.596638655462" calcext:value-type="float">
            <text:p>991,596638655462</text:p>
          </table:table-cell>
          <table:table-cell table:formula="of:=((1000*[.A120])/((1+[.A120])^2))" office:value-type="float" office:value="8.33274486265094" calcext:value-type="float">
            <text:p>8,3327448626509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1]/4" office:value-type="float" office:value="510" calcext:value-type="float">
            <text:p>510</text:p>
          </table:table-cell>
          <table:table-cell table:formula="of:=([.B121]*([.A121]^2) + [.C121]*[.A121])/(10*[.D121])" office:value-type="float" office:value="-1.575" calcext:value-type="float">
            <text:p>-1,575</text:p>
          </table:table-cell>
          <table:table-cell table:formula="of:=[.F121] + (3*[.D121]/4)" office:value-type="float" office:value="508.425" calcext:value-type="float">
            <text:p>508,425</text:p>
          </table:table-cell>
          <table:table-cell table:formula="of:=1000*1/(1+[.A121])" office:value-type="float" office:value="8.33333333333333" calcext:value-type="float">
            <text:p>8,33333333333333</text:p>
          </table:table-cell>
          <table:table-cell table:formula="of:=(1000*[.A121])/(1+[.A121])" office:value-type="float" office:value="991.666666666667" calcext:value-type="float">
            <text:p>991,666666666667</text:p>
          </table:table-cell>
          <table:table-cell table:formula="of:=((1000*[.A121])/((1+[.A121])^2))" office:value-type="float" office:value="8.26388888888889" calcext:value-type="float">
            <text:p>8,263888888888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2]/4" office:value-type="float" office:value="510" calcext:value-type="float">
            <text:p>510</text:p>
          </table:table-cell>
          <table:table-cell table:formula="of:=([.B122]*([.A122]^2) + [.C122]*[.A122])/(10*[.D122])" office:value-type="float" office:value="0" calcext:value-type="float">
            <text:p>0</text:p>
          </table:table-cell>
          <table:table-cell table:formula="of:=[.F122] + (3*[.D122]/4)" office:value-type="float" office:value="510" calcext:value-type="float">
            <text:p>510</text:p>
          </table:table-cell>
          <table:table-cell table:formula="of:=1000*1/(1+[.A122])" office:value-type="float" office:value="8.26446280991735" calcext:value-type="float">
            <text:p>8,26446280991735</text:p>
          </table:table-cell>
          <table:table-cell table:formula="of:=(1000*[.A122])/(1+[.A122])" office:value-type="float" office:value="991.735537190083" calcext:value-type="float">
            <text:p>991,735537190083</text:p>
          </table:table-cell>
          <table:table-cell table:formula="of:=((1000*[.A122])/((1+[.A122])^2))" office:value-type="float" office:value="8.19616146438085" calcext:value-type="float">
            <text:p>8,1961614643808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3]/4" office:value-type="float" office:value="510" calcext:value-type="float">
            <text:p>510</text:p>
          </table:table-cell>
          <table:table-cell table:formula="of:=([.B123]*([.A123]^2) + [.C123]*[.A123])/(10*[.D123])" office:value-type="float" office:value="1.60147058823529" calcext:value-type="float">
            <text:p>1,60147058823529</text:p>
          </table:table-cell>
          <table:table-cell table:formula="of:=[.F123] + (3*[.D123]/4)" office:value-type="float" office:value="511.601470588235" calcext:value-type="float">
            <text:p>511,601470588235</text:p>
          </table:table-cell>
          <table:table-cell table:formula="of:=1000*1/(1+[.A123])" office:value-type="float" office:value="8.19672131147541" calcext:value-type="float">
            <text:p>8,19672131147541</text:p>
          </table:table-cell>
          <table:table-cell table:formula="of:=(1000*[.A123])/(1+[.A123])" office:value-type="float" office:value="991.803278688525" calcext:value-type="float">
            <text:p>991,803278688525</text:p>
          </table:table-cell>
          <table:table-cell table:formula="of:=((1000*[.A123])/((1+[.A123])^2))" office:value-type="float" office:value="8.12953507121742" calcext:value-type="float">
            <text:p>8,129535071217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4]/4" office:value-type="float" office:value="510" calcext:value-type="float">
            <text:p>510</text:p>
          </table:table-cell>
          <table:table-cell table:formula="of:=([.B124]*([.A124]^2) + [.C124]*[.A124])/(10*[.D124])" office:value-type="float" office:value="3.22941176470588" calcext:value-type="float">
            <text:p>3,22941176470588</text:p>
          </table:table-cell>
          <table:table-cell table:formula="of:=[.F124] + (3*[.D124]/4)" office:value-type="float" office:value="513.229411764706" calcext:value-type="float">
            <text:p>513,229411764706</text:p>
          </table:table-cell>
          <table:table-cell table:formula="of:=1000*1/(1+[.A124])" office:value-type="float" office:value="8.13008130081301" calcext:value-type="float">
            <text:p>8,13008130081301</text:p>
          </table:table-cell>
          <table:table-cell table:formula="of:=(1000*[.A124])/(1+[.A124])" office:value-type="float" office:value="991.869918699187" calcext:value-type="float">
            <text:p>991,869918699187</text:p>
          </table:table-cell>
          <table:table-cell table:formula="of:=((1000*[.A124])/((1+[.A124])^2))" office:value-type="float" office:value="8.06398307885518" calcext:value-type="float">
            <text:p>8,063983078855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5]/4" office:value-type="float" office:value="510" calcext:value-type="float">
            <text:p>510</text:p>
          </table:table-cell>
          <table:table-cell table:formula="of:=([.B125]*([.A125]^2) + [.C125]*[.A125])/(10*[.D125])" office:value-type="float" office:value="4.88382352941177" calcext:value-type="float">
            <text:p>4,88382352941177</text:p>
          </table:table-cell>
          <table:table-cell table:formula="of:=[.F125] + (3*[.D125]/4)" office:value-type="float" office:value="514.883823529412" calcext:value-type="float">
            <text:p>514,883823529412</text:p>
          </table:table-cell>
          <table:table-cell table:formula="of:=1000*1/(1+[.A125])" office:value-type="float" office:value="8.06451612903226" calcext:value-type="float">
            <text:p>8,06451612903226</text:p>
          </table:table-cell>
          <table:table-cell table:formula="of:=(1000*[.A125])/(1+[.A125])" office:value-type="float" office:value="991.935483870968" calcext:value-type="float">
            <text:p>991,935483870968</text:p>
          </table:table-cell>
          <table:table-cell table:formula="of:=((1000*[.A125])/((1+[.A125])^2))" office:value-type="float" office:value="7.99947970863684" calcext:value-type="float">
            <text:p>7,999479708636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6]/4" office:value-type="float" office:value="510" calcext:value-type="float">
            <text:p>510</text:p>
          </table:table-cell>
          <table:table-cell table:formula="of:=([.B126]*([.A126]^2) + [.C126]*[.A126])/(10*[.D126])" office:value-type="float" office:value="6.56470588235294" calcext:value-type="float">
            <text:p>6,56470588235294</text:p>
          </table:table-cell>
          <table:table-cell table:formula="of:=[.F126] + (3*[.D126]/4)" office:value-type="float" office:value="516.564705882353" calcext:value-type="float">
            <text:p>516,564705882353</text:p>
          </table:table-cell>
          <table:table-cell table:formula="of:=1000*1/(1+[.A126])" office:value-type="float" office:value="8" calcext:value-type="float">
            <text:p>8</text:p>
          </table:table-cell>
          <table:table-cell table:formula="of:=(1000*[.A126])/(1+[.A126])" office:value-type="float" office:value="992" calcext:value-type="float">
            <text:p>992</text:p>
          </table:table-cell>
          <table:table-cell table:formula="of:=((1000*[.A126])/((1+[.A126])^2))" office:value-type="float" office:value="7.936" calcext:value-type="float">
            <text:p>7,9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7]/4" office:value-type="float" office:value="510" calcext:value-type="float">
            <text:p>510</text:p>
          </table:table-cell>
          <table:table-cell table:formula="of:=([.B127]*([.A127]^2) + [.C127]*[.A127])/(10*[.D127])" office:value-type="float" office:value="8.27205882352941" calcext:value-type="float">
            <text:p>8,27205882352941</text:p>
          </table:table-cell>
          <table:table-cell table:formula="of:=[.F127] + (3*[.D127]/4)" office:value-type="float" office:value="518.272058823529" calcext:value-type="float">
            <text:p>518,272058823529</text:p>
          </table:table-cell>
          <table:table-cell table:formula="of:=1000*1/(1+[.A127])" office:value-type="float" office:value="7.93650793650794" calcext:value-type="float">
            <text:p>7,93650793650794</text:p>
          </table:table-cell>
          <table:table-cell table:formula="of:=(1000*[.A127])/(1+[.A127])" office:value-type="float" office:value="992.063492063492" calcext:value-type="float">
            <text:p>992,063492063492</text:p>
          </table:table-cell>
          <table:table-cell table:formula="of:=((1000*[.A127])/((1+[.A127])^2))" office:value-type="float" office:value="7.87351977828168" calcext:value-type="float">
            <text:p>7,8735197782816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8]/4" office:value-type="float" office:value="510" calcext:value-type="float">
            <text:p>510</text:p>
          </table:table-cell>
          <table:table-cell table:formula="of:=([.B128]*([.A128]^2) + [.C128]*[.A128])/(10*[.D128])" office:value-type="float" office:value="10.0058823529412" calcext:value-type="float">
            <text:p>10,0058823529412</text:p>
          </table:table-cell>
          <table:table-cell table:formula="of:=[.F128] + (3*[.D128]/4)" office:value-type="float" office:value="520.005882352941" calcext:value-type="float">
            <text:p>520,005882352941</text:p>
          </table:table-cell>
          <table:table-cell table:formula="of:=1000*1/(1+[.A128])" office:value-type="float" office:value="7.8740157480315" calcext:value-type="float">
            <text:p>7,8740157480315</text:p>
          </table:table-cell>
          <table:table-cell table:formula="of:=(1000*[.A128])/(1+[.A128])" office:value-type="float" office:value="992.125984251969" calcext:value-type="float">
            <text:p>992,125984251969</text:p>
          </table:table-cell>
          <table:table-cell table:formula="of:=((1000*[.A128])/((1+[.A128])^2))" office:value-type="float" office:value="7.81201562403125" calcext:value-type="float">
            <text:p>7,81201562403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29]/4" office:value-type="float" office:value="510" calcext:value-type="float">
            <text:p>510</text:p>
          </table:table-cell>
          <table:table-cell table:formula="of:=([.B129]*([.A129]^2) + [.C129]*[.A129])/(10*[.D129])" office:value-type="float" office:value="11.7661764705882" calcext:value-type="float">
            <text:p>11,7661764705882</text:p>
          </table:table-cell>
          <table:table-cell table:formula="of:=[.F129] + (3*[.D129]/4)" office:value-type="float" office:value="521.766176470588" calcext:value-type="float">
            <text:p>521,766176470588</text:p>
          </table:table-cell>
          <table:table-cell table:formula="of:=1000*1/(1+[.A129])" office:value-type="float" office:value="7.8125" calcext:value-type="float">
            <text:p>7,8125</text:p>
          </table:table-cell>
          <table:table-cell table:formula="of:=(1000*[.A129])/(1+[.A129])" office:value-type="float" office:value="992.1875" calcext:value-type="float">
            <text:p>992,1875</text:p>
          </table:table-cell>
          <table:table-cell table:formula="of:=((1000*[.A129])/((1+[.A129])^2))" office:value-type="float" office:value="7.75146484375" calcext:value-type="float">
            <text:p>7,751464843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0]/4" office:value-type="float" office:value="510" calcext:value-type="float">
            <text:p>510</text:p>
          </table:table-cell>
          <table:table-cell table:formula="of:=([.B130]*([.A130]^2) + [.C130]*[.A130])/(10*[.D130])" office:value-type="float" office:value="13.5529411764706" calcext:value-type="float">
            <text:p>13,5529411764706</text:p>
          </table:table-cell>
          <table:table-cell table:formula="of:=[.F130] + (3*[.D130]/4)" office:value-type="float" office:value="523.552941176471" calcext:value-type="float">
            <text:p>523,552941176471</text:p>
          </table:table-cell>
          <table:table-cell table:formula="of:=1000*1/(1+[.A130])" office:value-type="float" office:value="7.75193798449612" calcext:value-type="float">
            <text:p>7,75193798449612</text:p>
          </table:table-cell>
          <table:table-cell table:formula="of:=(1000*[.A130])/(1+[.A130])" office:value-type="float" office:value="992.248062015504" calcext:value-type="float">
            <text:p>992,248062015504</text:p>
          </table:table-cell>
          <table:table-cell table:formula="of:=((1000*[.A130])/((1+[.A130])^2))" office:value-type="float" office:value="7.69184544198065" calcext:value-type="float">
            <text:p>7,6918454419806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1]/4" office:value-type="float" office:value="510" calcext:value-type="float">
            <text:p>510</text:p>
          </table:table-cell>
          <table:table-cell table:formula="of:=([.B131]*([.A131]^2) + [.C131]*[.A131])/(10*[.D131])" office:value-type="float" office:value="15.3661764705882" calcext:value-type="float">
            <text:p>15,3661764705882</text:p>
          </table:table-cell>
          <table:table-cell table:formula="of:=[.F131] + (3*[.D131]/4)" office:value-type="float" office:value="525.366176470588" calcext:value-type="float">
            <text:p>525,366176470588</text:p>
          </table:table-cell>
          <table:table-cell table:formula="of:=1000*1/(1+[.A131])" office:value-type="float" office:value="7.69230769230769" calcext:value-type="float">
            <text:p>7,69230769230769</text:p>
          </table:table-cell>
          <table:table-cell table:formula="of:=(1000*[.A131])/(1+[.A131])" office:value-type="float" office:value="992.307692307692" calcext:value-type="float">
            <text:p>992,307692307692</text:p>
          </table:table-cell>
          <table:table-cell table:formula="of:=((1000*[.A131])/((1+[.A131])^2))" office:value-type="float" office:value="7.63313609467456" calcext:value-type="float">
            <text:p>7,633136094674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2]/4" office:value-type="float" office:value="510" calcext:value-type="float">
            <text:p>510</text:p>
          </table:table-cell>
          <table:table-cell table:formula="of:=([.B132]*([.A132]^2) + [.C132]*[.A132])/(10*[.D132])" office:value-type="float" office:value="17.2058823529412" calcext:value-type="float">
            <text:p>17,2058823529412</text:p>
          </table:table-cell>
          <table:table-cell table:formula="of:=[.F132] + (3*[.D132]/4)" office:value-type="float" office:value="527.205882352941" calcext:value-type="float">
            <text:p>527,205882352941</text:p>
          </table:table-cell>
          <table:table-cell table:formula="of:=1000*1/(1+[.A132])" office:value-type="float" office:value="7.63358778625954" calcext:value-type="float">
            <text:p>7,63358778625954</text:p>
          </table:table-cell>
          <table:table-cell table:formula="of:=(1000*[.A132])/(1+[.A132])" office:value-type="float" office:value="992.366412213741" calcext:value-type="float">
            <text:p>992,366412213741</text:p>
          </table:table-cell>
          <table:table-cell table:formula="of:=((1000*[.A132])/((1+[.A132])^2))" office:value-type="float" office:value="7.57531612376901" calcext:value-type="float">
            <text:p>7,575316123769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3]/4" office:value-type="float" office:value="510" calcext:value-type="float">
            <text:p>510</text:p>
          </table:table-cell>
          <table:table-cell table:formula="of:=([.B133]*([.A133]^2) + [.C133]*[.A133])/(10*[.D133])" office:value-type="float" office:value="19.0720588235294" calcext:value-type="float">
            <text:p>19,0720588235294</text:p>
          </table:table-cell>
          <table:table-cell table:formula="of:=[.F133] + (3*[.D133]/4)" office:value-type="float" office:value="529.072058823529" calcext:value-type="float">
            <text:p>529,072058823529</text:p>
          </table:table-cell>
          <table:table-cell table:formula="of:=1000*1/(1+[.A133])" office:value-type="float" office:value="7.57575757575758" calcext:value-type="float">
            <text:p>7,57575757575758</text:p>
          </table:table-cell>
          <table:table-cell table:formula="of:=(1000*[.A133])/(1+[.A133])" office:value-type="float" office:value="992.424242424242" calcext:value-type="float">
            <text:p>992,424242424242</text:p>
          </table:table-cell>
          <table:table-cell table:formula="of:=((1000*[.A133])/((1+[.A133])^2))" office:value-type="float" office:value="7.51836547291093" calcext:value-type="float">
            <text:p>7,5183654729109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4]/4" office:value-type="float" office:value="510" calcext:value-type="float">
            <text:p>510</text:p>
          </table:table-cell>
          <table:table-cell table:formula="of:=([.B134]*([.A134]^2) + [.C134]*[.A134])/(10*[.D134])" office:value-type="float" office:value="20.9647058823529" calcext:value-type="float">
            <text:p>20,9647058823529</text:p>
          </table:table-cell>
          <table:table-cell table:formula="of:=[.F134] + (3*[.D134]/4)" office:value-type="float" office:value="530.964705882353" calcext:value-type="float">
            <text:p>530,964705882353</text:p>
          </table:table-cell>
          <table:table-cell table:formula="of:=1000*1/(1+[.A134])" office:value-type="float" office:value="7.5187969924812" calcext:value-type="float">
            <text:p>7,5187969924812</text:p>
          </table:table-cell>
          <table:table-cell table:formula="of:=(1000*[.A134])/(1+[.A134])" office:value-type="float" office:value="992.481203007519" calcext:value-type="float">
            <text:p>992,481203007519</text:p>
          </table:table-cell>
          <table:table-cell table:formula="of:=((1000*[.A134])/((1+[.A134])^2))" office:value-type="float" office:value="7.46226468426706" calcext:value-type="float">
            <text:p>7,462264684267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5]/4" office:value-type="float" office:value="510" calcext:value-type="float">
            <text:p>510</text:p>
          </table:table-cell>
          <table:table-cell table:formula="of:=([.B135]*([.A135]^2) + [.C135]*[.A135])/(10*[.D135])" office:value-type="float" office:value="22.8838235294118" calcext:value-type="float">
            <text:p>22,8838235294118</text:p>
          </table:table-cell>
          <table:table-cell table:formula="of:=[.F135] + (3*[.D135]/4)" office:value-type="float" office:value="532.883823529412" calcext:value-type="float">
            <text:p>532,883823529412</text:p>
          </table:table-cell>
          <table:table-cell table:formula="of:=1000*1/(1+[.A135])" office:value-type="float" office:value="7.46268656716418" calcext:value-type="float">
            <text:p>7,46268656716418</text:p>
          </table:table-cell>
          <table:table-cell table:formula="of:=(1000*[.A135])/(1+[.A135])" office:value-type="float" office:value="992.537313432836" calcext:value-type="float">
            <text:p>992,537313432836</text:p>
          </table:table-cell>
          <table:table-cell table:formula="of:=((1000*[.A135])/((1+[.A135])^2))" office:value-type="float" office:value="7.40699487636445" calcext:value-type="float">
            <text:p>7,406994876364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6]/4" office:value-type="float" office:value="510" calcext:value-type="float">
            <text:p>510</text:p>
          </table:table-cell>
          <table:table-cell table:formula="of:=([.B136]*([.A136]^2) + [.C136]*[.A136])/(10*[.D136])" office:value-type="float" office:value="24.8294117647059" calcext:value-type="float">
            <text:p>24,8294117647059</text:p>
          </table:table-cell>
          <table:table-cell table:formula="of:=[.F136] + (3*[.D136]/4)" office:value-type="float" office:value="534.829411764706" calcext:value-type="float">
            <text:p>534,829411764706</text:p>
          </table:table-cell>
          <table:table-cell table:formula="of:=1000*1/(1+[.A136])" office:value-type="float" office:value="7.40740740740741" calcext:value-type="float">
            <text:p>7,40740740740741</text:p>
          </table:table-cell>
          <table:table-cell table:formula="of:=(1000*[.A136])/(1+[.A136])" office:value-type="float" office:value="992.592592592593" calcext:value-type="float">
            <text:p>992,592592592593</text:p>
          </table:table-cell>
          <table:table-cell table:formula="of:=((1000*[.A136])/((1+[.A136])^2))" office:value-type="float" office:value="7.35253772290809" calcext:value-type="float">
            <text:p>7,352537722908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7]/4" office:value-type="float" office:value="510" calcext:value-type="float">
            <text:p>510</text:p>
          </table:table-cell>
          <table:table-cell table:formula="of:=([.B137]*([.A137]^2) + [.C137]*[.A137])/(10*[.D137])" office:value-type="float" office:value="26.8014705882353" calcext:value-type="float">
            <text:p>26,8014705882353</text:p>
          </table:table-cell>
          <table:table-cell table:formula="of:=[.F137] + (3*[.D137]/4)" office:value-type="float" office:value="536.801470588235" calcext:value-type="float">
            <text:p>536,801470588235</text:p>
          </table:table-cell>
          <table:table-cell table:formula="of:=1000*1/(1+[.A137])" office:value-type="float" office:value="7.35294117647059" calcext:value-type="float">
            <text:p>7,35294117647059</text:p>
          </table:table-cell>
          <table:table-cell table:formula="of:=(1000*[.A137])/(1+[.A137])" office:value-type="float" office:value="992.647058823529" calcext:value-type="float">
            <text:p>992,647058823529</text:p>
          </table:table-cell>
          <table:table-cell table:formula="of:=((1000*[.A137])/((1+[.A137])^2))" office:value-type="float" office:value="7.29887543252595" calcext:value-type="float">
            <text:p>7,2988754325259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8]/4" office:value-type="float" office:value="510" calcext:value-type="float">
            <text:p>510</text:p>
          </table:table-cell>
          <table:table-cell table:formula="of:=([.B138]*([.A138]^2) + [.C138]*[.A138])/(10*[.D138])" office:value-type="float" office:value="28.8" calcext:value-type="float">
            <text:p>28,8</text:p>
          </table:table-cell>
          <table:table-cell table:formula="of:=[.F138] + (3*[.D138]/4)" office:value-type="float" office:value="538.8" calcext:value-type="float">
            <text:p>538,8</text:p>
          </table:table-cell>
          <table:table-cell table:formula="of:=1000*1/(1+[.A138])" office:value-type="float" office:value="7.2992700729927" calcext:value-type="float">
            <text:p>7,2992700729927</text:p>
          </table:table-cell>
          <table:table-cell table:formula="of:=(1000*[.A138])/(1+[.A138])" office:value-type="float" office:value="992.700729927007" calcext:value-type="float">
            <text:p>992,700729927007</text:p>
          </table:table-cell>
          <table:table-cell table:formula="of:=((1000*[.A138])/((1+[.A138])^2))" office:value-type="float" office:value="7.24599072939421" calcext:value-type="float">
            <text:p>7,245990729394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39]/4" office:value-type="float" office:value="510" calcext:value-type="float">
            <text:p>510</text:p>
          </table:table-cell>
          <table:table-cell table:formula="of:=([.B139]*([.A139]^2) + [.C139]*[.A139])/(10*[.D139])" office:value-type="float" office:value="30.825" calcext:value-type="float">
            <text:p>30,825</text:p>
          </table:table-cell>
          <table:table-cell table:formula="of:=[.F139] + (3*[.D139]/4)" office:value-type="float" office:value="540.825" calcext:value-type="float">
            <text:p>540,825</text:p>
          </table:table-cell>
          <table:table-cell table:formula="of:=1000*1/(1+[.A139])" office:value-type="float" office:value="7.2463768115942" calcext:value-type="float">
            <text:p>7,2463768115942</text:p>
          </table:table-cell>
          <table:table-cell table:formula="of:=(1000*[.A139])/(1+[.A139])" office:value-type="float" office:value="992.753623188406" calcext:value-type="float">
            <text:p>992,753623188406</text:p>
          </table:table-cell>
          <table:table-cell table:formula="of:=((1000*[.A139])/((1+[.A139])^2))" office:value-type="float" office:value="7.19386683469859" calcext:value-type="float">
            <text:p>7,193866834698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0]/4" office:value-type="float" office:value="510" calcext:value-type="float">
            <text:p>510</text:p>
          </table:table-cell>
          <table:table-cell table:formula="of:=([.B140]*([.A140]^2) + [.C140]*[.A140])/(10*[.D140])" office:value-type="float" office:value="32.8764705882353" calcext:value-type="float">
            <text:p>32,8764705882353</text:p>
          </table:table-cell>
          <table:table-cell table:formula="of:=[.F140] + (3*[.D140]/4)" office:value-type="float" office:value="542.876470588235" calcext:value-type="float">
            <text:p>542,876470588235</text:p>
          </table:table-cell>
          <table:table-cell table:formula="of:=1000*1/(1+[.A140])" office:value-type="float" office:value="7.19424460431655" calcext:value-type="float">
            <text:p>7,19424460431655</text:p>
          </table:table-cell>
          <table:table-cell table:formula="of:=(1000*[.A140])/(1+[.A140])" office:value-type="float" office:value="992.805755395684" calcext:value-type="float">
            <text:p>992,805755395684</text:p>
          </table:table-cell>
          <table:table-cell table:formula="of:=((1000*[.A140])/((1+[.A140])^2))" office:value-type="float" office:value="7.14248744888981" calcext:value-type="float">
            <text:p>7,142487448889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1]/4" office:value-type="float" office:value="510" calcext:value-type="float">
            <text:p>510</text:p>
          </table:table-cell>
          <table:table-cell table:formula="of:=([.B141]*([.A141]^2) + [.C141]*[.A141])/(10*[.D141])" office:value-type="float" office:value="34.9544117647059" calcext:value-type="float">
            <text:p>34,9544117647059</text:p>
          </table:table-cell>
          <table:table-cell table:formula="of:=[.F141] + (3*[.D141]/4)" office:value-type="float" office:value="544.954411764706" calcext:value-type="float">
            <text:p>544,954411764706</text:p>
          </table:table-cell>
          <table:table-cell table:formula="of:=1000*1/(1+[.A141])" office:value-type="float" office:value="7.14285714285714" calcext:value-type="float">
            <text:p>7,14285714285714</text:p>
          </table:table-cell>
          <table:table-cell table:formula="of:=(1000*[.A141])/(1+[.A141])" office:value-type="float" office:value="992.857142857143" calcext:value-type="float">
            <text:p>992,857142857143</text:p>
          </table:table-cell>
          <table:table-cell table:formula="of:=((1000*[.A141])/((1+[.A141])^2))" office:value-type="float" office:value="7.09183673469388" calcext:value-type="float">
            <text:p>7,091836734693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2]/4" office:value-type="float" office:value="510" calcext:value-type="float">
            <text:p>510</text:p>
          </table:table-cell>
          <table:table-cell table:formula="of:=([.B142]*([.A142]^2) + [.C142]*[.A142])/(10*[.D142])" office:value-type="float" office:value="37.0588235294118" calcext:value-type="float">
            <text:p>37,0588235294118</text:p>
          </table:table-cell>
          <table:table-cell table:formula="of:=[.F142] + (3*[.D142]/4)" office:value-type="float" office:value="547.058823529412" calcext:value-type="float">
            <text:p>547,058823529412</text:p>
          </table:table-cell>
          <table:table-cell table:formula="of:=1000*1/(1+[.A142])" office:value-type="float" office:value="7.09219858156028" calcext:value-type="float">
            <text:p>7,09219858156028</text:p>
          </table:table-cell>
          <table:table-cell table:formula="of:=(1000*[.A142])/(1+[.A142])" office:value-type="float" office:value="992.90780141844" calcext:value-type="float">
            <text:p>992,90780141844</text:p>
          </table:table-cell>
          <table:table-cell table:formula="of:=((1000*[.A142])/((1+[.A142])^2))" office:value-type="float" office:value="7.04189930084" calcext:value-type="float">
            <text:p>7,0418993008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3]/4" office:value-type="float" office:value="510" calcext:value-type="float">
            <text:p>510</text:p>
          </table:table-cell>
          <table:table-cell table:formula="of:=([.B143]*([.A143]^2) + [.C143]*[.A143])/(10*[.D143])" office:value-type="float" office:value="39.1897058823529" calcext:value-type="float">
            <text:p>39,1897058823529</text:p>
          </table:table-cell>
          <table:table-cell table:formula="of:=[.F143] + (3*[.D143]/4)" office:value-type="float" office:value="549.189705882353" calcext:value-type="float">
            <text:p>549,189705882353</text:p>
          </table:table-cell>
          <table:table-cell table:formula="of:=1000*1/(1+[.A143])" office:value-type="float" office:value="7.04225352112676" calcext:value-type="float">
            <text:p>7,04225352112676</text:p>
          </table:table-cell>
          <table:table-cell table:formula="of:=(1000*[.A143])/(1+[.A143])" office:value-type="float" office:value="992.957746478873" calcext:value-type="float">
            <text:p>992,957746478873</text:p>
          </table:table-cell>
          <table:table-cell table:formula="of:=((1000*[.A143])/((1+[.A143])^2))" office:value-type="float" office:value="6.99266018647094" calcext:value-type="float">
            <text:p>6,9926601864709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4]/4" office:value-type="float" office:value="510" calcext:value-type="float">
            <text:p>510</text:p>
          </table:table-cell>
          <table:table-cell table:formula="of:=([.B144]*([.A144]^2) + [.C144]*[.A144])/(10*[.D144])" office:value-type="float" office:value="41.3470588235294" calcext:value-type="float">
            <text:p>41,3470588235294</text:p>
          </table:table-cell>
          <table:table-cell table:formula="of:=[.F144] + (3*[.D144]/4)" office:value-type="float" office:value="551.347058823529" calcext:value-type="float">
            <text:p>551,347058823529</text:p>
          </table:table-cell>
          <table:table-cell table:formula="of:=1000*1/(1+[.A144])" office:value-type="float" office:value="6.99300699300699" calcext:value-type="float">
            <text:p>6,99300699300699</text:p>
          </table:table-cell>
          <table:table-cell table:formula="of:=(1000*[.A144])/(1+[.A144])" office:value-type="float" office:value="993.006993006993" calcext:value-type="float">
            <text:p>993,006993006993</text:p>
          </table:table-cell>
          <table:table-cell table:formula="of:=((1000*[.A144])/((1+[.A144])^2))" office:value-type="float" office:value="6.94410484620275" calcext:value-type="float">
            <text:p>6,9441048462027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5]/4" office:value-type="float" office:value="510" calcext:value-type="float">
            <text:p>510</text:p>
          </table:table-cell>
          <table:table-cell table:formula="of:=([.B145]*([.A145]^2) + [.C145]*[.A145])/(10*[.D145])" office:value-type="float" office:value="43.5308823529412" calcext:value-type="float">
            <text:p>43,5308823529412</text:p>
          </table:table-cell>
          <table:table-cell table:formula="of:=[.F145] + (3*[.D145]/4)" office:value-type="float" office:value="553.530882352941" calcext:value-type="float">
            <text:p>553,530882352941</text:p>
          </table:table-cell>
          <table:table-cell table:formula="of:=1000*1/(1+[.A145])" office:value-type="float" office:value="6.94444444444444" calcext:value-type="float">
            <text:p>6,94444444444444</text:p>
          </table:table-cell>
          <table:table-cell table:formula="of:=(1000*[.A145])/(1+[.A145])" office:value-type="float" office:value="993.055555555556" calcext:value-type="float">
            <text:p>993,055555555556</text:p>
          </table:table-cell>
          <table:table-cell table:formula="of:=((1000*[.A145])/((1+[.A145])^2))" office:value-type="float" office:value="6.89621913580247" calcext:value-type="float">
            <text:p>6,896219135802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6]/4" office:value-type="float" office:value="510" calcext:value-type="float">
            <text:p>510</text:p>
          </table:table-cell>
          <table:table-cell table:formula="of:=([.B146]*([.A146]^2) + [.C146]*[.A146])/(10*[.D146])" office:value-type="float" office:value="45.7411764705882" calcext:value-type="float">
            <text:p>45,7411764705882</text:p>
          </table:table-cell>
          <table:table-cell table:formula="of:=[.F146] + (3*[.D146]/4)" office:value-type="float" office:value="555.741176470588" calcext:value-type="float">
            <text:p>555,741176470588</text:p>
          </table:table-cell>
          <table:table-cell table:formula="of:=1000*1/(1+[.A146])" office:value-type="float" office:value="6.89655172413793" calcext:value-type="float">
            <text:p>6,89655172413793</text:p>
          </table:table-cell>
          <table:table-cell table:formula="of:=(1000*[.A146])/(1+[.A146])" office:value-type="float" office:value="993.103448275862" calcext:value-type="float">
            <text:p>993,103448275862</text:p>
          </table:table-cell>
          <table:table-cell table:formula="of:=((1000*[.A146])/((1+[.A146])^2))" office:value-type="float" office:value="6.84898929845422" calcext:value-type="float">
            <text:p>6,8489892984542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7]/4" office:value-type="float" office:value="510" calcext:value-type="float">
            <text:p>510</text:p>
          </table:table-cell>
          <table:table-cell table:formula="of:=([.B147]*([.A147]^2) + [.C147]*[.A147])/(10*[.D147])" office:value-type="float" office:value="47.9779411764706" calcext:value-type="float">
            <text:p>47,9779411764706</text:p>
          </table:table-cell>
          <table:table-cell table:formula="of:=[.F147] + (3*[.D147]/4)" office:value-type="float" office:value="557.977941176471" calcext:value-type="float">
            <text:p>557,977941176471</text:p>
          </table:table-cell>
          <table:table-cell table:formula="of:=1000*1/(1+[.A147])" office:value-type="float" office:value="6.84931506849315" calcext:value-type="float">
            <text:p>6,84931506849315</text:p>
          </table:table-cell>
          <table:table-cell table:formula="of:=(1000*[.A147])/(1+[.A147])" office:value-type="float" office:value="993.150684931507" calcext:value-type="float">
            <text:p>993,150684931507</text:p>
          </table:table-cell>
          <table:table-cell table:formula="of:=((1000*[.A147])/((1+[.A147])^2))" office:value-type="float" office:value="6.80240195158566" calcext:value-type="float">
            <text:p>6,8024019515856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8]/4" office:value-type="float" office:value="510" calcext:value-type="float">
            <text:p>510</text:p>
          </table:table-cell>
          <table:table-cell table:formula="of:=([.B148]*([.A148]^2) + [.C148]*[.A148])/(10*[.D148])" office:value-type="float" office:value="50.2411764705882" calcext:value-type="float">
            <text:p>50,2411764705882</text:p>
          </table:table-cell>
          <table:table-cell table:formula="of:=[.F148] + (3*[.D148]/4)" office:value-type="float" office:value="560.241176470588" calcext:value-type="float">
            <text:p>560,241176470588</text:p>
          </table:table-cell>
          <table:table-cell table:formula="of:=1000*1/(1+[.A148])" office:value-type="float" office:value="6.80272108843537" calcext:value-type="float">
            <text:p>6,80272108843537</text:p>
          </table:table-cell>
          <table:table-cell table:formula="of:=(1000*[.A148])/(1+[.A148])" office:value-type="float" office:value="993.197278911565" calcext:value-type="float">
            <text:p>993,197278911565</text:p>
          </table:table-cell>
          <table:table-cell table:formula="of:=((1000*[.A148])/((1+[.A148])^2))" office:value-type="float" office:value="6.75644407422833" calcext:value-type="float">
            <text:p>6,756444074228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49]/4" office:value-type="float" office:value="510" calcext:value-type="float">
            <text:p>510</text:p>
          </table:table-cell>
          <table:table-cell table:formula="of:=([.B149]*([.A149]^2) + [.C149]*[.A149])/(10*[.D149])" office:value-type="float" office:value="52.5308823529412" calcext:value-type="float">
            <text:p>52,5308823529412</text:p>
          </table:table-cell>
          <table:table-cell table:formula="of:=[.F149] + (3*[.D149]/4)" office:value-type="float" office:value="562.530882352941" calcext:value-type="float">
            <text:p>562,530882352941</text:p>
          </table:table-cell>
          <table:table-cell table:formula="of:=1000*1/(1+[.A149])" office:value-type="float" office:value="6.75675675675676" calcext:value-type="float">
            <text:p>6,75675675675676</text:p>
          </table:table-cell>
          <table:table-cell table:formula="of:=(1000*[.A149])/(1+[.A149])" office:value-type="float" office:value="993.243243243243" calcext:value-type="float">
            <text:p>993,243243243243</text:p>
          </table:table-cell>
          <table:table-cell table:formula="of:=((1000*[.A149])/((1+[.A149])^2))" office:value-type="float" office:value="6.71110299488678" calcext:value-type="float">
            <text:p>6,7111029948867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0]/4" office:value-type="float" office:value="510" calcext:value-type="float">
            <text:p>510</text:p>
          </table:table-cell>
          <table:table-cell table:formula="of:=([.B150]*([.A150]^2) + [.C150]*[.A150])/(10*[.D150])" office:value-type="float" office:value="54.8470588235294" calcext:value-type="float">
            <text:p>54,8470588235294</text:p>
          </table:table-cell>
          <table:table-cell table:formula="of:=[.F150] + (3*[.D150]/4)" office:value-type="float" office:value="564.84705882353" calcext:value-type="float">
            <text:p>564,84705882353</text:p>
          </table:table-cell>
          <table:table-cell table:formula="of:=1000*1/(1+[.A150])" office:value-type="float" office:value="6.71140939597315" calcext:value-type="float">
            <text:p>6,71140939597315</text:p>
          </table:table-cell>
          <table:table-cell table:formula="of:=(1000*[.A150])/(1+[.A150])" office:value-type="float" office:value="993.288590604027" calcext:value-type="float">
            <text:p>993,288590604027</text:p>
          </table:table-cell>
          <table:table-cell table:formula="of:=((1000*[.A150])/((1+[.A150])^2))" office:value-type="float" office:value="6.6663663798928" calcext:value-type="float">
            <text:p>6,66636637989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1]/4" office:value-type="float" office:value="510" calcext:value-type="float">
            <text:p>510</text:p>
          </table:table-cell>
          <table:table-cell table:formula="of:=([.B151]*([.A151]^2) + [.C151]*[.A151])/(10*[.D151])" office:value-type="float" office:value="57.1897058823529" calcext:value-type="float">
            <text:p>57,1897058823529</text:p>
          </table:table-cell>
          <table:table-cell table:formula="of:=[.F151] + (3*[.D151]/4)" office:value-type="float" office:value="567.189705882353" calcext:value-type="float">
            <text:p>567,189705882353</text:p>
          </table:table-cell>
          <table:table-cell table:formula="of:=1000*1/(1+[.A151])" office:value-type="float" office:value="6.66666666666667" calcext:value-type="float">
            <text:p>6,66666666666667</text:p>
          </table:table-cell>
          <table:table-cell table:formula="of:=(1000*[.A151])/(1+[.A151])" office:value-type="float" office:value="993.333333333333" calcext:value-type="float">
            <text:p>993,333333333333</text:p>
          </table:table-cell>
          <table:table-cell table:formula="of:=((1000*[.A151])/((1+[.A151])^2))" office:value-type="float" office:value="6.62222222222222" calcext:value-type="float">
            <text:p>6,622222222222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2]/4" office:value-type="float" office:value="510" calcext:value-type="float">
            <text:p>510</text:p>
          </table:table-cell>
          <table:table-cell table:formula="of:=([.B152]*([.A152]^2) + [.C152]*[.A152])/(10*[.D152])" office:value-type="float" office:value="59.5588235294118" calcext:value-type="float">
            <text:p>59,5588235294118</text:p>
          </table:table-cell>
          <table:table-cell table:formula="of:=[.F152] + (3*[.D152]/4)" office:value-type="float" office:value="569.558823529412" calcext:value-type="float">
            <text:p>569,558823529412</text:p>
          </table:table-cell>
          <table:table-cell table:formula="of:=1000*1/(1+[.A152])" office:value-type="float" office:value="6.62251655629139" calcext:value-type="float">
            <text:p>6,62251655629139</text:p>
          </table:table-cell>
          <table:table-cell table:formula="of:=(1000*[.A152])/(1+[.A152])" office:value-type="float" office:value="993.377483443709" calcext:value-type="float">
            <text:p>993,377483443709</text:p>
          </table:table-cell>
          <table:table-cell table:formula="of:=((1000*[.A152])/((1+[.A152])^2))" office:value-type="float" office:value="6.57865883075304" calcext:value-type="float">
            <text:p>6,578658830753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3]/4" office:value-type="float" office:value="510" calcext:value-type="float">
            <text:p>510</text:p>
          </table:table-cell>
          <table:table-cell table:formula="of:=([.B153]*([.A153]^2) + [.C153]*[.A153])/(10*[.D153])" office:value-type="float" office:value="61.9544117647059" calcext:value-type="float">
            <text:p>61,9544117647059</text:p>
          </table:table-cell>
          <table:table-cell table:formula="of:=[.F153] + (3*[.D153]/4)" office:value-type="float" office:value="571.954411764706" calcext:value-type="float">
            <text:p>571,954411764706</text:p>
          </table:table-cell>
          <table:table-cell table:formula="of:=1000*1/(1+[.A153])" office:value-type="float" office:value="6.57894736842105" calcext:value-type="float">
            <text:p>6,57894736842105</text:p>
          </table:table-cell>
          <table:table-cell table:formula="of:=(1000*[.A153])/(1+[.A153])" office:value-type="float" office:value="993.421052631579" calcext:value-type="float">
            <text:p>993,421052631579</text:p>
          </table:table-cell>
          <table:table-cell table:formula="of:=((1000*[.A153])/((1+[.A153])^2))" office:value-type="float" office:value="6.5356648199446" calcext:value-type="float">
            <text:p>6,53566481994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4]/4" office:value-type="float" office:value="510" calcext:value-type="float">
            <text:p>510</text:p>
          </table:table-cell>
          <table:table-cell table:formula="of:=([.B154]*([.A154]^2) + [.C154]*[.A154])/(10*[.D154])" office:value-type="float" office:value="64.3764705882353" calcext:value-type="float">
            <text:p>64,3764705882353</text:p>
          </table:table-cell>
          <table:table-cell table:formula="of:=[.F154] + (3*[.D154]/4)" office:value-type="float" office:value="574.376470588235" calcext:value-type="float">
            <text:p>574,376470588235</text:p>
          </table:table-cell>
          <table:table-cell table:formula="of:=1000*1/(1+[.A154])" office:value-type="float" office:value="6.5359477124183" calcext:value-type="float">
            <text:p>6,5359477124183</text:p>
          </table:table-cell>
          <table:table-cell table:formula="of:=(1000*[.A154])/(1+[.A154])" office:value-type="float" office:value="993.464052287582" calcext:value-type="float">
            <text:p>993,464052287582</text:p>
          </table:table-cell>
          <table:table-cell table:formula="of:=((1000*[.A154])/((1+[.A154])^2))" office:value-type="float" office:value="6.49322909991883" calcext:value-type="float">
            <text:p>6,4932290999188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5]/4" office:value-type="float" office:value="510" calcext:value-type="float">
            <text:p>510</text:p>
          </table:table-cell>
          <table:table-cell table:formula="of:=([.B155]*([.A155]^2) + [.C155]*[.A155])/(10*[.D155])" office:value-type="float" office:value="66.825" calcext:value-type="float">
            <text:p>66,825</text:p>
          </table:table-cell>
          <table:table-cell table:formula="of:=[.F155] + (3*[.D155]/4)" office:value-type="float" office:value="576.825" calcext:value-type="float">
            <text:p>576,825</text:p>
          </table:table-cell>
          <table:table-cell table:formula="of:=1000*1/(1+[.A155])" office:value-type="float" office:value="6.49350649350649" calcext:value-type="float">
            <text:p>6,49350649350649</text:p>
          </table:table-cell>
          <table:table-cell table:formula="of:=(1000*[.A155])/(1+[.A155])" office:value-type="float" office:value="993.506493506493" calcext:value-type="float">
            <text:p>993,506493506493</text:p>
          </table:table-cell>
          <table:table-cell table:formula="of:=((1000*[.A155])/((1+[.A155])^2))" office:value-type="float" office:value="6.45134086692528" calcext:value-type="float">
            <text:p>6,451340866925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6]/4" office:value-type="float" office:value="510" calcext:value-type="float">
            <text:p>510</text:p>
          </table:table-cell>
          <table:table-cell table:formula="of:=([.B156]*([.A156]^2) + [.C156]*[.A156])/(10*[.D156])" office:value-type="float" office:value="69.3" calcext:value-type="float">
            <text:p>69,3</text:p>
          </table:table-cell>
          <table:table-cell table:formula="of:=[.F156] + (3*[.D156]/4)" office:value-type="float" office:value="579.3" calcext:value-type="float">
            <text:p>579,3</text:p>
          </table:table-cell>
          <table:table-cell table:formula="of:=1000*1/(1+[.A156])" office:value-type="float" office:value="6.45161290322581" calcext:value-type="float">
            <text:p>6,45161290322581</text:p>
          </table:table-cell>
          <table:table-cell table:formula="of:=(1000*[.A156])/(1+[.A156])" office:value-type="float" office:value="993.548387096774" calcext:value-type="float">
            <text:p>993,548387096774</text:p>
          </table:table-cell>
          <table:table-cell table:formula="of:=((1000*[.A156])/((1+[.A156])^2))" office:value-type="float" office:value="6.40998959417274" calcext:value-type="float">
            <text:p>6,409989594172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7]/4" office:value-type="float" office:value="510" calcext:value-type="float">
            <text:p>510</text:p>
          </table:table-cell>
          <table:table-cell table:formula="of:=([.B157]*([.A157]^2) + [.C157]*[.A157])/(10*[.D157])" office:value-type="float" office:value="71.8014705882353" calcext:value-type="float">
            <text:p>71,8014705882353</text:p>
          </table:table-cell>
          <table:table-cell table:formula="of:=[.F157] + (3*[.D157]/4)" office:value-type="float" office:value="581.801470588235" calcext:value-type="float">
            <text:p>581,801470588235</text:p>
          </table:table-cell>
          <table:table-cell table:formula="of:=1000*1/(1+[.A157])" office:value-type="float" office:value="6.41025641025641" calcext:value-type="float">
            <text:p>6,41025641025641</text:p>
          </table:table-cell>
          <table:table-cell table:formula="of:=(1000*[.A157])/(1+[.A157])" office:value-type="float" office:value="993.589743589744" calcext:value-type="float">
            <text:p>993,589743589744</text:p>
          </table:table-cell>
          <table:table-cell table:formula="of:=((1000*[.A157])/((1+[.A157])^2))" office:value-type="float" office:value="6.36916502301118" calcext:value-type="float">
            <text:p>6,369165023011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8]/4" office:value-type="float" office:value="510" calcext:value-type="float">
            <text:p>510</text:p>
          </table:table-cell>
          <table:table-cell table:formula="of:=([.B158]*([.A158]^2) + [.C158]*[.A158])/(10*[.D158])" office:value-type="float" office:value="74.3294117647059" calcext:value-type="float">
            <text:p>74,3294117647059</text:p>
          </table:table-cell>
          <table:table-cell table:formula="of:=[.F158] + (3*[.D158]/4)" office:value-type="float" office:value="584.329411764706" calcext:value-type="float">
            <text:p>584,329411764706</text:p>
          </table:table-cell>
          <table:table-cell table:formula="of:=1000*1/(1+[.A158])" office:value-type="float" office:value="6.36942675159236" calcext:value-type="float">
            <text:p>6,36942675159236</text:p>
          </table:table-cell>
          <table:table-cell table:formula="of:=(1000*[.A158])/(1+[.A158])" office:value-type="float" office:value="993.630573248408" calcext:value-type="float">
            <text:p>993,630573248408</text:p>
          </table:table-cell>
          <table:table-cell table:formula="of:=((1000*[.A158])/((1+[.A158])^2))" office:value-type="float" office:value="6.32885715444846" calcext:value-type="float">
            <text:p>6,3288571544484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59]/4" office:value-type="float" office:value="510" calcext:value-type="float">
            <text:p>510</text:p>
          </table:table-cell>
          <table:table-cell table:formula="of:=([.B159]*([.A159]^2) + [.C159]*[.A159])/(10*[.D159])" office:value-type="float" office:value="76.8838235294118" calcext:value-type="float">
            <text:p>76,8838235294118</text:p>
          </table:table-cell>
          <table:table-cell table:formula="of:=[.F159] + (3*[.D159]/4)" office:value-type="float" office:value="586.883823529412" calcext:value-type="float">
            <text:p>586,883823529412</text:p>
          </table:table-cell>
          <table:table-cell table:formula="of:=1000*1/(1+[.A159])" office:value-type="float" office:value="6.32911392405063" calcext:value-type="float">
            <text:p>6,32911392405063</text:p>
          </table:table-cell>
          <table:table-cell table:formula="of:=(1000*[.A159])/(1+[.A159])" office:value-type="float" office:value="993.670886075949" calcext:value-type="float">
            <text:p>993,670886075949</text:p>
          </table:table-cell>
          <table:table-cell table:formula="of:=((1000*[.A159])/((1+[.A159])^2))" office:value-type="float" office:value="6.28905624098702" calcext:value-type="float">
            <text:p>6,2890562409870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0]/4" office:value-type="float" office:value="510" calcext:value-type="float">
            <text:p>510</text:p>
          </table:table-cell>
          <table:table-cell table:formula="of:=([.B160]*([.A160]^2) + [.C160]*[.A160])/(10*[.D160])" office:value-type="float" office:value="79.464705882353" calcext:value-type="float">
            <text:p>79,464705882353</text:p>
          </table:table-cell>
          <table:table-cell table:formula="of:=[.F160] + (3*[.D160]/4)" office:value-type="float" office:value="589.464705882353" calcext:value-type="float">
            <text:p>589,464705882353</text:p>
          </table:table-cell>
          <table:table-cell table:formula="of:=1000*1/(1+[.A160])" office:value-type="float" office:value="6.28930817610063" calcext:value-type="float">
            <text:p>6,28930817610063</text:p>
          </table:table-cell>
          <table:table-cell table:formula="of:=(1000*[.A160])/(1+[.A160])" office:value-type="float" office:value="993.710691823899" calcext:value-type="float">
            <text:p>993,710691823899</text:p>
          </table:table-cell>
          <table:table-cell table:formula="of:=((1000*[.A160])/((1+[.A160])^2))" office:value-type="float" office:value="6.24975277876666" calcext:value-type="float">
            <text:p>6,2497527787666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1]/4" office:value-type="float" office:value="510" calcext:value-type="float">
            <text:p>510</text:p>
          </table:table-cell>
          <table:table-cell table:formula="of:=([.B161]*([.A161]^2) + [.C161]*[.A161])/(10*[.D161])" office:value-type="float" office:value="82.0720588235294" calcext:value-type="float">
            <text:p>82,0720588235294</text:p>
          </table:table-cell>
          <table:table-cell table:formula="of:=[.F161] + (3*[.D161]/4)" office:value-type="float" office:value="592.072058823529" calcext:value-type="float">
            <text:p>592,072058823529</text:p>
          </table:table-cell>
          <table:table-cell table:formula="of:=1000*1/(1+[.A161])" office:value-type="float" office:value="6.25" calcext:value-type="float">
            <text:p>6,25</text:p>
          </table:table-cell>
          <table:table-cell table:formula="of:=(1000*[.A161])/(1+[.A161])" office:value-type="float" office:value="993.75" calcext:value-type="float">
            <text:p>993,75</text:p>
          </table:table-cell>
          <table:table-cell table:formula="of:=((1000*[.A161])/((1+[.A161])^2))" office:value-type="float" office:value="6.2109375" calcext:value-type="float">
            <text:p>6,21093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2]/4" office:value-type="float" office:value="510" calcext:value-type="float">
            <text:p>510</text:p>
          </table:table-cell>
          <table:table-cell table:formula="of:=([.B162]*([.A162]^2) + [.C162]*[.A162])/(10*[.D162])" office:value-type="float" office:value="84.7058823529412" calcext:value-type="float">
            <text:p>84,7058823529412</text:p>
          </table:table-cell>
          <table:table-cell table:formula="of:=[.F162] + (3*[.D162]/4)" office:value-type="float" office:value="594.705882352941" calcext:value-type="float">
            <text:p>594,705882352941</text:p>
          </table:table-cell>
          <table:table-cell table:formula="of:=1000*1/(1+[.A162])" office:value-type="float" office:value="6.2111801242236" calcext:value-type="float">
            <text:p>6,2111801242236</text:p>
          </table:table-cell>
          <table:table-cell table:formula="of:=(1000*[.A162])/(1+[.A162])" office:value-type="float" office:value="993.788819875777" calcext:value-type="float">
            <text:p>993,788819875777</text:p>
          </table:table-cell>
          <table:table-cell table:formula="of:=((1000*[.A162])/((1+[.A162])^2))" office:value-type="float" office:value="6.17260136568805" calcext:value-type="float">
            <text:p>6,172601365688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3]/4" office:value-type="float" office:value="510" calcext:value-type="float">
            <text:p>510</text:p>
          </table:table-cell>
          <table:table-cell table:formula="of:=([.B163]*([.A163]^2) + [.C163]*[.A163])/(10*[.D163])" office:value-type="float" office:value="87.3661764705882" calcext:value-type="float">
            <text:p>87,3661764705882</text:p>
          </table:table-cell>
          <table:table-cell table:formula="of:=[.F163] + (3*[.D163]/4)" office:value-type="float" office:value="597.366176470588" calcext:value-type="float">
            <text:p>597,366176470588</text:p>
          </table:table-cell>
          <table:table-cell table:formula="of:=1000*1/(1+[.A163])" office:value-type="float" office:value="6.17283950617284" calcext:value-type="float">
            <text:p>6,17283950617284</text:p>
          </table:table-cell>
          <table:table-cell table:formula="of:=(1000*[.A163])/(1+[.A163])" office:value-type="float" office:value="993.827160493827" calcext:value-type="float">
            <text:p>993,827160493827</text:p>
          </table:table-cell>
          <table:table-cell table:formula="of:=((1000*[.A163])/((1+[.A163])^2))" office:value-type="float" office:value="6.13473555860387" calcext:value-type="float">
            <text:p>6,134735558603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4]/4" office:value-type="float" office:value="510" calcext:value-type="float">
            <text:p>510</text:p>
          </table:table-cell>
          <table:table-cell table:formula="of:=([.B164]*([.A164]^2) + [.C164]*[.A164])/(10*[.D164])" office:value-type="float" office:value="90.0529411764706" calcext:value-type="float">
            <text:p>90,0529411764706</text:p>
          </table:table-cell>
          <table:table-cell table:formula="of:=[.F164] + (3*[.D164]/4)" office:value-type="float" office:value="600.052941176471" calcext:value-type="float">
            <text:p>600,052941176471</text:p>
          </table:table-cell>
          <table:table-cell table:formula="of:=1000*1/(1+[.A164])" office:value-type="float" office:value="6.13496932515337" calcext:value-type="float">
            <text:p>6,13496932515337</text:p>
          </table:table-cell>
          <table:table-cell table:formula="of:=(1000*[.A164])/(1+[.A164])" office:value-type="float" office:value="993.865030674847" calcext:value-type="float">
            <text:p>993,865030674847</text:p>
          </table:table-cell>
          <table:table-cell table:formula="of:=((1000*[.A164])/((1+[.A164])^2))" office:value-type="float" office:value="6.0973314765328" calcext:value-type="float">
            <text:p>6,09733147653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5]/4" office:value-type="float" office:value="510" calcext:value-type="float">
            <text:p>510</text:p>
          </table:table-cell>
          <table:table-cell table:formula="of:=([.B165]*([.A165]^2) + [.C165]*[.A165])/(10*[.D165])" office:value-type="float" office:value="92.7661764705882" calcext:value-type="float">
            <text:p>92,7661764705882</text:p>
          </table:table-cell>
          <table:table-cell table:formula="of:=[.F165] + (3*[.D165]/4)" office:value-type="float" office:value="602.766176470588" calcext:value-type="float">
            <text:p>602,766176470588</text:p>
          </table:table-cell>
          <table:table-cell table:formula="of:=1000*1/(1+[.A165])" office:value-type="float" office:value="6.09756097560976" calcext:value-type="float">
            <text:p>6,09756097560976</text:p>
          </table:table-cell>
          <table:table-cell table:formula="of:=(1000*[.A165])/(1+[.A165])" office:value-type="float" office:value="993.90243902439" calcext:value-type="float">
            <text:p>993,90243902439</text:p>
          </table:table-cell>
          <table:table-cell table:formula="of:=((1000*[.A165])/((1+[.A165])^2))" office:value-type="float" office:value="6.06038072575848" calcext:value-type="float">
            <text:p>6,0603807257584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6]/4" office:value-type="float" office:value="510" calcext:value-type="float">
            <text:p>510</text:p>
          </table:table-cell>
          <table:table-cell table:formula="of:=([.B166]*([.A166]^2) + [.C166]*[.A166])/(10*[.D166])" office:value-type="float" office:value="95.5058823529412" calcext:value-type="float">
            <text:p>95,5058823529412</text:p>
          </table:table-cell>
          <table:table-cell table:formula="of:=[.F166] + (3*[.D166]/4)" office:value-type="float" office:value="605.505882352941" calcext:value-type="float">
            <text:p>605,505882352941</text:p>
          </table:table-cell>
          <table:table-cell table:formula="of:=1000*1/(1+[.A166])" office:value-type="float" office:value="6.06060606060606" calcext:value-type="float">
            <text:p>6,06060606060606</text:p>
          </table:table-cell>
          <table:table-cell table:formula="of:=(1000*[.A166])/(1+[.A166])" office:value-type="float" office:value="993.939393939394" calcext:value-type="float">
            <text:p>993,939393939394</text:p>
          </table:table-cell>
          <table:table-cell table:formula="of:=((1000*[.A166])/((1+[.A166])^2))" office:value-type="float" office:value="6.02387511478421" calcext:value-type="float">
            <text:p>6,023875114784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7]/4" office:value-type="float" office:value="510" calcext:value-type="float">
            <text:p>510</text:p>
          </table:table-cell>
          <table:table-cell table:formula="of:=([.B167]*([.A167]^2) + [.C167]*[.A167])/(10*[.D167])" office:value-type="float" office:value="98.2720588235294" calcext:value-type="float">
            <text:p>98,2720588235294</text:p>
          </table:table-cell>
          <table:table-cell table:formula="of:=[.F167] + (3*[.D167]/4)" office:value-type="float" office:value="608.272058823529" calcext:value-type="float">
            <text:p>608,272058823529</text:p>
          </table:table-cell>
          <table:table-cell table:formula="of:=1000*1/(1+[.A167])" office:value-type="float" office:value="6.02409638554217" calcext:value-type="float">
            <text:p>6,02409638554217</text:p>
          </table:table-cell>
          <table:table-cell table:formula="of:=(1000*[.A167])/(1+[.A167])" office:value-type="float" office:value="993.975903614458" calcext:value-type="float">
            <text:p>993,975903614458</text:p>
          </table:table-cell>
          <table:table-cell table:formula="of:=((1000*[.A167])/((1+[.A167])^2))" office:value-type="float" office:value="5.98780664827987" calcext:value-type="float">
            <text:p>5,987806648279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8]/4" office:value-type="float" office:value="510" calcext:value-type="float">
            <text:p>510</text:p>
          </table:table-cell>
          <table:table-cell table:formula="of:=([.B168]*([.A168]^2) + [.C168]*[.A168])/(10*[.D168])" office:value-type="float" office:value="101.064705882353" calcext:value-type="float">
            <text:p>101,064705882353</text:p>
          </table:table-cell>
          <table:table-cell table:formula="of:=[.F168] + (3*[.D168]/4)" office:value-type="float" office:value="611.064705882353" calcext:value-type="float">
            <text:p>611,064705882353</text:p>
          </table:table-cell>
          <table:table-cell table:formula="of:=1000*1/(1+[.A168])" office:value-type="float" office:value="5.98802395209581" calcext:value-type="float">
            <text:p>5,98802395209581</text:p>
          </table:table-cell>
          <table:table-cell table:formula="of:=(1000*[.A168])/(1+[.A168])" office:value-type="float" office:value="994.011976047904" calcext:value-type="float">
            <text:p>994,011976047904</text:p>
          </table:table-cell>
          <table:table-cell table:formula="of:=((1000*[.A168])/((1+[.A168])^2))" office:value-type="float" office:value="5.95216752124494" calcext:value-type="float">
            <text:p>5,9521675212449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69]/4" office:value-type="float" office:value="510" calcext:value-type="float">
            <text:p>510</text:p>
          </table:table-cell>
          <table:table-cell table:formula="of:=([.B169]*([.A169]^2) + [.C169]*[.A169])/(10*[.D169])" office:value-type="float" office:value="103.883823529412" calcext:value-type="float">
            <text:p>103,883823529412</text:p>
          </table:table-cell>
          <table:table-cell table:formula="of:=[.F169] + (3*[.D169]/4)" office:value-type="float" office:value="613.883823529412" calcext:value-type="float">
            <text:p>613,883823529412</text:p>
          </table:table-cell>
          <table:table-cell table:formula="of:=1000*1/(1+[.A169])" office:value-type="float" office:value="5.95238095238095" calcext:value-type="float">
            <text:p>5,95238095238095</text:p>
          </table:table-cell>
          <table:table-cell table:formula="of:=(1000*[.A169])/(1+[.A169])" office:value-type="float" office:value="994.047619047619" calcext:value-type="float">
            <text:p>994,047619047619</text:p>
          </table:table-cell>
          <table:table-cell table:formula="of:=((1000*[.A169])/((1+[.A169])^2))" office:value-type="float" office:value="5.91695011337869" calcext:value-type="float">
            <text:p>5,916950113378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0]/4" office:value-type="float" office:value="510" calcext:value-type="float">
            <text:p>510</text:p>
          </table:table-cell>
          <table:table-cell table:formula="of:=([.B170]*([.A170]^2) + [.C170]*[.A170])/(10*[.D170])" office:value-type="float" office:value="106.729411764706" calcext:value-type="float">
            <text:p>106,729411764706</text:p>
          </table:table-cell>
          <table:table-cell table:formula="of:=[.F170] + (3*[.D170]/4)" office:value-type="float" office:value="616.729411764706" calcext:value-type="float">
            <text:p>616,729411764706</text:p>
          </table:table-cell>
          <table:table-cell table:formula="of:=1000*1/(1+[.A170])" office:value-type="float" office:value="5.91715976331361" calcext:value-type="float">
            <text:p>5,91715976331361</text:p>
          </table:table-cell>
          <table:table-cell table:formula="of:=(1000*[.A170])/(1+[.A170])" office:value-type="float" office:value="994.082840236686" calcext:value-type="float">
            <text:p>994,082840236686</text:p>
          </table:table-cell>
          <table:table-cell table:formula="of:=((1000*[.A170])/((1+[.A170])^2))" office:value-type="float" office:value="5.88214698364903" calcext:value-type="float">
            <text:p>5,882146983649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1]/4" office:value-type="float" office:value="510" calcext:value-type="float">
            <text:p>510</text:p>
          </table:table-cell>
          <table:table-cell table:formula="of:=([.B171]*([.A171]^2) + [.C171]*[.A171])/(10*[.D171])" office:value-type="float" office:value="109.601470588235" calcext:value-type="float">
            <text:p>109,601470588235</text:p>
          </table:table-cell>
          <table:table-cell table:formula="of:=[.F171] + (3*[.D171]/4)" office:value-type="float" office:value="619.601470588235" calcext:value-type="float">
            <text:p>619,601470588235</text:p>
          </table:table-cell>
          <table:table-cell table:formula="of:=1000*1/(1+[.A171])" office:value-type="float" office:value="5.88235294117647" calcext:value-type="float">
            <text:p>5,88235294117647</text:p>
          </table:table-cell>
          <table:table-cell table:formula="of:=(1000*[.A171])/(1+[.A171])" office:value-type="float" office:value="994.117647058824" calcext:value-type="float">
            <text:p>994,117647058824</text:p>
          </table:table-cell>
          <table:table-cell table:formula="of:=((1000*[.A171])/((1+[.A171])^2))" office:value-type="float" office:value="5.8477508650519" calcext:value-type="float">
            <text:p>5,84775086505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2]/4" office:value-type="float" office:value="510" calcext:value-type="float">
            <text:p>510</text:p>
          </table:table-cell>
          <table:table-cell table:formula="of:=([.B172]*([.A172]^2) + [.C172]*[.A172])/(10*[.D172])" office:value-type="float" office:value="112.5" calcext:value-type="float">
            <text:p>112,5</text:p>
          </table:table-cell>
          <table:table-cell table:formula="of:=[.F172] + (3*[.D172]/4)" office:value-type="float" office:value="622.5" calcext:value-type="float">
            <text:p>622,5</text:p>
          </table:table-cell>
          <table:table-cell table:formula="of:=1000*1/(1+[.A172])" office:value-type="float" office:value="5.84795321637427" calcext:value-type="float">
            <text:p>5,84795321637427</text:p>
          </table:table-cell>
          <table:table-cell table:formula="of:=(1000*[.A172])/(1+[.A172])" office:value-type="float" office:value="994.152046783626" calcext:value-type="float">
            <text:p>994,152046783626</text:p>
          </table:table-cell>
          <table:table-cell table:formula="of:=((1000*[.A172])/((1+[.A172])^2))" office:value-type="float" office:value="5.81375465955337" calcext:value-type="float">
            <text:p>5,8137546595533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3]/4" office:value-type="float" office:value="510" calcext:value-type="float">
            <text:p>510</text:p>
          </table:table-cell>
          <table:table-cell table:formula="of:=([.B173]*([.A173]^2) + [.C173]*[.A173])/(10*[.D173])" office:value-type="float" office:value="115.425" calcext:value-type="float">
            <text:p>115,425</text:p>
          </table:table-cell>
          <table:table-cell table:formula="of:=[.F173] + (3*[.D173]/4)" office:value-type="float" office:value="625.425" calcext:value-type="float">
            <text:p>625,425</text:p>
          </table:table-cell>
          <table:table-cell table:formula="of:=1000*1/(1+[.A173])" office:value-type="float" office:value="5.81395348837209" calcext:value-type="float">
            <text:p>5,81395348837209</text:p>
          </table:table-cell>
          <table:table-cell table:formula="of:=(1000*[.A173])/(1+[.A173])" office:value-type="float" office:value="994.186046511628" calcext:value-type="float">
            <text:p>994,186046511628</text:p>
          </table:table-cell>
          <table:table-cell table:formula="of:=((1000*[.A173])/((1+[.A173])^2))" office:value-type="float" office:value="5.78015143320714" calcext:value-type="float">
            <text:p>5,780151433207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4]/4" office:value-type="float" office:value="510" calcext:value-type="float">
            <text:p>510</text:p>
          </table:table-cell>
          <table:table-cell table:formula="of:=([.B174]*([.A174]^2) + [.C174]*[.A174])/(10*[.D174])" office:value-type="float" office:value="118.376470588235" calcext:value-type="float">
            <text:p>118,376470588235</text:p>
          </table:table-cell>
          <table:table-cell table:formula="of:=[.F174] + (3*[.D174]/4)" office:value-type="float" office:value="628.376470588235" calcext:value-type="float">
            <text:p>628,376470588235</text:p>
          </table:table-cell>
          <table:table-cell table:formula="of:=1000*1/(1+[.A174])" office:value-type="float" office:value="5.78034682080925" calcext:value-type="float">
            <text:p>5,78034682080925</text:p>
          </table:table-cell>
          <table:table-cell table:formula="of:=(1000*[.A174])/(1+[.A174])" office:value-type="float" office:value="994.219653179191" calcext:value-type="float">
            <text:p>994,219653179191</text:p>
          </table:table-cell>
          <table:table-cell table:formula="of:=((1000*[.A174])/((1+[.A174])^2))" office:value-type="float" office:value="5.74693441144041" calcext:value-type="float">
            <text:p>5,7469344114404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5]/4" office:value-type="float" office:value="510" calcext:value-type="float">
            <text:p>510</text:p>
          </table:table-cell>
          <table:table-cell table:formula="of:=([.B175]*([.A175]^2) + [.C175]*[.A175])/(10*[.D175])" office:value-type="float" office:value="121.354411764706" calcext:value-type="float">
            <text:p>121,354411764706</text:p>
          </table:table-cell>
          <table:table-cell table:formula="of:=[.F175] + (3*[.D175]/4)" office:value-type="float" office:value="631.354411764706" calcext:value-type="float">
            <text:p>631,354411764706</text:p>
          </table:table-cell>
          <table:table-cell table:formula="of:=1000*1/(1+[.A175])" office:value-type="float" office:value="5.74712643678161" calcext:value-type="float">
            <text:p>5,74712643678161</text:p>
          </table:table-cell>
          <table:table-cell table:formula="of:=(1000*[.A175])/(1+[.A175])" office:value-type="float" office:value="994.252873563218" calcext:value-type="float">
            <text:p>994,252873563218</text:p>
          </table:table-cell>
          <table:table-cell table:formula="of:=((1000*[.A175])/((1+[.A175])^2))" office:value-type="float" office:value="5.71409697450126" calcext:value-type="float">
            <text:p>5,7140969745012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6]/4" office:value-type="float" office:value="510" calcext:value-type="float">
            <text:p>510</text:p>
          </table:table-cell>
          <table:table-cell table:formula="of:=([.B176]*([.A176]^2) + [.C176]*[.A176])/(10*[.D176])" office:value-type="float" office:value="124.358823529412" calcext:value-type="float">
            <text:p>124,358823529412</text:p>
          </table:table-cell>
          <table:table-cell table:formula="of:=[.F176] + (3*[.D176]/4)" office:value-type="float" office:value="634.358823529412" calcext:value-type="float">
            <text:p>634,358823529412</text:p>
          </table:table-cell>
          <table:table-cell table:formula="of:=1000*1/(1+[.A176])" office:value-type="float" office:value="5.71428571428571" calcext:value-type="float">
            <text:p>5,71428571428571</text:p>
          </table:table-cell>
          <table:table-cell table:formula="of:=(1000*[.A176])/(1+[.A176])" office:value-type="float" office:value="994.285714285714" calcext:value-type="float">
            <text:p>994,285714285714</text:p>
          </table:table-cell>
          <table:table-cell table:formula="of:=((1000*[.A176])/((1+[.A176])^2))" office:value-type="float" office:value="5.68163265306122" calcext:value-type="float">
            <text:p>5,681632653061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7]/4" office:value-type="float" office:value="510" calcext:value-type="float">
            <text:p>510</text:p>
          </table:table-cell>
          <table:table-cell table:formula="of:=([.B177]*([.A177]^2) + [.C177]*[.A177])/(10*[.D177])" office:value-type="float" office:value="127.389705882353" calcext:value-type="float">
            <text:p>127,389705882353</text:p>
          </table:table-cell>
          <table:table-cell table:formula="of:=[.F177] + (3*[.D177]/4)" office:value-type="float" office:value="637.389705882353" calcext:value-type="float">
            <text:p>637,389705882353</text:p>
          </table:table-cell>
          <table:table-cell table:formula="of:=1000*1/(1+[.A177])" office:value-type="float" office:value="5.68181818181818" calcext:value-type="float">
            <text:p>5,68181818181818</text:p>
          </table:table-cell>
          <table:table-cell table:formula="of:=(1000*[.A177])/(1+[.A177])" office:value-type="float" office:value="994.318181818182" calcext:value-type="float">
            <text:p>994,318181818182</text:p>
          </table:table-cell>
          <table:table-cell table:formula="of:=((1000*[.A177])/((1+[.A177])^2))" office:value-type="float" office:value="5.64953512396694" calcext:value-type="float">
            <text:p>5,6495351239669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8]/4" office:value-type="float" office:value="510" calcext:value-type="float">
            <text:p>510</text:p>
          </table:table-cell>
          <table:table-cell table:formula="of:=([.B178]*([.A178]^2) + [.C178]*[.A178])/(10*[.D178])" office:value-type="float" office:value="130.447058823529" calcext:value-type="float">
            <text:p>130,447058823529</text:p>
          </table:table-cell>
          <table:table-cell table:formula="of:=[.F178] + (3*[.D178]/4)" office:value-type="float" office:value="640.44705882353" calcext:value-type="float">
            <text:p>640,44705882353</text:p>
          </table:table-cell>
          <table:table-cell table:formula="of:=1000*1/(1+[.A178])" office:value-type="float" office:value="5.64971751412429" calcext:value-type="float">
            <text:p>5,64971751412429</text:p>
          </table:table-cell>
          <table:table-cell table:formula="of:=(1000*[.A178])/(1+[.A178])" office:value-type="float" office:value="994.350282485876" calcext:value-type="float">
            <text:p>994,350282485876</text:p>
          </table:table-cell>
          <table:table-cell table:formula="of:=((1000*[.A178])/((1+[.A178])^2))" office:value-type="float" office:value="5.61779820613489" calcext:value-type="float">
            <text:p>5,6177982061348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79]/4" office:value-type="float" office:value="510" calcext:value-type="float">
            <text:p>510</text:p>
          </table:table-cell>
          <table:table-cell table:formula="of:=([.B179]*([.A179]^2) + [.C179]*[.A179])/(10*[.D179])" office:value-type="float" office:value="133.530882352941" calcext:value-type="float">
            <text:p>133,530882352941</text:p>
          </table:table-cell>
          <table:table-cell table:formula="of:=[.F179] + (3*[.D179]/4)" office:value-type="float" office:value="643.530882352941" calcext:value-type="float">
            <text:p>643,530882352941</text:p>
          </table:table-cell>
          <table:table-cell table:formula="of:=1000*1/(1+[.A179])" office:value-type="float" office:value="5.61797752808989" calcext:value-type="float">
            <text:p>5,61797752808989</text:p>
          </table:table-cell>
          <table:table-cell table:formula="of:=(1000*[.A179])/(1+[.A179])" office:value-type="float" office:value="994.38202247191" calcext:value-type="float">
            <text:p>994,38202247191</text:p>
          </table:table-cell>
          <table:table-cell table:formula="of:=((1000*[.A179])/((1+[.A179])^2))" office:value-type="float" office:value="5.58641585658376" calcext:value-type="float">
            <text:p>5,586415856583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0]/4" office:value-type="float" office:value="510" calcext:value-type="float">
            <text:p>510</text:p>
          </table:table-cell>
          <table:table-cell table:formula="of:=([.B180]*([.A180]^2) + [.C180]*[.A180])/(10*[.D180])" office:value-type="float" office:value="136.641176470588" calcext:value-type="float">
            <text:p>136,641176470588</text:p>
          </table:table-cell>
          <table:table-cell table:formula="of:=[.F180] + (3*[.D180]/4)" office:value-type="float" office:value="646.641176470588" calcext:value-type="float">
            <text:p>646,641176470588</text:p>
          </table:table-cell>
          <table:table-cell table:formula="of:=1000*1/(1+[.A180])" office:value-type="float" office:value="5.58659217877095" calcext:value-type="float">
            <text:p>5,58659217877095</text:p>
          </table:table-cell>
          <table:table-cell table:formula="of:=(1000*[.A180])/(1+[.A180])" office:value-type="float" office:value="994.413407821229" calcext:value-type="float">
            <text:p>994,413407821229</text:p>
          </table:table-cell>
          <table:table-cell table:formula="of:=((1000*[.A180])/((1+[.A180])^2))" office:value-type="float" office:value="5.55538216659904" calcext:value-type="float">
            <text:p>5,5553821665990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1]/4" office:value-type="float" office:value="510" calcext:value-type="float">
            <text:p>510</text:p>
          </table:table-cell>
          <table:table-cell table:formula="of:=([.B181]*([.A181]^2) + [.C181]*[.A181])/(10*[.D181])" office:value-type="float" office:value="139.777941176471" calcext:value-type="float">
            <text:p>139,777941176471</text:p>
          </table:table-cell>
          <table:table-cell table:formula="of:=[.F181] + (3*[.D181]/4)" office:value-type="float" office:value="649.777941176471" calcext:value-type="float">
            <text:p>649,777941176471</text:p>
          </table:table-cell>
          <table:table-cell table:formula="of:=1000*1/(1+[.A181])" office:value-type="float" office:value="5.55555555555556" calcext:value-type="float">
            <text:p>5,55555555555556</text:p>
          </table:table-cell>
          <table:table-cell table:formula="of:=(1000*[.A181])/(1+[.A181])" office:value-type="float" office:value="994.444444444444" calcext:value-type="float">
            <text:p>994,444444444444</text:p>
          </table:table-cell>
          <table:table-cell table:formula="of:=((1000*[.A181])/((1+[.A181])^2))" office:value-type="float" office:value="5.52469135802469" calcext:value-type="float">
            <text:p>5,524691358024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2]/4" office:value-type="float" office:value="510" calcext:value-type="float">
            <text:p>510</text:p>
          </table:table-cell>
          <table:table-cell table:formula="of:=([.B182]*([.A182]^2) + [.C182]*[.A182])/(10*[.D182])" office:value-type="float" office:value="142.941176470588" calcext:value-type="float">
            <text:p>142,941176470588</text:p>
          </table:table-cell>
          <table:table-cell table:formula="of:=[.F182] + (3*[.D182]/4)" office:value-type="float" office:value="652.941176470588" calcext:value-type="float">
            <text:p>652,941176470588</text:p>
          </table:table-cell>
          <table:table-cell table:formula="of:=1000*1/(1+[.A182])" office:value-type="float" office:value="5.52486187845304" calcext:value-type="float">
            <text:p>5,52486187845304</text:p>
          </table:table-cell>
          <table:table-cell table:formula="of:=(1000*[.A182])/(1+[.A182])" office:value-type="float" office:value="994.475138121547" calcext:value-type="float">
            <text:p>994,475138121547</text:p>
          </table:table-cell>
          <table:table-cell table:formula="of:=((1000*[.A182])/((1+[.A182])^2))" office:value-type="float" office:value="5.49433777967706" calcext:value-type="float">
            <text:p>5,4943377796770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3]/4" office:value-type="float" office:value="510" calcext:value-type="float">
            <text:p>510</text:p>
          </table:table-cell>
          <table:table-cell table:formula="of:=([.B183]*([.A183]^2) + [.C183]*[.A183])/(10*[.D183])" office:value-type="float" office:value="146.130882352941" calcext:value-type="float">
            <text:p>146,130882352941</text:p>
          </table:table-cell>
          <table:table-cell table:formula="of:=[.F183] + (3*[.D183]/4)" office:value-type="float" office:value="656.130882352941" calcext:value-type="float">
            <text:p>656,130882352941</text:p>
          </table:table-cell>
          <table:table-cell table:formula="of:=1000*1/(1+[.A183])" office:value-type="float" office:value="5.49450549450549" calcext:value-type="float">
            <text:p>5,49450549450549</text:p>
          </table:table-cell>
          <table:table-cell table:formula="of:=(1000*[.A183])/(1+[.A183])" office:value-type="float" office:value="994.505494505495" calcext:value-type="float">
            <text:p>994,505494505495</text:p>
          </table:table-cell>
          <table:table-cell table:formula="of:=((1000*[.A183])/((1+[.A183])^2))" office:value-type="float" office:value="5.46431590387634" calcext:value-type="float">
            <text:p>5,464315903876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4]/4" office:value-type="float" office:value="510" calcext:value-type="float">
            <text:p>510</text:p>
          </table:table-cell>
          <table:table-cell table:formula="of:=([.B184]*([.A184]^2) + [.C184]*[.A184])/(10*[.D184])" office:value-type="float" office:value="149.347058823529" calcext:value-type="float">
            <text:p>149,347058823529</text:p>
          </table:table-cell>
          <table:table-cell table:formula="of:=[.F184] + (3*[.D184]/4)" office:value-type="float" office:value="659.347058823529" calcext:value-type="float">
            <text:p>659,347058823529</text:p>
          </table:table-cell>
          <table:table-cell table:formula="of:=1000*1/(1+[.A184])" office:value-type="float" office:value="5.46448087431694" calcext:value-type="float">
            <text:p>5,46448087431694</text:p>
          </table:table-cell>
          <table:table-cell table:formula="of:=(1000*[.A184])/(1+[.A184])" office:value-type="float" office:value="994.535519125683" calcext:value-type="float">
            <text:p>994,535519125683</text:p>
          </table:table-cell>
          <table:table-cell table:formula="of:=((1000*[.A184])/((1+[.A184])^2))" office:value-type="float" office:value="5.43462032309116" calcext:value-type="float">
            <text:p>5,434620323091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5]/4" office:value-type="float" office:value="510" calcext:value-type="float">
            <text:p>510</text:p>
          </table:table-cell>
          <table:table-cell table:formula="of:=([.B185]*([.A185]^2) + [.C185]*[.A185])/(10*[.D185])" office:value-type="float" office:value="152.589705882353" calcext:value-type="float">
            <text:p>152,589705882353</text:p>
          </table:table-cell>
          <table:table-cell table:formula="of:=[.F185] + (3*[.D185]/4)" office:value-type="float" office:value="662.589705882353" calcext:value-type="float">
            <text:p>662,589705882353</text:p>
          </table:table-cell>
          <table:table-cell table:formula="of:=1000*1/(1+[.A185])" office:value-type="float" office:value="5.43478260869565" calcext:value-type="float">
            <text:p>5,43478260869565</text:p>
          </table:table-cell>
          <table:table-cell table:formula="of:=(1000*[.A185])/(1+[.A185])" office:value-type="float" office:value="994.565217391304" calcext:value-type="float">
            <text:p>994,565217391304</text:p>
          </table:table-cell>
          <table:table-cell table:formula="of:=((1000*[.A185])/((1+[.A185])^2))" office:value-type="float" office:value="5.40524574669187" calcext:value-type="float">
            <text:p>5,405245746691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6]/4" office:value-type="float" office:value="510" calcext:value-type="float">
            <text:p>510</text:p>
          </table:table-cell>
          <table:table-cell table:formula="of:=([.B186]*([.A186]^2) + [.C186]*[.A186])/(10*[.D186])" office:value-type="float" office:value="155.858823529412" calcext:value-type="float">
            <text:p>155,858823529412</text:p>
          </table:table-cell>
          <table:table-cell table:formula="of:=[.F186] + (3*[.D186]/4)" office:value-type="float" office:value="665.858823529412" calcext:value-type="float">
            <text:p>665,858823529412</text:p>
          </table:table-cell>
          <table:table-cell table:formula="of:=1000*1/(1+[.A186])" office:value-type="float" office:value="5.40540540540541" calcext:value-type="float">
            <text:p>5,40540540540541</text:p>
          </table:table-cell>
          <table:table-cell table:formula="of:=(1000*[.A186])/(1+[.A186])" office:value-type="float" office:value="994.594594594595" calcext:value-type="float">
            <text:p>994,594594594595</text:p>
          </table:table-cell>
          <table:table-cell table:formula="of:=((1000*[.A186])/((1+[.A186])^2))" office:value-type="float" office:value="5.37618699780862" calcext:value-type="float">
            <text:p>5,3761869978086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7]/4" office:value-type="float" office:value="510" calcext:value-type="float">
            <text:p>510</text:p>
          </table:table-cell>
          <table:table-cell table:formula="of:=([.B187]*([.A187]^2) + [.C187]*[.A187])/(10*[.D187])" office:value-type="float" office:value="159.154411764706" calcext:value-type="float">
            <text:p>159,154411764706</text:p>
          </table:table-cell>
          <table:table-cell table:formula="of:=[.F187] + (3*[.D187]/4)" office:value-type="float" office:value="669.154411764706" calcext:value-type="float">
            <text:p>669,154411764706</text:p>
          </table:table-cell>
          <table:table-cell table:formula="of:=1000*1/(1+[.A187])" office:value-type="float" office:value="5.37634408602151" calcext:value-type="float">
            <text:p>5,37634408602151</text:p>
          </table:table-cell>
          <table:table-cell table:formula="of:=(1000*[.A187])/(1+[.A187])" office:value-type="float" office:value="994.623655913978" calcext:value-type="float">
            <text:p>994,623655913978</text:p>
          </table:table-cell>
          <table:table-cell table:formula="of:=((1000*[.A187])/((1+[.A187])^2))" office:value-type="float" office:value="5.34743901029021" calcext:value-type="float">
            <text:p>5,347439010290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8]/4" office:value-type="float" office:value="510" calcext:value-type="float">
            <text:p>510</text:p>
          </table:table-cell>
          <table:table-cell table:formula="of:=([.B188]*([.A188]^2) + [.C188]*[.A188])/(10*[.D188])" office:value-type="float" office:value="162.476470588235" calcext:value-type="float">
            <text:p>162,476470588235</text:p>
          </table:table-cell>
          <table:table-cell table:formula="of:=[.F188] + (3*[.D188]/4)" office:value-type="float" office:value="672.476470588235" calcext:value-type="float">
            <text:p>672,476470588235</text:p>
          </table:table-cell>
          <table:table-cell table:formula="of:=1000*1/(1+[.A188])" office:value-type="float" office:value="5.3475935828877" calcext:value-type="float">
            <text:p>5,3475935828877</text:p>
          </table:table-cell>
          <table:table-cell table:formula="of:=(1000*[.A188])/(1+[.A188])" office:value-type="float" office:value="994.652406417112" calcext:value-type="float">
            <text:p>994,652406417112</text:p>
          </table:table-cell>
          <table:table-cell table:formula="of:=((1000*[.A188])/((1+[.A188])^2))" office:value-type="float" office:value="5.31899682575996" calcext:value-type="float">
            <text:p>5,3189968257599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89]/4" office:value-type="float" office:value="510" calcext:value-type="float">
            <text:p>510</text:p>
          </table:table-cell>
          <table:table-cell table:formula="of:=([.B189]*([.A189]^2) + [.C189]*[.A189])/(10*[.D189])" office:value-type="float" office:value="165.825" calcext:value-type="float">
            <text:p>165,825</text:p>
          </table:table-cell>
          <table:table-cell table:formula="of:=[.F189] + (3*[.D189]/4)" office:value-type="float" office:value="675.825" calcext:value-type="float">
            <text:p>675,825</text:p>
          </table:table-cell>
          <table:table-cell table:formula="of:=1000*1/(1+[.A189])" office:value-type="float" office:value="5.31914893617021" calcext:value-type="float">
            <text:p>5,31914893617021</text:p>
          </table:table-cell>
          <table:table-cell table:formula="of:=(1000*[.A189])/(1+[.A189])" office:value-type="float" office:value="994.68085106383" calcext:value-type="float">
            <text:p>994,68085106383</text:p>
          </table:table-cell>
          <table:table-cell table:formula="of:=((1000*[.A189])/((1+[.A189])^2))" office:value-type="float" office:value="5.29085559076505" calcext:value-type="float">
            <text:p>5,290855590765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0]/4" office:value-type="float" office:value="510" calcext:value-type="float">
            <text:p>510</text:p>
          </table:table-cell>
          <table:table-cell table:formula="of:=([.B190]*([.A190]^2) + [.C190]*[.A190])/(10*[.D190])" office:value-type="float" office:value="169.2" calcext:value-type="float">
            <text:p>169,2</text:p>
          </table:table-cell>
          <table:table-cell table:formula="of:=[.F190] + (3*[.D190]/4)" office:value-type="float" office:value="679.2" calcext:value-type="float">
            <text:p>679,2</text:p>
          </table:table-cell>
          <table:table-cell table:formula="of:=1000*1/(1+[.A190])" office:value-type="float" office:value="5.29100529100529" calcext:value-type="float">
            <text:p>5,29100529100529</text:p>
          </table:table-cell>
          <table:table-cell table:formula="of:=(1000*[.A190])/(1+[.A190])" office:value-type="float" office:value="994.708994708995" calcext:value-type="float">
            <text:p>994,708994708995</text:p>
          </table:table-cell>
          <table:table-cell table:formula="of:=((1000*[.A190])/((1+[.A190])^2))" office:value-type="float" office:value="5.26301055401585" calcext:value-type="float">
            <text:p>5,2630105540158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1]/4" office:value-type="float" office:value="510" calcext:value-type="float">
            <text:p>510</text:p>
          </table:table-cell>
          <table:table-cell table:formula="of:=([.B191]*([.A191]^2) + [.C191]*[.A191])/(10*[.D191])" office:value-type="float" office:value="172.601470588235" calcext:value-type="float">
            <text:p>172,601470588235</text:p>
          </table:table-cell>
          <table:table-cell table:formula="of:=[.F191] + (3*[.D191]/4)" office:value-type="float" office:value="682.601470588235" calcext:value-type="float">
            <text:p>682,601470588235</text:p>
          </table:table-cell>
          <table:table-cell table:formula="of:=1000*1/(1+[.A191])" office:value-type="float" office:value="5.26315789473684" calcext:value-type="float">
            <text:p>5,26315789473684</text:p>
          </table:table-cell>
          <table:table-cell table:formula="of:=(1000*[.A191])/(1+[.A191])" office:value-type="float" office:value="994.736842105263" calcext:value-type="float">
            <text:p>994,736842105263</text:p>
          </table:table-cell>
          <table:table-cell table:formula="of:=((1000*[.A191])/((1+[.A191])^2))" office:value-type="float" office:value="5.23545706371191" calcext:value-type="float">
            <text:p>5,235457063711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2]/4" office:value-type="float" office:value="510" calcext:value-type="float">
            <text:p>510</text:p>
          </table:table-cell>
          <table:table-cell table:formula="of:=([.B192]*([.A192]^2) + [.C192]*[.A192])/(10*[.D192])" office:value-type="float" office:value="176.029411764706" calcext:value-type="float">
            <text:p>176,029411764706</text:p>
          </table:table-cell>
          <table:table-cell table:formula="of:=[.F192] + (3*[.D192]/4)" office:value-type="float" office:value="686.029411764706" calcext:value-type="float">
            <text:p>686,029411764706</text:p>
          </table:table-cell>
          <table:table-cell table:formula="of:=1000*1/(1+[.A192])" office:value-type="float" office:value="5.23560209424084" calcext:value-type="float">
            <text:p>5,23560209424084</text:p>
          </table:table-cell>
          <table:table-cell table:formula="of:=(1000*[.A192])/(1+[.A192])" office:value-type="float" office:value="994.764397905759" calcext:value-type="float">
            <text:p>994,764397905759</text:p>
          </table:table-cell>
          <table:table-cell table:formula="of:=((1000*[.A192])/((1+[.A192])^2))" office:value-type="float" office:value="5.20819056495162" calcext:value-type="float">
            <text:p>5,2081905649516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3]/4" office:value-type="float" office:value="510" calcext:value-type="float">
            <text:p>510</text:p>
          </table:table-cell>
          <table:table-cell table:formula="of:=([.B193]*([.A193]^2) + [.C193]*[.A193])/(10*[.D193])" office:value-type="float" office:value="179.483823529412" calcext:value-type="float">
            <text:p>179,483823529412</text:p>
          </table:table-cell>
          <table:table-cell table:formula="of:=[.F193] + (3*[.D193]/4)" office:value-type="float" office:value="689.483823529412" calcext:value-type="float">
            <text:p>689,483823529412</text:p>
          </table:table-cell>
          <table:table-cell table:formula="of:=1000*1/(1+[.A193])" office:value-type="float" office:value="5.20833333333333" calcext:value-type="float">
            <text:p>5,20833333333333</text:p>
          </table:table-cell>
          <table:table-cell table:formula="of:=(1000*[.A193])/(1+[.A193])" office:value-type="float" office:value="994.791666666667" calcext:value-type="float">
            <text:p>994,791666666667</text:p>
          </table:table-cell>
          <table:table-cell table:formula="of:=((1000*[.A193])/((1+[.A193])^2))" office:value-type="float" office:value="5.18120659722222" calcext:value-type="float">
            <text:p>5,181206597222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4]/4" office:value-type="float" office:value="510" calcext:value-type="float">
            <text:p>510</text:p>
          </table:table-cell>
          <table:table-cell table:formula="of:=([.B194]*([.A194]^2) + [.C194]*[.A194])/(10*[.D194])" office:value-type="float" office:value="182.964705882353" calcext:value-type="float">
            <text:p>182,964705882353</text:p>
          </table:table-cell>
          <table:table-cell table:formula="of:=[.F194] + (3*[.D194]/4)" office:value-type="float" office:value="692.964705882353" calcext:value-type="float">
            <text:p>692,964705882353</text:p>
          </table:table-cell>
          <table:table-cell table:formula="of:=1000*1/(1+[.A194])" office:value-type="float" office:value="5.18134715025907" calcext:value-type="float">
            <text:p>5,18134715025907</text:p>
          </table:table-cell>
          <table:table-cell table:formula="of:=(1000*[.A194])/(1+[.A194])" office:value-type="float" office:value="994.818652849741" calcext:value-type="float">
            <text:p>994,818652849741</text:p>
          </table:table-cell>
          <table:table-cell table:formula="of:=((1000*[.A194])/((1+[.A194])^2))" office:value-type="float" office:value="5.15450079196757" calcext:value-type="float">
            <text:p>5,1545007919675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5]/4" office:value-type="float" office:value="510" calcext:value-type="float">
            <text:p>510</text:p>
          </table:table-cell>
          <table:table-cell table:formula="of:=([.B195]*([.A195]^2) + [.C195]*[.A195])/(10*[.D195])" office:value-type="float" office:value="186.472058823529" calcext:value-type="float">
            <text:p>186,472058823529</text:p>
          </table:table-cell>
          <table:table-cell table:formula="of:=[.F195] + (3*[.D195]/4)" office:value-type="float" office:value="696.472058823529" calcext:value-type="float">
            <text:p>696,472058823529</text:p>
          </table:table-cell>
          <table:table-cell table:formula="of:=1000*1/(1+[.A195])" office:value-type="float" office:value="5.15463917525773" calcext:value-type="float">
            <text:p>5,15463917525773</text:p>
          </table:table-cell>
          <table:table-cell table:formula="of:=(1000*[.A195])/(1+[.A195])" office:value-type="float" office:value="994.845360824742" calcext:value-type="float">
            <text:p>994,845360824742</text:p>
          </table:table-cell>
          <table:table-cell table:formula="of:=((1000*[.A195])/((1+[.A195])^2))" office:value-type="float" office:value="5.12806887023063" calcext:value-type="float">
            <text:p>5,1280688702306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6]/4" office:value-type="float" office:value="510" calcext:value-type="float">
            <text:p>510</text:p>
          </table:table-cell>
          <table:table-cell table:formula="of:=([.B196]*([.A196]^2) + [.C196]*[.A196])/(10*[.D196])" office:value-type="float" office:value="190.005882352941" calcext:value-type="float">
            <text:p>190,005882352941</text:p>
          </table:table-cell>
          <table:table-cell table:formula="of:=[.F196] + (3*[.D196]/4)" office:value-type="float" office:value="700.005882352941" calcext:value-type="float">
            <text:p>700,005882352941</text:p>
          </table:table-cell>
          <table:table-cell table:formula="of:=1000*1/(1+[.A196])" office:value-type="float" office:value="5.12820512820513" calcext:value-type="float">
            <text:p>5,12820512820513</text:p>
          </table:table-cell>
          <table:table-cell table:formula="of:=(1000*[.A196])/(1+[.A196])" office:value-type="float" office:value="994.871794871795" calcext:value-type="float">
            <text:p>994,871794871795</text:p>
          </table:table-cell>
          <table:table-cell table:formula="of:=((1000*[.A196])/((1+[.A196])^2))" office:value-type="float" office:value="5.10190664036818" calcext:value-type="float">
            <text:p>5,101906640368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7]/4" office:value-type="float" office:value="510" calcext:value-type="float">
            <text:p>510</text:p>
          </table:table-cell>
          <table:table-cell table:formula="of:=([.B197]*([.A197]^2) + [.C197]*[.A197])/(10*[.D197])" office:value-type="float" office:value="193.566176470588" calcext:value-type="float">
            <text:p>193,566176470588</text:p>
          </table:table-cell>
          <table:table-cell table:formula="of:=[.F197] + (3*[.D197]/4)" office:value-type="float" office:value="703.566176470588" calcext:value-type="float">
            <text:p>703,566176470588</text:p>
          </table:table-cell>
          <table:table-cell table:formula="of:=1000*1/(1+[.A197])" office:value-type="float" office:value="5.10204081632653" calcext:value-type="float">
            <text:p>5,10204081632653</text:p>
          </table:table-cell>
          <table:table-cell table:formula="of:=(1000*[.A197])/(1+[.A197])" office:value-type="float" office:value="994.897959183674" calcext:value-type="float">
            <text:p>994,897959183674</text:p>
          </table:table-cell>
          <table:table-cell table:formula="of:=((1000*[.A197])/((1+[.A197])^2))" office:value-type="float" office:value="5.07600999583507" calcext:value-type="float">
            <text:p>5,076009995835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8]/4" office:value-type="float" office:value="510" calcext:value-type="float">
            <text:p>510</text:p>
          </table:table-cell>
          <table:table-cell table:formula="of:=([.B198]*([.A198]^2) + [.C198]*[.A198])/(10*[.D198])" office:value-type="float" office:value="197.152941176471" calcext:value-type="float">
            <text:p>197,152941176471</text:p>
          </table:table-cell>
          <table:table-cell table:formula="of:=[.F198] + (3*[.D198]/4)" office:value-type="float" office:value="707.152941176471" calcext:value-type="float">
            <text:p>707,152941176471</text:p>
          </table:table-cell>
          <table:table-cell table:formula="of:=1000*1/(1+[.A198])" office:value-type="float" office:value="5.0761421319797" calcext:value-type="float">
            <text:p>5,0761421319797</text:p>
          </table:table-cell>
          <table:table-cell table:formula="of:=(1000*[.A198])/(1+[.A198])" office:value-type="float" office:value="994.92385786802" calcext:value-type="float">
            <text:p>994,92385786802</text:p>
          </table:table-cell>
          <table:table-cell table:formula="of:=((1000*[.A198])/((1+[.A198])^2))" office:value-type="float" office:value="5.05037491303564" calcext:value-type="float">
            <text:p>5,0503749130356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199]/4" office:value-type="float" office:value="510" calcext:value-type="float">
            <text:p>510</text:p>
          </table:table-cell>
          <table:table-cell table:formula="of:=([.B199]*([.A199]^2) + [.C199]*[.A199])/(10*[.D199])" office:value-type="float" office:value="200.766176470588" calcext:value-type="float">
            <text:p>200,766176470588</text:p>
          </table:table-cell>
          <table:table-cell table:formula="of:=[.F199] + (3*[.D199]/4)" office:value-type="float" office:value="710.766176470588" calcext:value-type="float">
            <text:p>710,766176470588</text:p>
          </table:table-cell>
          <table:table-cell table:formula="of:=1000*1/(1+[.A199])" office:value-type="float" office:value="5.05050505050505" calcext:value-type="float">
            <text:p>5,05050505050505</text:p>
          </table:table-cell>
          <table:table-cell table:formula="of:=(1000*[.A199])/(1+[.A199])" office:value-type="float" office:value="994.949494949495" calcext:value-type="float">
            <text:p>994,949494949495</text:p>
          </table:table-cell>
          <table:table-cell table:formula="of:=((1000*[.A199])/((1+[.A199])^2))" office:value-type="float" office:value="5.02499744923987" calcext:value-type="float">
            <text:p>5,0249974492398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00]/4" office:value-type="float" office:value="510" calcext:value-type="float">
            <text:p>510</text:p>
          </table:table-cell>
          <table:table-cell table:formula="of:=([.B200]*([.A200]^2) + [.C200]*[.A200])/(10*[.D200])" office:value-type="float" office:value="204.405882352941" calcext:value-type="float">
            <text:p>204,405882352941</text:p>
          </table:table-cell>
          <table:table-cell table:formula="of:=[.F200] + (3*[.D200]/4)" office:value-type="float" office:value="714.405882352941" calcext:value-type="float">
            <text:p>714,405882352941</text:p>
          </table:table-cell>
          <table:table-cell table:formula="of:=1000*1/(1+[.A200])" office:value-type="float" office:value="5.0251256281407" calcext:value-type="float">
            <text:p>5,0251256281407</text:p>
          </table:table-cell>
          <table:table-cell table:formula="of:=(1000*[.A200])/(1+[.A200])" office:value-type="float" office:value="994.974874371859" calcext:value-type="float">
            <text:p>994,974874371859</text:p>
          </table:table-cell>
          <table:table-cell table:formula="of:=((1000*[.A200])/((1+[.A200])^2))" office:value-type="float" office:value="4.99987374056211" calcext:value-type="float">
            <text:p>4,999873740562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01]/4" office:value-type="float" office:value="510" calcext:value-type="float">
            <text:p>510</text:p>
          </table:table-cell>
          <table:table-cell table:formula="of:=([.B201]*([.A201]^2) + [.C201]*[.A201])/(10*[.D201])" office:value-type="float" office:value="208.072058823529" calcext:value-type="float">
            <text:p>208,072058823529</text:p>
          </table:table-cell>
          <table:table-cell table:formula="of:=[.F201] + (3*[.D201]/4)" office:value-type="float" office:value="718.072058823529" calcext:value-type="float">
            <text:p>718,072058823529</text:p>
          </table:table-cell>
          <table:table-cell table:formula="of:=1000*1/(1+[.A201])" office:value-type="float" office:value="5" calcext:value-type="float">
            <text:p>5</text:p>
          </table:table-cell>
          <table:table-cell table:formula="of:=(1000*[.A201])/(1+[.A201])" office:value-type="float" office:value="995" calcext:value-type="float">
            <text:p>995</text:p>
          </table:table-cell>
          <table:table-cell table:formula="of:=((1000*[.A201])/((1+[.A201])^2))" office:value-type="float" office:value="4.975" calcext:value-type="float">
            <text:p>4,9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90" office:value-type="float" office:value="90" calcext:value-type="float">
            <text:p>90</text:p>
          </table:table-cell>
          <table:table-cell office:value-type="float" office:value="-10800" calcext:value-type="float">
            <text:p>-10800</text:p>
          </table:table-cell>
          <table:table-cell table:formula="of:=680" office:value-type="float" office:value="680" calcext:value-type="float">
            <text:p>680</text:p>
          </table:table-cell>
          <table:table-cell table:formula="of:=3*[.D202]/4" office:value-type="float" office:value="510" calcext:value-type="float">
            <text:p>510</text:p>
          </table:table-cell>
          <table:table-cell table:formula="of:=([.B202]*([.A202]^2) + [.C202]*[.A202])/(10*[.D202])" office:value-type="float" office:value="211.764705882353" calcext:value-type="float">
            <text:p>211,764705882353</text:p>
          </table:table-cell>
          <table:table-cell table:formula="of:=[.F202] + (3*[.D202]/4)" office:value-type="float" office:value="721.764705882353" calcext:value-type="float">
            <text:p>721,764705882353</text:p>
          </table:table-cell>
          <table:table-cell table:formula="of:=1000*1/(1+[.A202])" office:value-type="float" office:value="4.97512437810945" calcext:value-type="float">
            <text:p>4,97512437810945</text:p>
          </table:table-cell>
          <table:table-cell table:formula="of:=(1000*[.A202])/(1+[.A202])" office:value-type="float" office:value="995.024875621891" calcext:value-type="float">
            <text:p>995,024875621891</text:p>
          </table:table-cell>
          <table:table-cell table:formula="of:=((1000*[.A202])/((1+[.A202])^2))" office:value-type="float" office:value="4.95037251553179" calcext:value-type="float">
            <text:p>4,95037251553179</text:p>
          </table:table-cell>
        </table:table-row>
      </table:table>
      <table:named-expressions>
        <table:named-range table:name="Alpha" table:base-cell-address="$Sheet1.$B$1" table:cell-range-address="$Sheet1.$B$1:.$B$1048576"/>
        <table:named-range table:name="Beta" table:base-cell-address="$Sheet1.$C$1" table:cell-range-address="$Sheet1.$C$1:.$C$1048576"/>
        <table:named-range table:name="Height" table:base-cell-address="$Sheet1.$D$1" table:cell-range-address="$Sheet1.$D$1:.$D$1048576"/>
        <table:named-range table:name="Movement" table:base-cell-address="$Sheet1.$F$1" table:cell-range-address="$Sheet1.$F$1:.$F$1048576"/>
        <table:named-range table:name="Player_initial_pos" table:base-cell-address="$Sheet1.$E$1" table:cell-range-address="$Sheet1.$E$1:.$E$1048576"/>
        <table:named-range table:name="Player_Ypos" table:base-cell-address="$Sheet1.$G$1" table:cell-range-address="$Sheet1.$G$1:.$G$1048576"/>
        <table:named-range table:name="Tempo" table:base-cell-address="$Sheet1.$A$1" table:cell-range-address="$Sheet1.$A$1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4:58:35.952283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01:39:18.682509520</meta:creation-date>
    <dc:date>2021-04-20T18:59:34.453063440</dc:date>
    <meta:editing-duration>PT3H26M</meta:editing-duration>
    <meta:editing-cycles>11</meta:editing-cycles>
    <meta:generator>LibreOffice/6.0.7.3$Linux_X86_64 LibreOffice_project/00m0$Build-3</meta:generator>
    <meta:document-statistic meta:table-count="1" meta:cell-count="20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883cm" svg:height="15.685cm" xlink:href=".." xlink:type="simple" chart:class="chart:line" chart:style-name="ch1">
        <chart:legend chart:legend-position="end" svg:x="23.84cm" svg:y="6.049cm" style:legend-expansion="high" chart:style-name="ch2"/>
        <chart:plot-area chart:style-name="ch3" table:cell-range-address="Sheet1.D1:Sheet1.J202" chart:data-source-has-labels="row" svg:x="0.557cm" svg:y="0.313cm" svg:width="22.726cm" svg:height="15.059cm">
          <chartooo:coordinate-region svg:x="1.469cm" svg:y="0.513cm" svg:width="21.417cm" svg:height="14.6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2:Sheet1.D202" chart:label-cell-address="Sheet1.D1:Sheet1.D1" chart:class="chart:line">
            <chart:data-point chart:repeated="201"/>
          </chart:series>
          <chart:series chart:style-name="ch8" chart:values-cell-range-address="Sheet1.E2:Sheet1.E202" chart:label-cell-address="Sheet1.E1:Sheet1.E1" chart:class="chart:line">
            <chart:data-point chart:repeated="201"/>
          </chart:series>
          <chart:series chart:style-name="ch9" chart:values-cell-range-address="Sheet1.F2:Sheet1.F202" chart:label-cell-address="Sheet1.F1:Sheet1.F1" chart:class="chart:line">
            <chart:data-point chart:repeated="201"/>
          </chart:series>
          <chart:series chart:style-name="ch10" chart:values-cell-range-address="Sheet1.G2:Sheet1.G202" chart:label-cell-address="Sheet1.G1:Sheet1.G1" chart:class="chart:line">
            <chart:data-point chart:repeated="201"/>
          </chart:series>
          <chart:series chart:style-name="ch10" chart:values-cell-range-address="Sheet1.H2:Sheet1.H202" chart:label-cell-address="Sheet1.H1:Sheet1.H1" chart:class="chart:line">
            <chart:data-point chart:repeated="201"/>
          </chart:series>
          <chart:series chart:style-name="ch11" chart:values-cell-range-address="Sheet1.I2:Sheet1.I202" chart:label-cell-address="Sheet1.I1:Sheet1.I1" chart:class="chart:line">
            <chart:data-point chart:repeated="201"/>
          </chart:series>
          <chart:series chart:style-name="ch12" chart:values-cell-range-address="Sheet1.J2:Sheet1.J202" chart:label-cell-address="Sheet1.J1:Sheet1.J1" chart:class="chart:line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ight</text:p>
                <draw:g>
                  <svg:desc>Sheet1.D1:Sheet1.D1</svg:desc>
                </draw:g>
              </table:table-cell>
              <table:table-cell office:value-type="string">
                <text:p>Player_initial_pos</text:p>
                <draw:g>
                  <svg:desc>Sheet1.E1:Sheet1.E1</svg:desc>
                </draw:g>
              </table:table-cell>
              <table:table-cell office:value-type="string">
                <text:p>Movement</text:p>
                <draw:g>
                  <svg:desc>Sheet1.F1:Sheet1.F1</svg:desc>
                </draw:g>
              </table:table-cell>
              <table:table-cell office:value-type="string">
                <text:p>Player_Ypos</text:p>
                <draw:g>
                  <svg:desc>Sheet1.G1:Sheet1.G1</svg:desc>
                </draw:g>
              </table:table-cell>
              <table:table-cell office:value-type="string">
                <text:p>1000/(1+x)</text:p>
                <draw:g>
                  <svg:desc>Sheet1.H1:Sheet1.H1</svg:desc>
                </draw:g>
              </table:table-cell>
              <table:table-cell office:value-type="string">
                <text:p>1000x/(1+x)</text:p>
                <draw:g>
                  <svg:desc>Sheet1.I1:Sheet1.I1</svg:desc>
                </draw:g>
              </table:table-cell>
              <table:table-cell office:value-type="string">
                <text:p>1000x/(x^2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0">
                <text:p>680</text:p>
                <draw:g>
                  <svg:desc>Sheet1.D2:Sheet1.D202</svg:desc>
                </draw:g>
              </table:table-cell>
              <table:table-cell office:value-type="float" office:value="510">
                <text:p>510</text:p>
                <draw:g>
                  <svg:desc>Sheet1.E2:Sheet1.E202</svg:desc>
                </draw:g>
              </table:table-cell>
              <table:table-cell office:value-type="float" office:value="0">
                <text:p>0</text:p>
                <draw:g>
                  <svg:desc>Sheet1.F2:Sheet1.F202</svg:desc>
                </draw:g>
              </table:table-cell>
              <table:table-cell office:value-type="float" office:value="510">
                <text:p>510</text:p>
                <draw:g>
                  <svg:desc>Sheet1.G2:Sheet1.G202</svg:desc>
                </draw:g>
              </table:table-cell>
              <table:table-cell office:value-type="float" office:value="1000">
                <text:p>1000</text:p>
                <draw:g>
                  <svg:desc>Sheet1.H2:Sheet1.H202</svg:desc>
                </draw:g>
              </table:table-cell>
              <table:table-cell office:value-type="float" office:value="0">
                <text:p>0</text:p>
                <draw:g>
                  <svg:desc>Sheet1.I2:Sheet1.I202</svg:desc>
                </draw:g>
              </table:table-cell>
              <table:table-cell office:value-type="float" office:value="0">
                <text:p>0</text:p>
                <draw:g>
                  <svg:desc>Sheet1.J2:Sheet1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.575">
                <text:p>-1.575</text:p>
              </table:table-cell>
              <table:table-cell office:value-type="float" office:value="508.425">
                <text:p>508.425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.12352941176471">
                <text:p>-3.12352941176471</text:p>
              </table:table-cell>
              <table:table-cell office:value-type="float" office:value="506.876470588235">
                <text:p>506.876470588235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222.222222222222">
                <text:p>222.2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.64558823529412">
                <text:p>-4.64558823529412</text:p>
              </table:table-cell>
              <table:table-cell office:value-type="float" office:value="505.354411764706">
                <text:p>505.354411764706</text:p>
              </table:table-cell>
              <table:table-cell office:value-type="float" office:value="250">
                <text:p>250</text:p>
              </table:table-cell>
              <table:table-cell office:value-type="float" office:value="750">
                <text:p>750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6.14117647058824">
                <text:p>-6.14117647058824</text:p>
              </table:table-cell>
              <table:table-cell office:value-type="float" office:value="503.858823529412">
                <text:p>503.858823529412</text:p>
              </table:table-cell>
              <table:table-cell office:value-type="float" office:value="200">
                <text:p>200</text:p>
              </table:table-cell>
              <table:table-cell office:value-type="float" office:value="800">
                <text:p>8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7.61029411764706">
                <text:p>-7.61029411764706</text:p>
              </table:table-cell>
              <table:table-cell office:value-type="float" office:value="502.389705882353">
                <text:p>502.389705882353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833.333333333333">
                <text:p>833.333333333333</text:p>
              </table:table-cell>
              <table:table-cell office:value-type="float" office:value="138.888888888889">
                <text:p>138.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9.05294117647059">
                <text:p>-9.05294117647059</text:p>
              </table:table-cell>
              <table:table-cell office:value-type="float" office:value="500.947058823529">
                <text:p>500.947058823529</text:p>
              </table:table-cell>
              <table:table-cell office:value-type="float" office:value="142.857142857143">
                <text:p>142.857142857143</text:p>
              </table:table-cell>
              <table:table-cell office:value-type="float" office:value="857.142857142857">
                <text:p>857.142857142857</text:p>
              </table:table-cell>
              <table:table-cell office:value-type="float" office:value="122.448979591837">
                <text:p>122.448979591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0.4691176470588">
                <text:p>-10.4691176470588</text:p>
              </table:table-cell>
              <table:table-cell office:value-type="float" office:value="499.530882352941">
                <text:p>499.530882352941</text:p>
              </table:table-cell>
              <table:table-cell office:value-type="float" office:value="125">
                <text:p>125</text:p>
              </table:table-cell>
              <table:table-cell office:value-type="float" office:value="875">
                <text:p>875</text:p>
              </table:table-cell>
              <table:table-cell office:value-type="float" office:value="109.375">
                <text:p>109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1.8588235294118">
                <text:p>-11.8588235294118</text:p>
              </table:table-cell>
              <table:table-cell office:value-type="float" office:value="498.141176470588">
                <text:p>498.141176470588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888.888888888889">
                <text:p>888.888888888889</text:p>
              </table:table-cell>
              <table:table-cell office:value-type="float" office:value="98.7654320987654">
                <text:p>98.7654320987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3.2220588235294">
                <text:p>-13.2220588235294</text:p>
              </table:table-cell>
              <table:table-cell office:value-type="float" office:value="496.777941176471">
                <text:p>496.777941176471</text:p>
              </table:table-cell>
              <table:table-cell office:value-type="float" office:value="100">
                <text:p>100</text:p>
              </table:table-cell>
              <table:table-cell office:value-type="float" office:value="900">
                <text:p>9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4.5588235294118">
                <text:p>-14.5588235294118</text:p>
              </table:table-cell>
              <table:table-cell office:value-type="float" office:value="495.441176470588">
                <text:p>495.441176470588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909.090909090909">
                <text:p>909.090909090909</text:p>
              </table:table-cell>
              <table:table-cell office:value-type="float" office:value="82.6446280991736">
                <text:p>82.64462809917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5.8691176470588">
                <text:p>-15.8691176470588</text:p>
              </table:table-cell>
              <table:table-cell office:value-type="float" office:value="494.130882352941">
                <text:p>494.130882352941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916.666666666667">
                <text:p>916.666666666667</text:p>
              </table:table-cell>
              <table:table-cell office:value-type="float" office:value="76.3888888888889">
                <text:p>76.3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7.1529411764706">
                <text:p>-17.1529411764706</text:p>
              </table:table-cell>
              <table:table-cell office:value-type="float" office:value="492.847058823529">
                <text:p>492.847058823529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923.076923076923">
                <text:p>923.076923076923</text:p>
              </table:table-cell>
              <table:table-cell office:value-type="float" office:value="71.0059171597633">
                <text:p>71.0059171597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8.4102941176471">
                <text:p>-18.4102941176471</text:p>
              </table:table-cell>
              <table:table-cell office:value-type="float" office:value="491.589705882353">
                <text:p>491.589705882353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928.571428571429">
                <text:p>928.571428571429</text:p>
              </table:table-cell>
              <table:table-cell office:value-type="float" office:value="66.3265306122449">
                <text:p>66.3265306122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9.6411764705882">
                <text:p>-19.6411764705882</text:p>
              </table:table-cell>
              <table:table-cell office:value-type="float" office:value="490.358823529412">
                <text:p>490.35882352941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933.333333333333">
                <text:p>933.333333333333</text:p>
              </table:table-cell>
              <table:table-cell office:value-type="float" office:value="62.2222222222222">
                <text:p>62.2222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0.8455882352941">
                <text:p>-20.8455882352941</text:p>
              </table:table-cell>
              <table:table-cell office:value-type="float" office:value="489.154411764706">
                <text:p>489.154411764706</text:p>
              </table:table-cell>
              <table:table-cell office:value-type="float" office:value="62.5">
                <text:p>62.5</text:p>
              </table:table-cell>
              <table:table-cell office:value-type="float" office:value="937.5">
                <text:p>937.5</text:p>
              </table:table-cell>
              <table:table-cell office:value-type="float" office:value="58.59375">
                <text:p>58.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2.0235294117647">
                <text:p>-22.0235294117647</text:p>
              </table:table-cell>
              <table:table-cell office:value-type="float" office:value="487.976470588235">
                <text:p>487.976470588235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941.176470588235">
                <text:p>941.176470588235</text:p>
              </table:table-cell>
              <table:table-cell office:value-type="float" office:value="55.363321799308">
                <text:p>55.363321799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3.175">
                <text:p>-23.175</text:p>
              </table:table-cell>
              <table:table-cell office:value-type="float" office:value="486.825">
                <text:p>486.825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944.444444444444">
                <text:p>944.444444444444</text:p>
              </table:table-cell>
              <table:table-cell office:value-type="float" office:value="52.4691358024691">
                <text:p>52.4691358024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4.3">
                <text:p>-24.3</text:p>
              </table:table-cell>
              <table:table-cell office:value-type="float" office:value="485.7">
                <text:p>485.7</text:p>
              </table:table-cell>
              <table:table-cell office:value-type="float" office:value="52.6315789473684">
                <text:p>52.6315789473684</text:p>
              </table:table-cell>
              <table:table-cell office:value-type="float" office:value="947.368421052632">
                <text:p>947.368421052632</text:p>
              </table:table-cell>
              <table:table-cell office:value-type="float" office:value="49.8614958448754">
                <text:p>49.86149584487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5.3985294117647">
                <text:p>-25.3985294117647</text:p>
              </table:table-cell>
              <table:table-cell office:value-type="float" office:value="484.601470588235">
                <text:p>484.601470588235</text:p>
              </table:table-cell>
              <table:table-cell office:value-type="float" office:value="50">
                <text:p>50</text:p>
              </table:table-cell>
              <table:table-cell office:value-type="float" office:value="950">
                <text:p>95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6.4705882352941">
                <text:p>-26.4705882352941</text:p>
              </table:table-cell>
              <table:table-cell office:value-type="float" office:value="483.529411764706">
                <text:p>483.529411764706</text:p>
              </table:table-cell>
              <table:table-cell office:value-type="float" office:value="47.6190476190476">
                <text:p>47.6190476190476</text:p>
              </table:table-cell>
              <table:table-cell office:value-type="float" office:value="952.380952380952">
                <text:p>952.380952380952</text:p>
              </table:table-cell>
              <table:table-cell office:value-type="float" office:value="45.3514739229025">
                <text:p>45.3514739229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7.5161764705882">
                <text:p>-27.5161764705882</text:p>
              </table:table-cell>
              <table:table-cell office:value-type="float" office:value="482.483823529412">
                <text:p>482.483823529412</text:p>
              </table:table-cell>
              <table:table-cell office:value-type="float" office:value="45.4545454545455">
                <text:p>45.4545454545455</text:p>
              </table:table-cell>
              <table:table-cell office:value-type="float" office:value="954.545454545455">
                <text:p>954.545454545455</text:p>
              </table:table-cell>
              <table:table-cell office:value-type="float" office:value="43.3884297520661">
                <text:p>43.38842975206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8.5352941176471">
                <text:p>-28.5352941176471</text:p>
              </table:table-cell>
              <table:table-cell office:value-type="float" office:value="481.464705882353">
                <text:p>481.464705882353</text:p>
              </table:table-cell>
              <table:table-cell office:value-type="float" office:value="43.4782608695652">
                <text:p>43.4782608695652</text:p>
              </table:table-cell>
              <table:table-cell office:value-type="float" office:value="956.521739130435">
                <text:p>956.521739130435</text:p>
              </table:table-cell>
              <table:table-cell office:value-type="float" office:value="41.5879017013233">
                <text:p>41.58790170132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9.5279411764706">
                <text:p>-29.5279411764706</text:p>
              </table:table-cell>
              <table:table-cell office:value-type="float" office:value="480.47205882353">
                <text:p>480.4720588235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958.333333333333">
                <text:p>958.333333333333</text:p>
              </table:table-cell>
              <table:table-cell office:value-type="float" office:value="39.9305555555556">
                <text:p>39.93055555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0.4941176470588">
                <text:p>-30.4941176470588</text:p>
              </table:table-cell>
              <table:table-cell office:value-type="float" office:value="479.505882352941">
                <text:p>479.505882352941</text:p>
              </table:table-cell>
              <table:table-cell office:value-type="float" office:value="40">
                <text:p>40</text:p>
              </table:table-cell>
              <table:table-cell office:value-type="float" office:value="960">
                <text:p>960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1.4338235294118">
                <text:p>-31.4338235294118</text:p>
              </table:table-cell>
              <table:table-cell office:value-type="float" office:value="478.566176470588">
                <text:p>478.566176470588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961.538461538462">
                <text:p>961.538461538462</text:p>
              </table:table-cell>
              <table:table-cell office:value-type="float" office:value="36.9822485207101">
                <text:p>36.9822485207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2.3470588235294">
                <text:p>-32.3470588235294</text:p>
              </table:table-cell>
              <table:table-cell office:value-type="float" office:value="477.652941176471">
                <text:p>477.652941176471</text:p>
              </table:table-cell>
              <table:table-cell office:value-type="float" office:value="37.037037037037">
                <text:p>37.037037037037</text:p>
              </table:table-cell>
              <table:table-cell office:value-type="float" office:value="962.962962962963">
                <text:p>962.962962962963</text:p>
              </table:table-cell>
              <table:table-cell office:value-type="float" office:value="35.6652949245542">
                <text:p>35.66529492455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3.2338235294118">
                <text:p>-33.2338235294118</text:p>
              </table:table-cell>
              <table:table-cell office:value-type="float" office:value="476.766176470588">
                <text:p>476.766176470588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964.285714285714">
                <text:p>964.285714285714</text:p>
              </table:table-cell>
              <table:table-cell office:value-type="float" office:value="34.4387755102041">
                <text:p>34.43877551020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4.0941176470588">
                <text:p>-34.0941176470588</text:p>
              </table:table-cell>
              <table:table-cell office:value-type="float" office:value="475.905882352941">
                <text:p>475.905882352941</text:p>
              </table:table-cell>
              <table:table-cell office:value-type="float" office:value="34.4827586206897">
                <text:p>34.4827586206897</text:p>
              </table:table-cell>
              <table:table-cell office:value-type="float" office:value="965.51724137931">
                <text:p>965.51724137931</text:p>
              </table:table-cell>
              <table:table-cell office:value-type="float" office:value="33.2936979785969">
                <text:p>33.29369797859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4.9279411764706">
                <text:p>-34.9279411764706</text:p>
              </table:table-cell>
              <table:table-cell office:value-type="float" office:value="475.072058823529">
                <text:p>475.07205882352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32.2222222222222">
                <text:p>32.2222222222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5.7352941176471">
                <text:p>-35.7352941176471</text:p>
              </table:table-cell>
              <table:table-cell office:value-type="float" office:value="474.264705882353">
                <text:p>474.264705882353</text:p>
              </table:table-cell>
              <table:table-cell office:value-type="float" office:value="32.258064516129">
                <text:p>32.258064516129</text:p>
              </table:table-cell>
              <table:table-cell office:value-type="float" office:value="967.741935483871">
                <text:p>967.741935483871</text:p>
              </table:table-cell>
              <table:table-cell office:value-type="float" office:value="31.2174817898023">
                <text:p>31.21748178980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6.5161764705882">
                <text:p>-36.5161764705882</text:p>
              </table:table-cell>
              <table:table-cell office:value-type="float" office:value="473.483823529412">
                <text:p>473.483823529412</text:p>
              </table:table-cell>
              <table:table-cell office:value-type="float" office:value="31.25">
                <text:p>31.25</text:p>
              </table:table-cell>
              <table:table-cell office:value-type="float" office:value="968.75">
                <text:p>968.75</text:p>
              </table:table-cell>
              <table:table-cell office:value-type="float" office:value="30.2734375">
                <text:p>30.27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7.2705882352941">
                <text:p>-37.2705882352941</text:p>
              </table:table-cell>
              <table:table-cell office:value-type="float" office:value="472.729411764706">
                <text:p>472.729411764706</text:p>
              </table:table-cell>
              <table:table-cell office:value-type="float" office:value="30.3030303030303">
                <text:p>30.3030303030303</text:p>
              </table:table-cell>
              <table:table-cell office:value-type="float" office:value="969.69696969697">
                <text:p>969.69696969697</text:p>
              </table:table-cell>
              <table:table-cell office:value-type="float" office:value="29.3847566574839">
                <text:p>29.38475665748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7.9985294117647">
                <text:p>-37.9985294117647</text:p>
              </table:table-cell>
              <table:table-cell office:value-type="float" office:value="472.001470588235">
                <text:p>472.001470588235</text:p>
              </table:table-cell>
              <table:table-cell office:value-type="float" office:value="29.4117647058823">
                <text:p>29.4117647058823</text:p>
              </table:table-cell>
              <table:table-cell office:value-type="float" office:value="970.588235294118">
                <text:p>970.588235294118</text:p>
              </table:table-cell>
              <table:table-cell office:value-type="float" office:value="28.5467128027682">
                <text:p>28.54671280276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8.7">
                <text:p>-38.7</text:p>
              </table:table-cell>
              <table:table-cell office:value-type="float" office:value="471.3">
                <text:p>471.3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971.428571428572">
                <text:p>971.428571428572</text:p>
              </table:table-cell>
              <table:table-cell office:value-type="float" office:value="27.7551020408163">
                <text:p>27.75510204081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9.375">
                <text:p>-39.375</text:p>
              </table:table-cell>
              <table:table-cell office:value-type="float" office:value="470.625">
                <text:p>470.625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972.222222222222">
                <text:p>972.222222222222</text:p>
              </table:table-cell>
              <table:table-cell office:value-type="float" office:value="27.0061728395062">
                <text:p>27.00617283950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0.0235294117647">
                <text:p>-40.0235294117647</text:p>
              </table:table-cell>
              <table:table-cell office:value-type="float" office:value="469.976470588235">
                <text:p>469.976470588235</text:p>
              </table:table-cell>
              <table:table-cell office:value-type="float" office:value="27.027027027027">
                <text:p>27.027027027027</text:p>
              </table:table-cell>
              <table:table-cell office:value-type="float" office:value="972.972972972973">
                <text:p>972.972972972973</text:p>
              </table:table-cell>
              <table:table-cell office:value-type="float" office:value="26.2965668371074">
                <text:p>26.29656683710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0.6455882352941">
                <text:p>-40.6455882352941</text:p>
              </table:table-cell>
              <table:table-cell office:value-type="float" office:value="469.354411764706">
                <text:p>469.354411764706</text:p>
              </table:table-cell>
              <table:table-cell office:value-type="float" office:value="26.3157894736842">
                <text:p>26.3157894736842</text:p>
              </table:table-cell>
              <table:table-cell office:value-type="float" office:value="973.684210526316">
                <text:p>973.684210526316</text:p>
              </table:table-cell>
              <table:table-cell office:value-type="float" office:value="25.6232686980609">
                <text:p>25.62326869806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1.2411764705882">
                <text:p>-41.2411764705882</text:p>
              </table:table-cell>
              <table:table-cell office:value-type="float" office:value="468.758823529412">
                <text:p>468.758823529412</text:p>
              </table:table-cell>
              <table:table-cell office:value-type="float" office:value="25.6410256410256">
                <text:p>25.6410256410256</text:p>
              </table:table-cell>
              <table:table-cell office:value-type="float" office:value="974.358974358974">
                <text:p>974.358974358974</text:p>
              </table:table-cell>
              <table:table-cell office:value-type="float" office:value="24.9835634451019">
                <text:p>24.98356344510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1.8102941176471">
                <text:p>-41.8102941176471</text:p>
              </table:table-cell>
              <table:table-cell office:value-type="float" office:value="468.189705882353">
                <text:p>468.189705882353</text:p>
              </table:table-cell>
              <table:table-cell office:value-type="float" office:value="25">
                <text:p>25</text:p>
              </table:table-cell>
              <table:table-cell office:value-type="float" office:value="975">
                <text:p>975</text:p>
              </table:table-cell>
              <table:table-cell office:value-type="float" office:value="24.375">
                <text:p>24.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2.3529411764706">
                <text:p>-42.3529411764706</text:p>
              </table:table-cell>
              <table:table-cell office:value-type="float" office:value="467.647058823529">
                <text:p>467.647058823529</text:p>
              </table:table-cell>
              <table:table-cell office:value-type="float" office:value="24.390243902439">
                <text:p>24.390243902439</text:p>
              </table:table-cell>
              <table:table-cell office:value-type="float" office:value="975.609756097561">
                <text:p>975.609756097561</text:p>
              </table:table-cell>
              <table:table-cell office:value-type="float" office:value="23.7953599048186">
                <text:p>23.79535990481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2.8691176470588">
                <text:p>-42.8691176470588</text:p>
              </table:table-cell>
              <table:table-cell office:value-type="float" office:value="467.130882352941">
                <text:p>467.130882352941</text:p>
              </table:table-cell>
              <table:table-cell office:value-type="float" office:value="23.8095238095238">
                <text:p>23.8095238095238</text:p>
              </table:table-cell>
              <table:table-cell office:value-type="float" office:value="976.190476190476">
                <text:p>976.190476190476</text:p>
              </table:table-cell>
              <table:table-cell office:value-type="float" office:value="23.2426303854875">
                <text:p>23.2426303854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3.3588235294118">
                <text:p>-43.3588235294118</text:p>
              </table:table-cell>
              <table:table-cell office:value-type="float" office:value="466.641176470588">
                <text:p>466.641176470588</text:p>
              </table:table-cell>
              <table:table-cell office:value-type="float" office:value="23.2558139534884">
                <text:p>23.2558139534884</text:p>
              </table:table-cell>
              <table:table-cell office:value-type="float" office:value="976.744186046512">
                <text:p>976.744186046512</text:p>
              </table:table-cell>
              <table:table-cell office:value-type="float" office:value="22.7149810708491">
                <text:p>22.71498107084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3.8220588235294">
                <text:p>-43.8220588235294</text:p>
              </table:table-cell>
              <table:table-cell office:value-type="float" office:value="466.177941176471">
                <text:p>466.177941176471</text:p>
              </table:table-cell>
              <table:table-cell office:value-type="float" office:value="22.7272727272727">
                <text:p>22.7272727272727</text:p>
              </table:table-cell>
              <table:table-cell office:value-type="float" office:value="977.272727272727">
                <text:p>977.272727272727</text:p>
              </table:table-cell>
              <table:table-cell office:value-type="float" office:value="22.2107438016529">
                <text:p>22.21074380165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4.2588235294118">
                <text:p>-44.2588235294118</text:p>
              </table:table-cell>
              <table:table-cell office:value-type="float" office:value="465.741176470588">
                <text:p>465.741176470588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977.777777777778">
                <text:p>977.777777777778</text:p>
              </table:table-cell>
              <table:table-cell office:value-type="float" office:value="21.7283950617284">
                <text:p>21.7283950617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4.6691176470588">
                <text:p>-44.6691176470588</text:p>
              </table:table-cell>
              <table:table-cell office:value-type="float" office:value="465.330882352941">
                <text:p>465.330882352941</text:p>
              </table:table-cell>
              <table:table-cell office:value-type="float" office:value="21.7391304347826">
                <text:p>21.7391304347826</text:p>
              </table:table-cell>
              <table:table-cell office:value-type="float" office:value="978.260869565217">
                <text:p>978.260869565217</text:p>
              </table:table-cell>
              <table:table-cell office:value-type="float" office:value="21.2665406427221">
                <text:p>21.26654064272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5.0529411764706">
                <text:p>-45.0529411764706</text:p>
              </table:table-cell>
              <table:table-cell office:value-type="float" office:value="464.947058823529">
                <text:p>464.947058823529</text:p>
              </table:table-cell>
              <table:table-cell office:value-type="float" office:value="21.2765957446808">
                <text:p>21.2765957446808</text:p>
              </table:table-cell>
              <table:table-cell office:value-type="float" office:value="978.723404255319">
                <text:p>978.723404255319</text:p>
              </table:table-cell>
              <table:table-cell office:value-type="float" office:value="20.8239022181983">
                <text:p>20.82390221819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5.4102941176471">
                <text:p>-45.4102941176471</text:p>
              </table:table-cell>
              <table:table-cell office:value-type="float" office:value="464.589705882353">
                <text:p>464.589705882353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979.166666666667">
                <text:p>979.166666666667</text:p>
              </table:table-cell>
              <table:table-cell office:value-type="float" office:value="20.3993055555556">
                <text:p>20.39930555555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5.7411764705882">
                <text:p>-45.7411764705882</text:p>
              </table:table-cell>
              <table:table-cell office:value-type="float" office:value="464.258823529412">
                <text:p>464.258823529412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979.591836734694">
                <text:p>979.591836734694</text:p>
              </table:table-cell>
              <table:table-cell office:value-type="float" office:value="19.9916701374427">
                <text:p>19.99167013744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6.0455882352941">
                <text:p>-46.0455882352941</text:p>
              </table:table-cell>
              <table:table-cell office:value-type="float" office:value="463.954411764706">
                <text:p>463.954411764706</text:p>
              </table:table-cell>
              <table:table-cell office:value-type="float" office:value="20">
                <text:p>20</text:p>
              </table:table-cell>
              <table:table-cell office:value-type="float" office:value="980">
                <text:p>98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6.3235294117647">
                <text:p>-46.3235294117647</text:p>
              </table:table-cell>
              <table:table-cell office:value-type="float" office:value="463.676470588235">
                <text:p>463.676470588235</text:p>
              </table:table-cell>
              <table:table-cell office:value-type="float" office:value="19.6078431372549">
                <text:p>19.6078431372549</text:p>
              </table:table-cell>
              <table:table-cell office:value-type="float" office:value="980.392156862745">
                <text:p>980.392156862745</text:p>
              </table:table-cell>
              <table:table-cell office:value-type="float" office:value="19.2233756247597">
                <text:p>19.22337562475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6.575">
                <text:p>-46.575</text:p>
              </table:table-cell>
              <table:table-cell office:value-type="float" office:value="463.425">
                <text:p>463.425</text:p>
              </table:table-cell>
              <table:table-cell office:value-type="float" office:value="19.2307692307692">
                <text:p>19.2307692307692</text:p>
              </table:table-cell>
              <table:table-cell office:value-type="float" office:value="980.769230769231">
                <text:p>980.769230769231</text:p>
              </table:table-cell>
              <table:table-cell office:value-type="float" office:value="18.8609467455621">
                <text:p>18.86094674556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6.8">
                <text:p>-46.8</text:p>
              </table:table-cell>
              <table:table-cell office:value-type="float" office:value="463.2">
                <text:p>463.2</text:p>
              </table:table-cell>
              <table:table-cell office:value-type="float" office:value="18.8679245283019">
                <text:p>18.8679245283019</text:p>
              </table:table-cell>
              <table:table-cell office:value-type="float" office:value="981.132075471698">
                <text:p>981.132075471698</text:p>
              </table:table-cell>
              <table:table-cell office:value-type="float" office:value="18.5119259522962">
                <text:p>18.51192595229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6.9985294117647">
                <text:p>-46.9985294117647</text:p>
              </table:table-cell>
              <table:table-cell office:value-type="float" office:value="463.001470588235">
                <text:p>463.001470588235</text:p>
              </table:table-cell>
              <table:table-cell office:value-type="float" office:value="18.5185185185185">
                <text:p>18.5185185185185</text:p>
              </table:table-cell>
              <table:table-cell office:value-type="float" office:value="981.481481481482">
                <text:p>981.481481481482</text:p>
              </table:table-cell>
              <table:table-cell office:value-type="float" office:value="18.1755829903978">
                <text:p>18.17558299039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7.1705882352941">
                <text:p>-47.1705882352941</text:p>
              </table:table-cell>
              <table:table-cell office:value-type="float" office:value="462.829411764706">
                <text:p>462.829411764706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981.818181818182">
                <text:p>981.818181818182</text:p>
              </table:table-cell>
              <table:table-cell office:value-type="float" office:value="17.8512396694215">
                <text:p>17.85123966942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7.3161764705882">
                <text:p>-47.3161764705882</text:p>
              </table:table-cell>
              <table:table-cell office:value-type="float" office:value="462.683823529412">
                <text:p>462.683823529412</text:p>
              </table:table-cell>
              <table:table-cell office:value-type="float" office:value="17.8571428571429">
                <text:p>17.8571428571429</text:p>
              </table:table-cell>
              <table:table-cell office:value-type="float" office:value="982.142857142857">
                <text:p>982.142857142857</text:p>
              </table:table-cell>
              <table:table-cell office:value-type="float" office:value="17.5382653061224">
                <text:p>17.53826530612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7.4352941176471">
                <text:p>-47.4352941176471</text:p>
              </table:table-cell>
              <table:table-cell office:value-type="float" office:value="462.564705882353">
                <text:p>462.564705882353</text:p>
              </table:table-cell>
              <table:table-cell office:value-type="float" office:value="17.5438596491228">
                <text:p>17.5438596491228</text:p>
              </table:table-cell>
              <table:table-cell office:value-type="float" office:value="982.456140350877">
                <text:p>982.456140350877</text:p>
              </table:table-cell>
              <table:table-cell office:value-type="float" office:value="17.2360726377347">
                <text:p>17.23607263773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7.5279411764706">
                <text:p>-47.5279411764706</text:p>
              </table:table-cell>
              <table:table-cell office:value-type="float" office:value="462.472058823529">
                <text:p>462.472058823529</text:p>
              </table:table-cell>
              <table:table-cell office:value-type="float" office:value="17.2413793103448">
                <text:p>17.2413793103448</text:p>
              </table:table-cell>
              <table:table-cell office:value-type="float" office:value="982.758620689655">
                <text:p>982.758620689655</text:p>
              </table:table-cell>
              <table:table-cell office:value-type="float" office:value="16.9441141498216">
                <text:p>16.94411414982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7.5941176470588">
                <text:p>-47.5941176470588</text:p>
              </table:table-cell>
              <table:table-cell office:value-type="float" office:value="462.405882352941">
                <text:p>462.405882352941</text:p>
              </table:table-cell>
              <table:table-cell office:value-type="float" office:value="16.9491525423729">
                <text:p>16.9491525423729</text:p>
              </table:table-cell>
              <table:table-cell office:value-type="float" office:value="983.050847457627">
                <text:p>983.050847457627</text:p>
              </table:table-cell>
              <table:table-cell office:value-type="float" office:value="16.6618787704683">
                <text:p>16.66187877046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7.6338235294118">
                <text:p>-47.6338235294118</text:p>
              </table:table-cell>
              <table:table-cell office:value-type="float" office:value="462.366176470588">
                <text:p>462.366176470588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983.333333333333">
                <text:p>983.333333333333</text:p>
              </table:table-cell>
              <table:table-cell office:value-type="float" office:value="16.3888888888889">
                <text:p>16.38888888888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7.6470588235294">
                <text:p>-47.6470588235294</text:p>
              </table:table-cell>
              <table:table-cell office:value-type="float" office:value="462.352941176471">
                <text:p>462.352941176471</text:p>
              </table:table-cell>
              <table:table-cell office:value-type="float" office:value="16.3934426229508">
                <text:p>16.3934426229508</text:p>
              </table:table-cell>
              <table:table-cell office:value-type="float" office:value="983.606557377049">
                <text:p>983.606557377049</text:p>
              </table:table-cell>
              <table:table-cell office:value-type="float" office:value="16.1246976619188">
                <text:p>16.12469766191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7.6338235294118">
                <text:p>-47.6338235294118</text:p>
              </table:table-cell>
              <table:table-cell office:value-type="float" office:value="462.366176470588">
                <text:p>462.366176470588</text:p>
              </table:table-cell>
              <table:table-cell office:value-type="float" office:value="16.1290322580645">
                <text:p>16.1290322580645</text:p>
              </table:table-cell>
              <table:table-cell office:value-type="float" office:value="983.870967741935">
                <text:p>983.870967741935</text:p>
              </table:table-cell>
              <table:table-cell office:value-type="float" office:value="15.8688865764828">
                <text:p>15.86888657648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7.5941176470588">
                <text:p>-47.5941176470588</text:p>
              </table:table-cell>
              <table:table-cell office:value-type="float" office:value="462.405882352941">
                <text:p>462.405882352941</text:p>
              </table:table-cell>
              <table:table-cell office:value-type="float" office:value="15.8730158730159">
                <text:p>15.8730158730159</text:p>
              </table:table-cell>
              <table:table-cell office:value-type="float" office:value="984.126984126984">
                <text:p>984.126984126984</text:p>
              </table:table-cell>
              <table:table-cell office:value-type="float" office:value="15.6210632401109">
                <text:p>15.6210632401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7.5279411764706">
                <text:p>-47.5279411764706</text:p>
              </table:table-cell>
              <table:table-cell office:value-type="float" office:value="462.472058823529">
                <text:p>462.472058823529</text:p>
              </table:table-cell>
              <table:table-cell office:value-type="float" office:value="15.625">
                <text:p>15.625</text:p>
              </table:table-cell>
              <table:table-cell office:value-type="float" office:value="984.375">
                <text:p>984.375</text:p>
              </table:table-cell>
              <table:table-cell office:value-type="float" office:value="15.380859375">
                <text:p>15.380859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7.4352941176471">
                <text:p>-47.4352941176471</text:p>
              </table:table-cell>
              <table:table-cell office:value-type="float" office:value="462.564705882353">
                <text:p>462.564705882353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984.615384615385">
                <text:p>984.615384615385</text:p>
              </table:table-cell>
              <table:table-cell office:value-type="float" office:value="15.1479289940828">
                <text:p>15.14792899408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7.3161764705882">
                <text:p>-47.3161764705882</text:p>
              </table:table-cell>
              <table:table-cell office:value-type="float" office:value="462.683823529412">
                <text:p>462.683823529412</text:p>
              </table:table-cell>
              <table:table-cell office:value-type="float" office:value="15.1515151515152">
                <text:p>15.1515151515152</text:p>
              </table:table-cell>
              <table:table-cell office:value-type="float" office:value="984.848484848485">
                <text:p>984.848484848485</text:p>
              </table:table-cell>
              <table:table-cell office:value-type="float" office:value="14.9219467401286">
                <text:p>14.92194674012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7.1705882352941">
                <text:p>-47.1705882352941</text:p>
              </table:table-cell>
              <table:table-cell office:value-type="float" office:value="462.829411764706">
                <text:p>462.829411764706</text:p>
              </table:table-cell>
              <table:table-cell office:value-type="float" office:value="14.9253731343284">
                <text:p>14.9253731343284</text:p>
              </table:table-cell>
              <table:table-cell office:value-type="float" office:value="985.074626865672">
                <text:p>985.074626865672</text:p>
              </table:table-cell>
              <table:table-cell office:value-type="float" office:value="14.7026063711294">
                <text:p>14.70260637112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6.9985294117647">
                <text:p>-46.9985294117647</text:p>
              </table:table-cell>
              <table:table-cell office:value-type="float" office:value="463.001470588235">
                <text:p>463.001470588235</text:p>
              </table:table-cell>
              <table:table-cell office:value-type="float" office:value="14.7058823529412">
                <text:p>14.7058823529412</text:p>
              </table:table-cell>
              <table:table-cell office:value-type="float" office:value="985.294117647059">
                <text:p>985.294117647059</text:p>
              </table:table-cell>
              <table:table-cell office:value-type="float" office:value="14.4896193771626">
                <text:p>14.48961937716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6.8">
                <text:p>-46.8</text:p>
              </table:table-cell>
              <table:table-cell office:value-type="float" office:value="463.2">
                <text:p>463.2</text:p>
              </table:table-cell>
              <table:table-cell office:value-type="float" office:value="14.4927536231884">
                <text:p>14.4927536231884</text:p>
              </table:table-cell>
              <table:table-cell office:value-type="float" office:value="985.507246376812">
                <text:p>985.507246376812</text:p>
              </table:table-cell>
              <table:table-cell office:value-type="float" office:value="14.282713715606">
                <text:p>14.282713715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6.575">
                <text:p>-46.575</text:p>
              </table:table-cell>
              <table:table-cell office:value-type="float" office:value="463.425">
                <text:p>463.425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985.714285714286">
                <text:p>985.714285714286</text:p>
              </table:table-cell>
              <table:table-cell office:value-type="float" office:value="14.0816326530612">
                <text:p>14.08163265306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6.3235294117647">
                <text:p>-46.3235294117647</text:p>
              </table:table-cell>
              <table:table-cell office:value-type="float" office:value="463.676470588235">
                <text:p>463.676470588235</text:p>
              </table:table-cell>
              <table:table-cell office:value-type="float" office:value="14.0845070422535">
                <text:p>14.0845070422535</text:p>
              </table:table-cell>
              <table:table-cell office:value-type="float" office:value="985.915492957746">
                <text:p>985.915492957746</text:p>
              </table:table-cell>
              <table:table-cell office:value-type="float" office:value="13.8861337036302">
                <text:p>13.88613370363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6.0455882352941">
                <text:p>-46.0455882352941</text:p>
              </table:table-cell>
              <table:table-cell office:value-type="float" office:value="463.954411764706">
                <text:p>463.954411764706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986.111111111111">
                <text:p>986.111111111111</text:p>
              </table:table-cell>
              <table:table-cell office:value-type="float" office:value="13.695987654321">
                <text:p>13.6959876543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5.7411764705882">
                <text:p>-45.7411764705882</text:p>
              </table:table-cell>
              <table:table-cell office:value-type="float" office:value="464.258823529412">
                <text:p>464.258823529412</text:p>
              </table:table-cell>
              <table:table-cell office:value-type="float" office:value="13.6986301369863">
                <text:p>13.6986301369863</text:p>
              </table:table-cell>
              <table:table-cell office:value-type="float" office:value="986.301369863014">
                <text:p>986.301369863014</text:p>
              </table:table-cell>
              <table:table-cell office:value-type="float" office:value="13.5109776693564">
                <text:p>13.51097766935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5.4102941176471">
                <text:p>-45.4102941176471</text:p>
              </table:table-cell>
              <table:table-cell office:value-type="float" office:value="464.589705882353">
                <text:p>464.589705882353</text:p>
              </table:table-cell>
              <table:table-cell office:value-type="float" office:value="13.5135135135135">
                <text:p>13.5135135135135</text:p>
              </table:table-cell>
              <table:table-cell office:value-type="float" office:value="986.486486486487">
                <text:p>986.486486486487</text:p>
              </table:table-cell>
              <table:table-cell office:value-type="float" office:value="13.3308984660336">
                <text:p>13.33089846603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5.0529411764706">
                <text:p>-45.0529411764706</text:p>
              </table:table-cell>
              <table:table-cell office:value-type="float" office:value="464.947058823529">
                <text:p>464.947058823529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986.666666666667">
                <text:p>986.666666666667</text:p>
              </table:table-cell>
              <table:table-cell office:value-type="float" office:value="13.1555555555556">
                <text:p>13.1555555555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4.6691176470588">
                <text:p>-44.6691176470588</text:p>
              </table:table-cell>
              <table:table-cell office:value-type="float" office:value="465.330882352941">
                <text:p>465.330882352941</text:p>
              </table:table-cell>
              <table:table-cell office:value-type="float" office:value="13.1578947368421">
                <text:p>13.1578947368421</text:p>
              </table:table-cell>
              <table:table-cell office:value-type="float" office:value="986.842105263158">
                <text:p>986.842105263158</text:p>
              </table:table-cell>
              <table:table-cell office:value-type="float" office:value="12.9847645429363">
                <text:p>12.98476454293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4.2588235294118">
                <text:p>-44.2588235294118</text:p>
              </table:table-cell>
              <table:table-cell office:value-type="float" office:value="465.741176470588">
                <text:p>465.741176470588</text:p>
              </table:table-cell>
              <table:table-cell office:value-type="float" office:value="12.987012987013">
                <text:p>12.987012987013</text:p>
              </table:table-cell>
              <table:table-cell office:value-type="float" office:value="987.012987012987">
                <text:p>987.012987012987</text:p>
              </table:table-cell>
              <table:table-cell office:value-type="float" office:value="12.8183504806881">
                <text:p>12.81835048068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3.8220588235294">
                <text:p>-43.8220588235294</text:p>
              </table:table-cell>
              <table:table-cell office:value-type="float" office:value="466.177941176471">
                <text:p>466.177941176471</text:p>
              </table:table-cell>
              <table:table-cell office:value-type="float" office:value="12.8205128205128">
                <text:p>12.8205128205128</text:p>
              </table:table-cell>
              <table:table-cell office:value-type="float" office:value="987.179487179487">
                <text:p>987.179487179487</text:p>
              </table:table-cell>
              <table:table-cell office:value-type="float" office:value="12.6561472715319">
                <text:p>12.65614727153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3.3588235294118">
                <text:p>-43.3588235294118</text:p>
              </table:table-cell>
              <table:table-cell office:value-type="float" office:value="466.641176470588">
                <text:p>466.641176470588</text:p>
              </table:table-cell>
              <table:table-cell office:value-type="float" office:value="12.6582278481013">
                <text:p>12.6582278481013</text:p>
              </table:table-cell>
              <table:table-cell office:value-type="float" office:value="987.341772151899">
                <text:p>987.341772151899</text:p>
              </table:table-cell>
              <table:table-cell office:value-type="float" office:value="12.4979971158468">
                <text:p>12.4979971158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2.8691176470588">
                <text:p>-42.8691176470588</text:p>
              </table:table-cell>
              <table:table-cell office:value-type="float" office:value="467.130882352941">
                <text:p>467.130882352941</text:p>
              </table:table-cell>
              <table:table-cell office:value-type="float" office:value="12.5">
                <text:p>12.5</text:p>
              </table:table-cell>
              <table:table-cell office:value-type="float" office:value="987.5">
                <text:p>987.5</text:p>
              </table:table-cell>
              <table:table-cell office:value-type="float" office:value="12.34375">
                <text:p>12.34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2.3529411764706">
                <text:p>-42.3529411764706</text:p>
              </table:table-cell>
              <table:table-cell office:value-type="float" office:value="467.647058823529">
                <text:p>467.647058823529</text:p>
              </table:table-cell>
              <table:table-cell office:value-type="float" office:value="12.3456790123457">
                <text:p>12.3456790123457</text:p>
              </table:table-cell>
              <table:table-cell office:value-type="float" office:value="987.654320987654">
                <text:p>987.654320987654</text:p>
              </table:table-cell>
              <table:table-cell office:value-type="float" office:value="12.1932632220698">
                <text:p>12.19326322206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1.8102941176471">
                <text:p>-41.8102941176471</text:p>
              </table:table-cell>
              <table:table-cell office:value-type="float" office:value="468.189705882353">
                <text:p>468.189705882353</text:p>
              </table:table-cell>
              <table:table-cell office:value-type="float" office:value="12.1951219512195">
                <text:p>12.1951219512195</text:p>
              </table:table-cell>
              <table:table-cell office:value-type="float" office:value="987.80487804878">
                <text:p>987.80487804878</text:p>
              </table:table-cell>
              <table:table-cell office:value-type="float" office:value="12.0464009518144">
                <text:p>12.0464009518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1.2411764705882">
                <text:p>-41.2411764705882</text:p>
              </table:table-cell>
              <table:table-cell office:value-type="float" office:value="468.758823529412">
                <text:p>468.758823529412</text:p>
              </table:table-cell>
              <table:table-cell office:value-type="float" office:value="12.0481927710843">
                <text:p>12.0481927710843</text:p>
              </table:table-cell>
              <table:table-cell office:value-type="float" office:value="987.951807228916">
                <text:p>987.951807228916</text:p>
              </table:table-cell>
              <table:table-cell office:value-type="float" office:value="11.9030338220351">
                <text:p>11.90303382203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0.6455882352941">
                <text:p>-40.6455882352941</text:p>
              </table:table-cell>
              <table:table-cell office:value-type="float" office:value="469.354411764706">
                <text:p>469.354411764706</text:p>
              </table:table-cell>
              <table:table-cell office:value-type="float" office:value="11.9047619047619">
                <text:p>11.9047619047619</text:p>
              </table:table-cell>
              <table:table-cell office:value-type="float" office:value="988.095238095238">
                <text:p>988.095238095238</text:p>
              </table:table-cell>
              <table:table-cell office:value-type="float" office:value="11.7630385487528">
                <text:p>11.76303854875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0.0235294117647">
                <text:p>-40.0235294117647</text:p>
              </table:table-cell>
              <table:table-cell office:value-type="float" office:value="469.976470588235">
                <text:p>469.976470588235</text:p>
              </table:table-cell>
              <table:table-cell office:value-type="float" office:value="11.7647058823529">
                <text:p>11.7647058823529</text:p>
              </table:table-cell>
              <table:table-cell office:value-type="float" office:value="988.235294117647">
                <text:p>988.235294117647</text:p>
              </table:table-cell>
              <table:table-cell office:value-type="float" office:value="11.6262975778547">
                <text:p>11.62629757785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9.375">
                <text:p>-39.375</text:p>
              </table:table-cell>
              <table:table-cell office:value-type="float" office:value="470.625">
                <text:p>470.625</text:p>
              </table:table-cell>
              <table:table-cell office:value-type="float" office:value="11.6279069767442">
                <text:p>11.6279069767442</text:p>
              </table:table-cell>
              <table:table-cell office:value-type="float" office:value="988.372093023256">
                <text:p>988.372093023256</text:p>
              </table:table-cell>
              <table:table-cell office:value-type="float" office:value="11.4926987560844">
                <text:p>11.4926987560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8.7">
                <text:p>-38.7</text:p>
              </table:table-cell>
              <table:table-cell office:value-type="float" office:value="471.3">
                <text:p>471.3</text:p>
              </table:table-cell>
              <table:table-cell office:value-type="float" office:value="11.4942528735632">
                <text:p>11.4942528735632</text:p>
              </table:table-cell>
              <table:table-cell office:value-type="float" office:value="988.505747126437">
                <text:p>988.505747126437</text:p>
              </table:table-cell>
              <table:table-cell office:value-type="float" office:value="11.3621350244418">
                <text:p>11.36213502444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7.9985294117647">
                <text:p>-37.9985294117647</text:p>
              </table:table-cell>
              <table:table-cell office:value-type="float" office:value="472.001470588235">
                <text:p>472.001470588235</text:p>
              </table:table-cell>
              <table:table-cell office:value-type="float" office:value="11.3636363636364">
                <text:p>11.3636363636364</text:p>
              </table:table-cell>
              <table:table-cell office:value-type="float" office:value="988.636363636364">
                <text:p>988.636363636364</text:p>
              </table:table-cell>
              <table:table-cell office:value-type="float" office:value="11.2345041322314">
                <text:p>11.23450413223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7.2705882352941">
                <text:p>-37.2705882352941</text:p>
              </table:table-cell>
              <table:table-cell office:value-type="float" office:value="472.729411764706">
                <text:p>472.729411764706</text:p>
              </table:table-cell>
              <table:table-cell office:value-type="float" office:value="11.2359550561798">
                <text:p>11.2359550561798</text:p>
              </table:table-cell>
              <table:table-cell office:value-type="float" office:value="988.76404494382">
                <text:p>988.76404494382</text:p>
              </table:table-cell>
              <table:table-cell office:value-type="float" office:value="11.1097083701553">
                <text:p>11.10970837015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6.5161764705882">
                <text:p>-36.5161764705882</text:p>
              </table:table-cell>
              <table:table-cell office:value-type="float" office:value="473.483823529412">
                <text:p>473.48382352941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988.888888888889">
                <text:p>988.888888888889</text:p>
              </table:table-cell>
              <table:table-cell office:value-type="float" office:value="10.9876543209877">
                <text:p>10.98765432098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5.7352941176471">
                <text:p>-35.7352941176471</text:p>
              </table:table-cell>
              <table:table-cell office:value-type="float" office:value="474.264705882353">
                <text:p>474.264705882353</text:p>
              </table:table-cell>
              <table:table-cell office:value-type="float" office:value="10.989010989011">
                <text:p>10.989010989011</text:p>
              </table:table-cell>
              <table:table-cell office:value-type="float" office:value="989.010989010989">
                <text:p>989.010989010989</text:p>
              </table:table-cell>
              <table:table-cell office:value-type="float" office:value="10.8682526264944">
                <text:p>10.86825262649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4.9279411764706">
                <text:p>-34.9279411764706</text:p>
              </table:table-cell>
              <table:table-cell office:value-type="float" office:value="475.072058823529">
                <text:p>475.072058823529</text:p>
              </table:table-cell>
              <table:table-cell office:value-type="float" office:value="10.8695652173913">
                <text:p>10.8695652173913</text:p>
              </table:table-cell>
              <table:table-cell office:value-type="float" office:value="989.130434782609">
                <text:p>989.130434782609</text:p>
              </table:table-cell>
              <table:table-cell office:value-type="float" office:value="10.7514177693762">
                <text:p>10.75141776937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4.0941176470588">
                <text:p>-34.0941176470588</text:p>
              </table:table-cell>
              <table:table-cell office:value-type="float" office:value="475.905882352941">
                <text:p>475.905882352941</text:p>
              </table:table-cell>
              <table:table-cell office:value-type="float" office:value="10.752688172043">
                <text:p>10.752688172043</text:p>
              </table:table-cell>
              <table:table-cell office:value-type="float" office:value="989.247311827957">
                <text:p>989.247311827957</text:p>
              </table:table-cell>
              <table:table-cell office:value-type="float" office:value="10.6370678691178">
                <text:p>10.63706786911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3.2338235294118">
                <text:p>-33.2338235294118</text:p>
              </table:table-cell>
              <table:table-cell office:value-type="float" office:value="476.766176470588">
                <text:p>476.766176470588</text:p>
              </table:table-cell>
              <table:table-cell office:value-type="float" office:value="10.6382978723404">
                <text:p>10.6382978723404</text:p>
              </table:table-cell>
              <table:table-cell office:value-type="float" office:value="989.36170212766">
                <text:p>989.36170212766</text:p>
              </table:table-cell>
              <table:table-cell office:value-type="float" office:value="10.5251244907198">
                <text:p>10.52512449071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2.3470588235294">
                <text:p>-32.3470588235294</text:p>
              </table:table-cell>
              <table:table-cell office:value-type="float" office:value="477.652941176471">
                <text:p>477.652941176471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989.473684210526">
                <text:p>989.473684210526</text:p>
              </table:table-cell>
              <table:table-cell office:value-type="float" office:value="10.415512465374">
                <text:p>10.4155124653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1.4338235294118">
                <text:p>-31.4338235294118</text:p>
              </table:table-cell>
              <table:table-cell office:value-type="float" office:value="478.566176470588">
                <text:p>478.566176470588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989.583333333333">
                <text:p>989.583333333333</text:p>
              </table:table-cell>
              <table:table-cell office:value-type="float" office:value="10.3081597222222">
                <text:p>10.30815972222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0.4941176470588">
                <text:p>-30.4941176470588</text:p>
              </table:table-cell>
              <table:table-cell office:value-type="float" office:value="479.505882352941">
                <text:p>479.505882352941</text:p>
              </table:table-cell>
              <table:table-cell office:value-type="float" office:value="10.3092783505155">
                <text:p>10.3092783505155</text:p>
              </table:table-cell>
              <table:table-cell office:value-type="float" office:value="989.690721649485">
                <text:p>989.690721649485</text:p>
              </table:table-cell>
              <table:table-cell office:value-type="float" office:value="10.2029971304071">
                <text:p>10.20299713040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9.5279411764706">
                <text:p>-29.5279411764706</text:p>
              </table:table-cell>
              <table:table-cell office:value-type="float" office:value="480.47205882353">
                <text:p>480.47205882353</text:p>
              </table:table-cell>
              <table:table-cell office:value-type="float" office:value="10.2040816326531">
                <text:p>10.2040816326531</text:p>
              </table:table-cell>
              <table:table-cell office:value-type="float" office:value="989.795918367347">
                <text:p>989.795918367347</text:p>
              </table:table-cell>
              <table:table-cell office:value-type="float" office:value="10.0999583506872">
                <text:p>10.09995835068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8.5352941176471">
                <text:p>-28.5352941176471</text:p>
              </table:table-cell>
              <table:table-cell office:value-type="float" office:value="481.464705882353">
                <text:p>481.464705882353</text:p>
              </table:table-cell>
              <table:table-cell office:value-type="float" office:value="10.1010101010101">
                <text:p>10.1010101010101</text:p>
              </table:table-cell>
              <table:table-cell office:value-type="float" office:value="989.89898989899">
                <text:p>989.89898989899</text:p>
              </table:table-cell>
              <table:table-cell office:value-type="float" office:value="9.99897969594939">
                <text:p>9.998979695949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7.5161764705882">
                <text:p>-27.5161764705882</text:p>
              </table:table-cell>
              <table:table-cell office:value-type="float" office:value="482.483823529412">
                <text:p>482.483823529412</text:p>
              </table:table-cell>
              <table:table-cell office:value-type="float" office:value="10">
                <text:p>10</text:p>
              </table:table-cell>
              <table:table-cell office:value-type="float" office:value="990">
                <text:p>99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6.4705882352941">
                <text:p>-26.4705882352941</text:p>
              </table:table-cell>
              <table:table-cell office:value-type="float" office:value="483.529411764706">
                <text:p>483.529411764706</text:p>
              </table:table-cell>
              <table:table-cell office:value-type="float" office:value="9.9009900990099">
                <text:p>9.9009900990099</text:p>
              </table:table-cell>
              <table:table-cell office:value-type="float" office:value="990.09900990099">
                <text:p>990.09900990099</text:p>
              </table:table-cell>
              <table:table-cell office:value-type="float" office:value="9.80296049406921">
                <text:p>9.802960494069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5.3985294117647">
                <text:p>-25.3985294117647</text:p>
              </table:table-cell>
              <table:table-cell office:value-type="float" office:value="484.601470588235">
                <text:p>484.601470588235</text:p>
              </table:table-cell>
              <table:table-cell office:value-type="float" office:value="9.80392156862745">
                <text:p>9.80392156862745</text:p>
              </table:table-cell>
              <table:table-cell office:value-type="float" office:value="990.196078431373">
                <text:p>990.196078431373</text:p>
              </table:table-cell>
              <table:table-cell office:value-type="float" office:value="9.70780469050365">
                <text:p>9.707804690503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4.3">
                <text:p>-24.3</text:p>
              </table:table-cell>
              <table:table-cell office:value-type="float" office:value="485.7">
                <text:p>485.7</text:p>
              </table:table-cell>
              <table:table-cell office:value-type="float" office:value="9.70873786407767">
                <text:p>9.70873786407767</text:p>
              </table:table-cell>
              <table:table-cell office:value-type="float" office:value="990.291262135922">
                <text:p>990.291262135922</text:p>
              </table:table-cell>
              <table:table-cell office:value-type="float" office:value="9.6144782731643">
                <text:p>9.61447827316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3.175">
                <text:p>-23.175</text:p>
              </table:table-cell>
              <table:table-cell office:value-type="float" office:value="486.825">
                <text:p>486.825</text:p>
              </table:table-cell>
              <table:table-cell office:value-type="float" office:value="9.61538461538462">
                <text:p>9.61538461538462</text:p>
              </table:table-cell>
              <table:table-cell office:value-type="float" office:value="990.384615384615">
                <text:p>990.384615384615</text:p>
              </table:table-cell>
              <table:table-cell office:value-type="float" office:value="9.52292899408284">
                <text:p>9.522928994082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2.0235294117647">
                <text:p>-22.0235294117647</text:p>
              </table:table-cell>
              <table:table-cell office:value-type="float" office:value="487.976470588235">
                <text:p>487.976470588235</text:p>
              </table:table-cell>
              <table:table-cell office:value-type="float" office:value="9.52380952380952">
                <text:p>9.52380952380952</text:p>
              </table:table-cell>
              <table:table-cell office:value-type="float" office:value="990.476190476191">
                <text:p>990.476190476191</text:p>
              </table:table-cell>
              <table:table-cell office:value-type="float" office:value="9.43310657596372">
                <text:p>9.433106575963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20.8455882352941">
                <text:p>-20.8455882352941</text:p>
              </table:table-cell>
              <table:table-cell office:value-type="float" office:value="489.154411764706">
                <text:p>489.154411764706</text:p>
              </table:table-cell>
              <table:table-cell office:value-type="float" office:value="9.43396226415094">
                <text:p>9.43396226415094</text:p>
              </table:table-cell>
              <table:table-cell office:value-type="float" office:value="990.566037735849">
                <text:p>990.566037735849</text:p>
              </table:table-cell>
              <table:table-cell office:value-type="float" office:value="9.34496262014952">
                <text:p>9.344962620149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9.6411764705882">
                <text:p>-19.6411764705882</text:p>
              </table:table-cell>
              <table:table-cell office:value-type="float" office:value="490.358823529412">
                <text:p>490.358823529412</text:p>
              </table:table-cell>
              <table:table-cell office:value-type="float" office:value="9.34579439252336">
                <text:p>9.34579439252336</text:p>
              </table:table-cell>
              <table:table-cell office:value-type="float" office:value="990.654205607477">
                <text:p>990.654205607477</text:p>
              </table:table-cell>
              <table:table-cell office:value-type="float" office:value="9.25845051969604">
                <text:p>9.258450519696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8.4102941176471">
                <text:p>-18.4102941176471</text:p>
              </table:table-cell>
              <table:table-cell office:value-type="float" office:value="491.589705882353">
                <text:p>491.589705882353</text:p>
              </table:table-cell>
              <table:table-cell office:value-type="float" office:value="9.25925925925926">
                <text:p>9.25925925925926</text:p>
              </table:table-cell>
              <table:table-cell office:value-type="float" office:value="990.740740740741">
                <text:p>990.740740740741</text:p>
              </table:table-cell>
              <table:table-cell office:value-type="float" office:value="9.17352537722908">
                <text:p>9.173525377229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7.1529411764706">
                <text:p>-17.1529411764706</text:p>
              </table:table-cell>
              <table:table-cell office:value-type="float" office:value="492.847058823529">
                <text:p>492.847058823529</text:p>
              </table:table-cell>
              <table:table-cell office:value-type="float" office:value="9.1743119266055">
                <text:p>9.1743119266055</text:p>
              </table:table-cell>
              <table:table-cell office:value-type="float" office:value="990.825688073395">
                <text:p>990.825688073395</text:p>
              </table:table-cell>
              <table:table-cell office:value-type="float" office:value="9.09014392727885">
                <text:p>9.090143927278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5.8691176470588">
                <text:p>-15.8691176470588</text:p>
              </table:table-cell>
              <table:table-cell office:value-type="float" office:value="494.130882352941">
                <text:p>494.130882352941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990.909090909091">
                <text:p>990.909090909091</text:p>
              </table:table-cell>
              <table:table-cell office:value-type="float" office:value="9.00826446280992">
                <text:p>9.008264462809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4.5588235294118">
                <text:p>-14.5588235294118</text:p>
              </table:table-cell>
              <table:table-cell office:value-type="float" office:value="495.441176470588">
                <text:p>495.441176470588</text:p>
              </table:table-cell>
              <table:table-cell office:value-type="float" office:value="9.00900900900901">
                <text:p>9.00900900900901</text:p>
              </table:table-cell>
              <table:table-cell office:value-type="float" office:value="990.990990990991">
                <text:p>990.990990990991</text:p>
              </table:table-cell>
              <table:table-cell office:value-type="float" office:value="8.9278467656846">
                <text:p>8.92784676568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3.2220588235294">
                <text:p>-13.2220588235294</text:p>
              </table:table-cell>
              <table:table-cell office:value-type="float" office:value="496.777941176471">
                <text:p>496.777941176471</text:p>
              </table:table-cell>
              <table:table-cell office:value-type="float" office:value="8.92857142857143">
                <text:p>8.92857142857143</text:p>
              </table:table-cell>
              <table:table-cell office:value-type="float" office:value="991.071428571429">
                <text:p>991.071428571429</text:p>
              </table:table-cell>
              <table:table-cell office:value-type="float" office:value="8.84885204081633">
                <text:p>8.848852040816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1.8588235294118">
                <text:p>-11.8588235294118</text:p>
              </table:table-cell>
              <table:table-cell office:value-type="float" office:value="498.141176470588">
                <text:p>498.141176470588</text:p>
              </table:table-cell>
              <table:table-cell office:value-type="float" office:value="8.84955752212389">
                <text:p>8.84955752212389</text:p>
              </table:table-cell>
              <table:table-cell office:value-type="float" office:value="991.150442477876">
                <text:p>991.150442477876</text:p>
              </table:table-cell>
              <table:table-cell office:value-type="float" office:value="8.77124285378651">
                <text:p>8.771242853786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0.4691176470588">
                <text:p>-10.4691176470588</text:p>
              </table:table-cell>
              <table:table-cell office:value-type="float" office:value="499.530882352941">
                <text:p>499.530882352941</text:p>
              </table:table-cell>
              <table:table-cell office:value-type="float" office:value="8.7719298245614">
                <text:p>8.7719298245614</text:p>
              </table:table-cell>
              <table:table-cell office:value-type="float" office:value="991.228070175439">
                <text:p>991.228070175439</text:p>
              </table:table-cell>
              <table:table-cell office:value-type="float" office:value="8.69498307171437">
                <text:p>8.694983071714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9.05294117647059">
                <text:p>-9.05294117647059</text:p>
              </table:table-cell>
              <table:table-cell office:value-type="float" office:value="500.947058823529">
                <text:p>500.947058823529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991.304347826087">
                <text:p>991.304347826087</text:p>
              </table:table-cell>
              <table:table-cell office:value-type="float" office:value="8.62003780718337">
                <text:p>8.620037807183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7.61029411764706">
                <text:p>-7.61029411764706</text:p>
              </table:table-cell>
              <table:table-cell office:value-type="float" office:value="502.389705882353">
                <text:p>502.389705882353</text:p>
              </table:table-cell>
              <table:table-cell office:value-type="float" office:value="8.62068965517241">
                <text:p>8.62068965517241</text:p>
              </table:table-cell>
              <table:table-cell office:value-type="float" office:value="991.379310344828">
                <text:p>991.379310344828</text:p>
              </table:table-cell>
              <table:table-cell office:value-type="float" office:value="8.54637336504162">
                <text:p>8.546373365041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6.14117647058824">
                <text:p>-6.14117647058824</text:p>
              </table:table-cell>
              <table:table-cell office:value-type="float" office:value="503.858823529412">
                <text:p>503.858823529412</text:p>
              </table:table-cell>
              <table:table-cell office:value-type="float" office:value="8.54700854700855">
                <text:p>8.54700854700855</text:p>
              </table:table-cell>
              <table:table-cell office:value-type="float" office:value="991.452991452992">
                <text:p>991.452991452992</text:p>
              </table:table-cell>
              <table:table-cell office:value-type="float" office:value="8.47395719190591">
                <text:p>8.473957191905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4.64558823529412">
                <text:p>-4.64558823529412</text:p>
              </table:table-cell>
              <table:table-cell office:value-type="float" office:value="505.354411764706">
                <text:p>505.354411764706</text:p>
              </table:table-cell>
              <table:table-cell office:value-type="float" office:value="8.47457627118644">
                <text:p>8.47457627118644</text:p>
              </table:table-cell>
              <table:table-cell office:value-type="float" office:value="991.525423728814">
                <text:p>991.525423728814</text:p>
              </table:table-cell>
              <table:table-cell office:value-type="float" office:value="8.40275782821028">
                <text:p>8.402757828210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3.12352941176471">
                <text:p>-3.12352941176471</text:p>
              </table:table-cell>
              <table:table-cell office:value-type="float" office:value="506.876470588235">
                <text:p>506.876470588235</text:p>
              </table:table-cell>
              <table:table-cell office:value-type="float" office:value="8.40336134453782">
                <text:p>8.40336134453782</text:p>
              </table:table-cell>
              <table:table-cell office:value-type="float" office:value="991.596638655462">
                <text:p>991.596638655462</text:p>
              </table:table-cell>
              <table:table-cell office:value-type="float" office:value="8.33274486265094">
                <text:p>8.332744862650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-1.575">
                <text:p>-1.575</text:p>
              </table:table-cell>
              <table:table-cell office:value-type="float" office:value="508.425">
                <text:p>508.42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991.666666666667">
                <text:p>991.666666666667</text:p>
              </table:table-cell>
              <table:table-cell office:value-type="float" office:value="8.26388888888889">
                <text:p>8.263888888888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8.26446280991735">
                <text:p>8.26446280991735</text:p>
              </table:table-cell>
              <table:table-cell office:value-type="float" office:value="991.735537190083">
                <text:p>991.735537190083</text:p>
              </table:table-cell>
              <table:table-cell office:value-type="float" office:value="8.19616146438085">
                <text:p>8.196161464380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.60147058823529">
                <text:p>1.60147058823529</text:p>
              </table:table-cell>
              <table:table-cell office:value-type="float" office:value="511.601470588235">
                <text:p>511.601470588235</text:p>
              </table:table-cell>
              <table:table-cell office:value-type="float" office:value="8.19672131147541">
                <text:p>8.19672131147541</text:p>
              </table:table-cell>
              <table:table-cell office:value-type="float" office:value="991.803278688525">
                <text:p>991.803278688525</text:p>
              </table:table-cell>
              <table:table-cell office:value-type="float" office:value="8.12953507121742">
                <text:p>8.12953507121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3.22941176470588">
                <text:p>3.22941176470588</text:p>
              </table:table-cell>
              <table:table-cell office:value-type="float" office:value="513.229411764706">
                <text:p>513.229411764706</text:p>
              </table:table-cell>
              <table:table-cell office:value-type="float" office:value="8.13008130081301">
                <text:p>8.13008130081301</text:p>
              </table:table-cell>
              <table:table-cell office:value-type="float" office:value="991.869918699187">
                <text:p>991.869918699187</text:p>
              </table:table-cell>
              <table:table-cell office:value-type="float" office:value="8.06398307885518">
                <text:p>8.063983078855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4.88382352941177">
                <text:p>4.88382352941177</text:p>
              </table:table-cell>
              <table:table-cell office:value-type="float" office:value="514.883823529412">
                <text:p>514.883823529412</text:p>
              </table:table-cell>
              <table:table-cell office:value-type="float" office:value="8.06451612903226">
                <text:p>8.06451612903226</text:p>
              </table:table-cell>
              <table:table-cell office:value-type="float" office:value="991.935483870968">
                <text:p>991.935483870968</text:p>
              </table:table-cell>
              <table:table-cell office:value-type="float" office:value="7.99947970863684">
                <text:p>7.999479708636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6.56470588235294">
                <text:p>6.56470588235294</text:p>
              </table:table-cell>
              <table:table-cell office:value-type="float" office:value="516.564705882353">
                <text:p>516.564705882353</text:p>
              </table:table-cell>
              <table:table-cell office:value-type="float" office:value="8">
                <text:p>8</text:p>
              </table:table-cell>
              <table:table-cell office:value-type="float" office:value="992">
                <text:p>992</text:p>
              </table:table-cell>
              <table:table-cell office:value-type="float" office:value="7.936">
                <text:p>7.9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8.27205882352941">
                <text:p>8.27205882352941</text:p>
              </table:table-cell>
              <table:table-cell office:value-type="float" office:value="518.272058823529">
                <text:p>518.272058823529</text:p>
              </table:table-cell>
              <table:table-cell office:value-type="float" office:value="7.93650793650794">
                <text:p>7.93650793650794</text:p>
              </table:table-cell>
              <table:table-cell office:value-type="float" office:value="992.063492063492">
                <text:p>992.063492063492</text:p>
              </table:table-cell>
              <table:table-cell office:value-type="float" office:value="7.87351977828168">
                <text:p>7.873519778281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0.0058823529412">
                <text:p>10.0058823529412</text:p>
              </table:table-cell>
              <table:table-cell office:value-type="float" office:value="520.005882352941">
                <text:p>520.005882352941</text:p>
              </table:table-cell>
              <table:table-cell office:value-type="float" office:value="7.8740157480315">
                <text:p>7.8740157480315</text:p>
              </table:table-cell>
              <table:table-cell office:value-type="float" office:value="992.125984251969">
                <text:p>992.125984251969</text:p>
              </table:table-cell>
              <table:table-cell office:value-type="float" office:value="7.81201562403125">
                <text:p>7.81201562403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1.7661764705882">
                <text:p>11.7661764705882</text:p>
              </table:table-cell>
              <table:table-cell office:value-type="float" office:value="521.766176470588">
                <text:p>521.766176470588</text:p>
              </table:table-cell>
              <table:table-cell office:value-type="float" office:value="7.8125">
                <text:p>7.8125</text:p>
              </table:table-cell>
              <table:table-cell office:value-type="float" office:value="992.1875">
                <text:p>992.1875</text:p>
              </table:table-cell>
              <table:table-cell office:value-type="float" office:value="7.75146484375">
                <text:p>7.75146484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3.5529411764706">
                <text:p>13.5529411764706</text:p>
              </table:table-cell>
              <table:table-cell office:value-type="float" office:value="523.552941176471">
                <text:p>523.552941176471</text:p>
              </table:table-cell>
              <table:table-cell office:value-type="float" office:value="7.75193798449612">
                <text:p>7.75193798449612</text:p>
              </table:table-cell>
              <table:table-cell office:value-type="float" office:value="992.248062015504">
                <text:p>992.248062015504</text:p>
              </table:table-cell>
              <table:table-cell office:value-type="float" office:value="7.69184544198065">
                <text:p>7.691845441980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5.3661764705882">
                <text:p>15.3661764705882</text:p>
              </table:table-cell>
              <table:table-cell office:value-type="float" office:value="525.366176470588">
                <text:p>525.366176470588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992.307692307692">
                <text:p>992.307692307692</text:p>
              </table:table-cell>
              <table:table-cell office:value-type="float" office:value="7.63313609467456">
                <text:p>7.633136094674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7.2058823529412">
                <text:p>17.2058823529412</text:p>
              </table:table-cell>
              <table:table-cell office:value-type="float" office:value="527.205882352941">
                <text:p>527.205882352941</text:p>
              </table:table-cell>
              <table:table-cell office:value-type="float" office:value="7.63358778625954">
                <text:p>7.63358778625954</text:p>
              </table:table-cell>
              <table:table-cell office:value-type="float" office:value="992.366412213741">
                <text:p>992.366412213741</text:p>
              </table:table-cell>
              <table:table-cell office:value-type="float" office:value="7.57531612376901">
                <text:p>7.575316123769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9.0720588235294">
                <text:p>19.0720588235294</text:p>
              </table:table-cell>
              <table:table-cell office:value-type="float" office:value="529.072058823529">
                <text:p>529.072058823529</text:p>
              </table:table-cell>
              <table:table-cell office:value-type="float" office:value="7.57575757575758">
                <text:p>7.57575757575758</text:p>
              </table:table-cell>
              <table:table-cell office:value-type="float" office:value="992.424242424242">
                <text:p>992.424242424242</text:p>
              </table:table-cell>
              <table:table-cell office:value-type="float" office:value="7.51836547291093">
                <text:p>7.518365472910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20.9647058823529">
                <text:p>20.9647058823529</text:p>
              </table:table-cell>
              <table:table-cell office:value-type="float" office:value="530.964705882353">
                <text:p>530.964705882353</text:p>
              </table:table-cell>
              <table:table-cell office:value-type="float" office:value="7.5187969924812">
                <text:p>7.5187969924812</text:p>
              </table:table-cell>
              <table:table-cell office:value-type="float" office:value="992.481203007519">
                <text:p>992.481203007519</text:p>
              </table:table-cell>
              <table:table-cell office:value-type="float" office:value="7.46226468426706">
                <text:p>7.462264684267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22.8838235294118">
                <text:p>22.8838235294118</text:p>
              </table:table-cell>
              <table:table-cell office:value-type="float" office:value="532.883823529412">
                <text:p>532.883823529412</text:p>
              </table:table-cell>
              <table:table-cell office:value-type="float" office:value="7.46268656716418">
                <text:p>7.46268656716418</text:p>
              </table:table-cell>
              <table:table-cell office:value-type="float" office:value="992.537313432836">
                <text:p>992.537313432836</text:p>
              </table:table-cell>
              <table:table-cell office:value-type="float" office:value="7.40699487636445">
                <text:p>7.406994876364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24.8294117647059">
                <text:p>24.8294117647059</text:p>
              </table:table-cell>
              <table:table-cell office:value-type="float" office:value="534.829411764706">
                <text:p>534.829411764706</text:p>
              </table:table-cell>
              <table:table-cell office:value-type="float" office:value="7.40740740740741">
                <text:p>7.40740740740741</text:p>
              </table:table-cell>
              <table:table-cell office:value-type="float" office:value="992.592592592593">
                <text:p>992.592592592593</text:p>
              </table:table-cell>
              <table:table-cell office:value-type="float" office:value="7.35253772290809">
                <text:p>7.352537722908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26.8014705882353">
                <text:p>26.8014705882353</text:p>
              </table:table-cell>
              <table:table-cell office:value-type="float" office:value="536.801470588235">
                <text:p>536.801470588235</text:p>
              </table:table-cell>
              <table:table-cell office:value-type="float" office:value="7.35294117647059">
                <text:p>7.35294117647059</text:p>
              </table:table-cell>
              <table:table-cell office:value-type="float" office:value="992.647058823529">
                <text:p>992.647058823529</text:p>
              </table:table-cell>
              <table:table-cell office:value-type="float" office:value="7.29887543252595">
                <text:p>7.298875432525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28.8">
                <text:p>28.8</text:p>
              </table:table-cell>
              <table:table-cell office:value-type="float" office:value="538.8">
                <text:p>538.8</text:p>
              </table:table-cell>
              <table:table-cell office:value-type="float" office:value="7.2992700729927">
                <text:p>7.2992700729927</text:p>
              </table:table-cell>
              <table:table-cell office:value-type="float" office:value="992.700729927007">
                <text:p>992.700729927007</text:p>
              </table:table-cell>
              <table:table-cell office:value-type="float" office:value="7.24599072939421">
                <text:p>7.245990729394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30.825">
                <text:p>30.825</text:p>
              </table:table-cell>
              <table:table-cell office:value-type="float" office:value="540.825">
                <text:p>540.825</text:p>
              </table:table-cell>
              <table:table-cell office:value-type="float" office:value="7.2463768115942">
                <text:p>7.2463768115942</text:p>
              </table:table-cell>
              <table:table-cell office:value-type="float" office:value="992.753623188406">
                <text:p>992.753623188406</text:p>
              </table:table-cell>
              <table:table-cell office:value-type="float" office:value="7.19386683469859">
                <text:p>7.193866834698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32.8764705882353">
                <text:p>32.8764705882353</text:p>
              </table:table-cell>
              <table:table-cell office:value-type="float" office:value="542.876470588235">
                <text:p>542.876470588235</text:p>
              </table:table-cell>
              <table:table-cell office:value-type="float" office:value="7.19424460431655">
                <text:p>7.19424460431655</text:p>
              </table:table-cell>
              <table:table-cell office:value-type="float" office:value="992.805755395684">
                <text:p>992.805755395684</text:p>
              </table:table-cell>
              <table:table-cell office:value-type="float" office:value="7.14248744888981">
                <text:p>7.142487448889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34.9544117647059">
                <text:p>34.9544117647059</text:p>
              </table:table-cell>
              <table:table-cell office:value-type="float" office:value="544.954411764706">
                <text:p>544.954411764706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992.857142857143">
                <text:p>992.857142857143</text:p>
              </table:table-cell>
              <table:table-cell office:value-type="float" office:value="7.09183673469388">
                <text:p>7.091836734693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37.0588235294118">
                <text:p>37.0588235294118</text:p>
              </table:table-cell>
              <table:table-cell office:value-type="float" office:value="547.058823529412">
                <text:p>547.058823529412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992.90780141844">
                <text:p>992.90780141844</text:p>
              </table:table-cell>
              <table:table-cell office:value-type="float" office:value="7.04189930084">
                <text:p>7.041899300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39.1897058823529">
                <text:p>39.1897058823529</text:p>
              </table:table-cell>
              <table:table-cell office:value-type="float" office:value="549.189705882353">
                <text:p>549.189705882353</text:p>
              </table:table-cell>
              <table:table-cell office:value-type="float" office:value="7.04225352112676">
                <text:p>7.04225352112676</text:p>
              </table:table-cell>
              <table:table-cell office:value-type="float" office:value="992.957746478873">
                <text:p>992.957746478873</text:p>
              </table:table-cell>
              <table:table-cell office:value-type="float" office:value="6.99266018647094">
                <text:p>6.992660186470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41.3470588235294">
                <text:p>41.3470588235294</text:p>
              </table:table-cell>
              <table:table-cell office:value-type="float" office:value="551.347058823529">
                <text:p>551.347058823529</text:p>
              </table:table-cell>
              <table:table-cell office:value-type="float" office:value="6.99300699300699">
                <text:p>6.99300699300699</text:p>
              </table:table-cell>
              <table:table-cell office:value-type="float" office:value="993.006993006993">
                <text:p>993.006993006993</text:p>
              </table:table-cell>
              <table:table-cell office:value-type="float" office:value="6.94410484620275">
                <text:p>6.944104846202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43.5308823529412">
                <text:p>43.5308823529412</text:p>
              </table:table-cell>
              <table:table-cell office:value-type="float" office:value="553.530882352941">
                <text:p>553.530882352941</text:p>
              </table:table-cell>
              <table:table-cell office:value-type="float" office:value="6.94444444444444">
                <text:p>6.94444444444444</text:p>
              </table:table-cell>
              <table:table-cell office:value-type="float" office:value="993.055555555556">
                <text:p>993.055555555556</text:p>
              </table:table-cell>
              <table:table-cell office:value-type="float" office:value="6.89621913580247">
                <text:p>6.896219135802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45.7411764705882">
                <text:p>45.7411764705882</text:p>
              </table:table-cell>
              <table:table-cell office:value-type="float" office:value="555.741176470588">
                <text:p>555.741176470588</text:p>
              </table:table-cell>
              <table:table-cell office:value-type="float" office:value="6.89655172413793">
                <text:p>6.89655172413793</text:p>
              </table:table-cell>
              <table:table-cell office:value-type="float" office:value="993.103448275862">
                <text:p>993.103448275862</text:p>
              </table:table-cell>
              <table:table-cell office:value-type="float" office:value="6.84898929845422">
                <text:p>6.848989298454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47.9779411764706">
                <text:p>47.9779411764706</text:p>
              </table:table-cell>
              <table:table-cell office:value-type="float" office:value="557.977941176471">
                <text:p>557.977941176471</text:p>
              </table:table-cell>
              <table:table-cell office:value-type="float" office:value="6.84931506849315">
                <text:p>6.84931506849315</text:p>
              </table:table-cell>
              <table:table-cell office:value-type="float" office:value="993.150684931507">
                <text:p>993.150684931507</text:p>
              </table:table-cell>
              <table:table-cell office:value-type="float" office:value="6.80240195158566">
                <text:p>6.802401951585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50.2411764705882">
                <text:p>50.2411764705882</text:p>
              </table:table-cell>
              <table:table-cell office:value-type="float" office:value="560.241176470588">
                <text:p>560.241176470588</text:p>
              </table:table-cell>
              <table:table-cell office:value-type="float" office:value="6.80272108843537">
                <text:p>6.80272108843537</text:p>
              </table:table-cell>
              <table:table-cell office:value-type="float" office:value="993.197278911565">
                <text:p>993.197278911565</text:p>
              </table:table-cell>
              <table:table-cell office:value-type="float" office:value="6.75644407422833">
                <text:p>6.756444074228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52.5308823529412">
                <text:p>52.5308823529412</text:p>
              </table:table-cell>
              <table:table-cell office:value-type="float" office:value="562.530882352941">
                <text:p>562.530882352941</text:p>
              </table:table-cell>
              <table:table-cell office:value-type="float" office:value="6.75675675675676">
                <text:p>6.75675675675676</text:p>
              </table:table-cell>
              <table:table-cell office:value-type="float" office:value="993.243243243243">
                <text:p>993.243243243243</text:p>
              </table:table-cell>
              <table:table-cell office:value-type="float" office:value="6.71110299488678">
                <text:p>6.711102994886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54.8470588235294">
                <text:p>54.8470588235294</text:p>
              </table:table-cell>
              <table:table-cell office:value-type="float" office:value="564.84705882353">
                <text:p>564.84705882353</text:p>
              </table:table-cell>
              <table:table-cell office:value-type="float" office:value="6.71140939597315">
                <text:p>6.71140939597315</text:p>
              </table:table-cell>
              <table:table-cell office:value-type="float" office:value="993.288590604027">
                <text:p>993.288590604027</text:p>
              </table:table-cell>
              <table:table-cell office:value-type="float" office:value="6.6663663798928">
                <text:p>6.66636637989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57.1897058823529">
                <text:p>57.1897058823529</text:p>
              </table:table-cell>
              <table:table-cell office:value-type="float" office:value="567.189705882353">
                <text:p>567.18970588235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993.333333333333">
                <text:p>993.333333333333</text:p>
              </table:table-cell>
              <table:table-cell office:value-type="float" office:value="6.62222222222222">
                <text:p>6.622222222222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59.5588235294118">
                <text:p>59.5588235294118</text:p>
              </table:table-cell>
              <table:table-cell office:value-type="float" office:value="569.558823529412">
                <text:p>569.558823529412</text:p>
              </table:table-cell>
              <table:table-cell office:value-type="float" office:value="6.62251655629139">
                <text:p>6.62251655629139</text:p>
              </table:table-cell>
              <table:table-cell office:value-type="float" office:value="993.377483443709">
                <text:p>993.377483443709</text:p>
              </table:table-cell>
              <table:table-cell office:value-type="float" office:value="6.57865883075304">
                <text:p>6.578658830753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61.9544117647059">
                <text:p>61.9544117647059</text:p>
              </table:table-cell>
              <table:table-cell office:value-type="float" office:value="571.954411764706">
                <text:p>571.954411764706</text:p>
              </table:table-cell>
              <table:table-cell office:value-type="float" office:value="6.57894736842105">
                <text:p>6.57894736842105</text:p>
              </table:table-cell>
              <table:table-cell office:value-type="float" office:value="993.421052631579">
                <text:p>993.421052631579</text:p>
              </table:table-cell>
              <table:table-cell office:value-type="float" office:value="6.5356648199446">
                <text:p>6.53566481994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64.3764705882353">
                <text:p>64.3764705882353</text:p>
              </table:table-cell>
              <table:table-cell office:value-type="float" office:value="574.376470588235">
                <text:p>574.376470588235</text:p>
              </table:table-cell>
              <table:table-cell office:value-type="float" office:value="6.5359477124183">
                <text:p>6.5359477124183</text:p>
              </table:table-cell>
              <table:table-cell office:value-type="float" office:value="993.464052287582">
                <text:p>993.464052287582</text:p>
              </table:table-cell>
              <table:table-cell office:value-type="float" office:value="6.49322909991883">
                <text:p>6.493229099918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66.825">
                <text:p>66.825</text:p>
              </table:table-cell>
              <table:table-cell office:value-type="float" office:value="576.825">
                <text:p>576.825</text:p>
              </table:table-cell>
              <table:table-cell office:value-type="float" office:value="6.49350649350649">
                <text:p>6.49350649350649</text:p>
              </table:table-cell>
              <table:table-cell office:value-type="float" office:value="993.506493506493">
                <text:p>993.506493506493</text:p>
              </table:table-cell>
              <table:table-cell office:value-type="float" office:value="6.45134086692528">
                <text:p>6.451340866925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69.3">
                <text:p>69.3</text:p>
              </table:table-cell>
              <table:table-cell office:value-type="float" office:value="579.3">
                <text:p>579.3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993.548387096774">
                <text:p>993.548387096774</text:p>
              </table:table-cell>
              <table:table-cell office:value-type="float" office:value="6.40998959417274">
                <text:p>6.409989594172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71.8014705882353">
                <text:p>71.8014705882353</text:p>
              </table:table-cell>
              <table:table-cell office:value-type="float" office:value="581.801470588235">
                <text:p>581.801470588235</text:p>
              </table:table-cell>
              <table:table-cell office:value-type="float" office:value="6.41025641025641">
                <text:p>6.41025641025641</text:p>
              </table:table-cell>
              <table:table-cell office:value-type="float" office:value="993.589743589744">
                <text:p>993.589743589744</text:p>
              </table:table-cell>
              <table:table-cell office:value-type="float" office:value="6.36916502301118">
                <text:p>6.369165023011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74.3294117647059">
                <text:p>74.3294117647059</text:p>
              </table:table-cell>
              <table:table-cell office:value-type="float" office:value="584.329411764706">
                <text:p>584.329411764706</text:p>
              </table:table-cell>
              <table:table-cell office:value-type="float" office:value="6.36942675159236">
                <text:p>6.36942675159236</text:p>
              </table:table-cell>
              <table:table-cell office:value-type="float" office:value="993.630573248408">
                <text:p>993.630573248408</text:p>
              </table:table-cell>
              <table:table-cell office:value-type="float" office:value="6.32885715444846">
                <text:p>6.328857154448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76.8838235294118">
                <text:p>76.8838235294118</text:p>
              </table:table-cell>
              <table:table-cell office:value-type="float" office:value="586.883823529412">
                <text:p>586.883823529412</text:p>
              </table:table-cell>
              <table:table-cell office:value-type="float" office:value="6.32911392405063">
                <text:p>6.32911392405063</text:p>
              </table:table-cell>
              <table:table-cell office:value-type="float" office:value="993.670886075949">
                <text:p>993.670886075949</text:p>
              </table:table-cell>
              <table:table-cell office:value-type="float" office:value="6.28905624098702">
                <text:p>6.289056240987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79.464705882353">
                <text:p>79.464705882353</text:p>
              </table:table-cell>
              <table:table-cell office:value-type="float" office:value="589.464705882353">
                <text:p>589.464705882353</text:p>
              </table:table-cell>
              <table:table-cell office:value-type="float" office:value="6.28930817610063">
                <text:p>6.28930817610063</text:p>
              </table:table-cell>
              <table:table-cell office:value-type="float" office:value="993.710691823899">
                <text:p>993.710691823899</text:p>
              </table:table-cell>
              <table:table-cell office:value-type="float" office:value="6.24975277876666">
                <text:p>6.249752778766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82.0720588235294">
                <text:p>82.0720588235294</text:p>
              </table:table-cell>
              <table:table-cell office:value-type="float" office:value="592.072058823529">
                <text:p>592.072058823529</text:p>
              </table:table-cell>
              <table:table-cell office:value-type="float" office:value="6.25">
                <text:p>6.25</text:p>
              </table:table-cell>
              <table:table-cell office:value-type="float" office:value="993.75">
                <text:p>993.75</text:p>
              </table:table-cell>
              <table:table-cell office:value-type="float" office:value="6.2109375">
                <text:p>6.2109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84.7058823529412">
                <text:p>84.7058823529412</text:p>
              </table:table-cell>
              <table:table-cell office:value-type="float" office:value="594.705882352941">
                <text:p>594.705882352941</text:p>
              </table:table-cell>
              <table:table-cell office:value-type="float" office:value="6.2111801242236">
                <text:p>6.2111801242236</text:p>
              </table:table-cell>
              <table:table-cell office:value-type="float" office:value="993.788819875777">
                <text:p>993.788819875777</text:p>
              </table:table-cell>
              <table:table-cell office:value-type="float" office:value="6.17260136568805">
                <text:p>6.172601365688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87.3661764705882">
                <text:p>87.3661764705882</text:p>
              </table:table-cell>
              <table:table-cell office:value-type="float" office:value="597.366176470588">
                <text:p>597.366176470588</text:p>
              </table:table-cell>
              <table:table-cell office:value-type="float" office:value="6.17283950617284">
                <text:p>6.17283950617284</text:p>
              </table:table-cell>
              <table:table-cell office:value-type="float" office:value="993.827160493827">
                <text:p>993.827160493827</text:p>
              </table:table-cell>
              <table:table-cell office:value-type="float" office:value="6.13473555860387">
                <text:p>6.134735558603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90.0529411764706">
                <text:p>90.0529411764706</text:p>
              </table:table-cell>
              <table:table-cell office:value-type="float" office:value="600.052941176471">
                <text:p>600.052941176471</text:p>
              </table:table-cell>
              <table:table-cell office:value-type="float" office:value="6.13496932515337">
                <text:p>6.13496932515337</text:p>
              </table:table-cell>
              <table:table-cell office:value-type="float" office:value="993.865030674847">
                <text:p>993.865030674847</text:p>
              </table:table-cell>
              <table:table-cell office:value-type="float" office:value="6.0973314765328">
                <text:p>6.09733147653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92.7661764705882">
                <text:p>92.7661764705882</text:p>
              </table:table-cell>
              <table:table-cell office:value-type="float" office:value="602.766176470588">
                <text:p>602.766176470588</text:p>
              </table:table-cell>
              <table:table-cell office:value-type="float" office:value="6.09756097560976">
                <text:p>6.09756097560976</text:p>
              </table:table-cell>
              <table:table-cell office:value-type="float" office:value="993.90243902439">
                <text:p>993.90243902439</text:p>
              </table:table-cell>
              <table:table-cell office:value-type="float" office:value="6.06038072575848">
                <text:p>6.060380725758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95.5058823529412">
                <text:p>95.5058823529412</text:p>
              </table:table-cell>
              <table:table-cell office:value-type="float" office:value="605.505882352941">
                <text:p>605.505882352941</text:p>
              </table:table-cell>
              <table:table-cell office:value-type="float" office:value="6.06060606060606">
                <text:p>6.06060606060606</text:p>
              </table:table-cell>
              <table:table-cell office:value-type="float" office:value="993.939393939394">
                <text:p>993.939393939394</text:p>
              </table:table-cell>
              <table:table-cell office:value-type="float" office:value="6.02387511478421">
                <text:p>6.023875114784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98.2720588235294">
                <text:p>98.2720588235294</text:p>
              </table:table-cell>
              <table:table-cell office:value-type="float" office:value="608.272058823529">
                <text:p>608.272058823529</text:p>
              </table:table-cell>
              <table:table-cell office:value-type="float" office:value="6.02409638554217">
                <text:p>6.02409638554217</text:p>
              </table:table-cell>
              <table:table-cell office:value-type="float" office:value="993.975903614458">
                <text:p>993.975903614458</text:p>
              </table:table-cell>
              <table:table-cell office:value-type="float" office:value="5.98780664827987">
                <text:p>5.987806648279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01.064705882353">
                <text:p>101.064705882353</text:p>
              </table:table-cell>
              <table:table-cell office:value-type="float" office:value="611.064705882353">
                <text:p>611.064705882353</text:p>
              </table:table-cell>
              <table:table-cell office:value-type="float" office:value="5.98802395209581">
                <text:p>5.98802395209581</text:p>
              </table:table-cell>
              <table:table-cell office:value-type="float" office:value="994.011976047904">
                <text:p>994.011976047904</text:p>
              </table:table-cell>
              <table:table-cell office:value-type="float" office:value="5.95216752124494">
                <text:p>5.952167521244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03.883823529412">
                <text:p>103.883823529412</text:p>
              </table:table-cell>
              <table:table-cell office:value-type="float" office:value="613.883823529412">
                <text:p>613.883823529412</text:p>
              </table:table-cell>
              <table:table-cell office:value-type="float" office:value="5.95238095238095">
                <text:p>5.95238095238095</text:p>
              </table:table-cell>
              <table:table-cell office:value-type="float" office:value="994.047619047619">
                <text:p>994.047619047619</text:p>
              </table:table-cell>
              <table:table-cell office:value-type="float" office:value="5.91695011337869">
                <text:p>5.916950113378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06.729411764706">
                <text:p>106.729411764706</text:p>
              </table:table-cell>
              <table:table-cell office:value-type="float" office:value="616.729411764706">
                <text:p>616.729411764706</text:p>
              </table:table-cell>
              <table:table-cell office:value-type="float" office:value="5.91715976331361">
                <text:p>5.91715976331361</text:p>
              </table:table-cell>
              <table:table-cell office:value-type="float" office:value="994.082840236686">
                <text:p>994.082840236686</text:p>
              </table:table-cell>
              <table:table-cell office:value-type="float" office:value="5.88214698364903">
                <text:p>5.882146983649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09.601470588235">
                <text:p>109.601470588235</text:p>
              </table:table-cell>
              <table:table-cell office:value-type="float" office:value="619.601470588235">
                <text:p>619.601470588235</text:p>
              </table:table-cell>
              <table:table-cell office:value-type="float" office:value="5.88235294117647">
                <text:p>5.88235294117647</text:p>
              </table:table-cell>
              <table:table-cell office:value-type="float" office:value="994.117647058824">
                <text:p>994.117647058824</text:p>
              </table:table-cell>
              <table:table-cell office:value-type="float" office:value="5.8477508650519">
                <text:p>5.84775086505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12.5">
                <text:p>112.5</text:p>
              </table:table-cell>
              <table:table-cell office:value-type="float" office:value="622.5">
                <text:p>622.5</text:p>
              </table:table-cell>
              <table:table-cell office:value-type="float" office:value="5.84795321637427">
                <text:p>5.84795321637427</text:p>
              </table:table-cell>
              <table:table-cell office:value-type="float" office:value="994.152046783626">
                <text:p>994.152046783626</text:p>
              </table:table-cell>
              <table:table-cell office:value-type="float" office:value="5.81375465955337">
                <text:p>5.813754659553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15.425">
                <text:p>115.425</text:p>
              </table:table-cell>
              <table:table-cell office:value-type="float" office:value="625.425">
                <text:p>625.425</text:p>
              </table:table-cell>
              <table:table-cell office:value-type="float" office:value="5.81395348837209">
                <text:p>5.81395348837209</text:p>
              </table:table-cell>
              <table:table-cell office:value-type="float" office:value="994.186046511628">
                <text:p>994.186046511628</text:p>
              </table:table-cell>
              <table:table-cell office:value-type="float" office:value="5.78015143320714">
                <text:p>5.780151433207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18.376470588235">
                <text:p>118.376470588235</text:p>
              </table:table-cell>
              <table:table-cell office:value-type="float" office:value="628.376470588235">
                <text:p>628.376470588235</text:p>
              </table:table-cell>
              <table:table-cell office:value-type="float" office:value="5.78034682080925">
                <text:p>5.78034682080925</text:p>
              </table:table-cell>
              <table:table-cell office:value-type="float" office:value="994.219653179191">
                <text:p>994.219653179191</text:p>
              </table:table-cell>
              <table:table-cell office:value-type="float" office:value="5.74693441144041">
                <text:p>5.746934411440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21.354411764706">
                <text:p>121.354411764706</text:p>
              </table:table-cell>
              <table:table-cell office:value-type="float" office:value="631.354411764706">
                <text:p>631.354411764706</text:p>
              </table:table-cell>
              <table:table-cell office:value-type="float" office:value="5.74712643678161">
                <text:p>5.74712643678161</text:p>
              </table:table-cell>
              <table:table-cell office:value-type="float" office:value="994.252873563218">
                <text:p>994.252873563218</text:p>
              </table:table-cell>
              <table:table-cell office:value-type="float" office:value="5.71409697450126">
                <text:p>5.714096974501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24.358823529412">
                <text:p>124.358823529412</text:p>
              </table:table-cell>
              <table:table-cell office:value-type="float" office:value="634.358823529412">
                <text:p>634.358823529412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994.285714285714">
                <text:p>994.285714285714</text:p>
              </table:table-cell>
              <table:table-cell office:value-type="float" office:value="5.68163265306122">
                <text:p>5.681632653061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27.389705882353">
                <text:p>127.389705882353</text:p>
              </table:table-cell>
              <table:table-cell office:value-type="float" office:value="637.389705882353">
                <text:p>637.389705882353</text:p>
              </table:table-cell>
              <table:table-cell office:value-type="float" office:value="5.68181818181818">
                <text:p>5.68181818181818</text:p>
              </table:table-cell>
              <table:table-cell office:value-type="float" office:value="994.318181818182">
                <text:p>994.318181818182</text:p>
              </table:table-cell>
              <table:table-cell office:value-type="float" office:value="5.64953512396694">
                <text:p>5.649535123966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30.447058823529">
                <text:p>130.447058823529</text:p>
              </table:table-cell>
              <table:table-cell office:value-type="float" office:value="640.44705882353">
                <text:p>640.44705882353</text:p>
              </table:table-cell>
              <table:table-cell office:value-type="float" office:value="5.64971751412429">
                <text:p>5.64971751412429</text:p>
              </table:table-cell>
              <table:table-cell office:value-type="float" office:value="994.350282485876">
                <text:p>994.350282485876</text:p>
              </table:table-cell>
              <table:table-cell office:value-type="float" office:value="5.61779820613489">
                <text:p>5.617798206134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33.530882352941">
                <text:p>133.530882352941</text:p>
              </table:table-cell>
              <table:table-cell office:value-type="float" office:value="643.530882352941">
                <text:p>643.530882352941</text:p>
              </table:table-cell>
              <table:table-cell office:value-type="float" office:value="5.61797752808989">
                <text:p>5.61797752808989</text:p>
              </table:table-cell>
              <table:table-cell office:value-type="float" office:value="994.38202247191">
                <text:p>994.38202247191</text:p>
              </table:table-cell>
              <table:table-cell office:value-type="float" office:value="5.58641585658376">
                <text:p>5.586415856583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36.641176470588">
                <text:p>136.641176470588</text:p>
              </table:table-cell>
              <table:table-cell office:value-type="float" office:value="646.641176470588">
                <text:p>646.641176470588</text:p>
              </table:table-cell>
              <table:table-cell office:value-type="float" office:value="5.58659217877095">
                <text:p>5.58659217877095</text:p>
              </table:table-cell>
              <table:table-cell office:value-type="float" office:value="994.413407821229">
                <text:p>994.413407821229</text:p>
              </table:table-cell>
              <table:table-cell office:value-type="float" office:value="5.55538216659904">
                <text:p>5.555382166599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39.777941176471">
                <text:p>139.777941176471</text:p>
              </table:table-cell>
              <table:table-cell office:value-type="float" office:value="649.777941176471">
                <text:p>649.777941176471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994.444444444444">
                <text:p>994.444444444444</text:p>
              </table:table-cell>
              <table:table-cell office:value-type="float" office:value="5.52469135802469">
                <text:p>5.524691358024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42.941176470588">
                <text:p>142.941176470588</text:p>
              </table:table-cell>
              <table:table-cell office:value-type="float" office:value="652.941176470588">
                <text:p>652.941176470588</text:p>
              </table:table-cell>
              <table:table-cell office:value-type="float" office:value="5.52486187845304">
                <text:p>5.52486187845304</text:p>
              </table:table-cell>
              <table:table-cell office:value-type="float" office:value="994.475138121547">
                <text:p>994.475138121547</text:p>
              </table:table-cell>
              <table:table-cell office:value-type="float" office:value="5.49433777967706">
                <text:p>5.494337779677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46.130882352941">
                <text:p>146.130882352941</text:p>
              </table:table-cell>
              <table:table-cell office:value-type="float" office:value="656.130882352941">
                <text:p>656.130882352941</text:p>
              </table:table-cell>
              <table:table-cell office:value-type="float" office:value="5.49450549450549">
                <text:p>5.49450549450549</text:p>
              </table:table-cell>
              <table:table-cell office:value-type="float" office:value="994.505494505495">
                <text:p>994.505494505495</text:p>
              </table:table-cell>
              <table:table-cell office:value-type="float" office:value="5.46431590387634">
                <text:p>5.464315903876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49.347058823529">
                <text:p>149.347058823529</text:p>
              </table:table-cell>
              <table:table-cell office:value-type="float" office:value="659.347058823529">
                <text:p>659.347058823529</text:p>
              </table:table-cell>
              <table:table-cell office:value-type="float" office:value="5.46448087431694">
                <text:p>5.46448087431694</text:p>
              </table:table-cell>
              <table:table-cell office:value-type="float" office:value="994.535519125683">
                <text:p>994.535519125683</text:p>
              </table:table-cell>
              <table:table-cell office:value-type="float" office:value="5.43462032309116">
                <text:p>5.434620323091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52.589705882353">
                <text:p>152.589705882353</text:p>
              </table:table-cell>
              <table:table-cell office:value-type="float" office:value="662.589705882353">
                <text:p>662.589705882353</text:p>
              </table:table-cell>
              <table:table-cell office:value-type="float" office:value="5.43478260869565">
                <text:p>5.43478260869565</text:p>
              </table:table-cell>
              <table:table-cell office:value-type="float" office:value="994.565217391304">
                <text:p>994.565217391304</text:p>
              </table:table-cell>
              <table:table-cell office:value-type="float" office:value="5.40524574669187">
                <text:p>5.405245746691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55.858823529412">
                <text:p>155.858823529412</text:p>
              </table:table-cell>
              <table:table-cell office:value-type="float" office:value="665.858823529412">
                <text:p>665.858823529412</text:p>
              </table:table-cell>
              <table:table-cell office:value-type="float" office:value="5.40540540540541">
                <text:p>5.40540540540541</text:p>
              </table:table-cell>
              <table:table-cell office:value-type="float" office:value="994.594594594595">
                <text:p>994.594594594595</text:p>
              </table:table-cell>
              <table:table-cell office:value-type="float" office:value="5.37618699780862">
                <text:p>5.376186997808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59.154411764706">
                <text:p>159.154411764706</text:p>
              </table:table-cell>
              <table:table-cell office:value-type="float" office:value="669.154411764706">
                <text:p>669.154411764706</text:p>
              </table:table-cell>
              <table:table-cell office:value-type="float" office:value="5.37634408602151">
                <text:p>5.37634408602151</text:p>
              </table:table-cell>
              <table:table-cell office:value-type="float" office:value="994.623655913978">
                <text:p>994.623655913978</text:p>
              </table:table-cell>
              <table:table-cell office:value-type="float" office:value="5.34743901029021">
                <text:p>5.347439010290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62.476470588235">
                <text:p>162.476470588235</text:p>
              </table:table-cell>
              <table:table-cell office:value-type="float" office:value="672.476470588235">
                <text:p>672.476470588235</text:p>
              </table:table-cell>
              <table:table-cell office:value-type="float" office:value="5.3475935828877">
                <text:p>5.3475935828877</text:p>
              </table:table-cell>
              <table:table-cell office:value-type="float" office:value="994.652406417112">
                <text:p>994.652406417112</text:p>
              </table:table-cell>
              <table:table-cell office:value-type="float" office:value="5.31899682575996">
                <text:p>5.318996825759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65.825">
                <text:p>165.825</text:p>
              </table:table-cell>
              <table:table-cell office:value-type="float" office:value="675.825">
                <text:p>675.825</text:p>
              </table:table-cell>
              <table:table-cell office:value-type="float" office:value="5.31914893617021">
                <text:p>5.31914893617021</text:p>
              </table:table-cell>
              <table:table-cell office:value-type="float" office:value="994.68085106383">
                <text:p>994.68085106383</text:p>
              </table:table-cell>
              <table:table-cell office:value-type="float" office:value="5.29085559076505">
                <text:p>5.290855590765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69.2">
                <text:p>169.2</text:p>
              </table:table-cell>
              <table:table-cell office:value-type="float" office:value="679.2">
                <text:p>679.2</text:p>
              </table:table-cell>
              <table:table-cell office:value-type="float" office:value="5.29100529100529">
                <text:p>5.29100529100529</text:p>
              </table:table-cell>
              <table:table-cell office:value-type="float" office:value="994.708994708995">
                <text:p>994.708994708995</text:p>
              </table:table-cell>
              <table:table-cell office:value-type="float" office:value="5.26301055401585">
                <text:p>5.263010554015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72.601470588235">
                <text:p>172.601470588235</text:p>
              </table:table-cell>
              <table:table-cell office:value-type="float" office:value="682.601470588235">
                <text:p>682.60147058823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994.736842105263">
                <text:p>994.736842105263</text:p>
              </table:table-cell>
              <table:table-cell office:value-type="float" office:value="5.23545706371191">
                <text:p>5.235457063711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76.029411764706">
                <text:p>176.029411764706</text:p>
              </table:table-cell>
              <table:table-cell office:value-type="float" office:value="686.029411764706">
                <text:p>686.029411764706</text:p>
              </table:table-cell>
              <table:table-cell office:value-type="float" office:value="5.23560209424084">
                <text:p>5.23560209424084</text:p>
              </table:table-cell>
              <table:table-cell office:value-type="float" office:value="994.764397905759">
                <text:p>994.764397905759</text:p>
              </table:table-cell>
              <table:table-cell office:value-type="float" office:value="5.20819056495162">
                <text:p>5.208190564951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79.483823529412">
                <text:p>179.483823529412</text:p>
              </table:table-cell>
              <table:table-cell office:value-type="float" office:value="689.483823529412">
                <text:p>689.483823529412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994.791666666667">
                <text:p>994.791666666667</text:p>
              </table:table-cell>
              <table:table-cell office:value-type="float" office:value="5.18120659722222">
                <text:p>5.181206597222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82.964705882353">
                <text:p>182.964705882353</text:p>
              </table:table-cell>
              <table:table-cell office:value-type="float" office:value="692.964705882353">
                <text:p>692.964705882353</text:p>
              </table:table-cell>
              <table:table-cell office:value-type="float" office:value="5.18134715025907">
                <text:p>5.18134715025907</text:p>
              </table:table-cell>
              <table:table-cell office:value-type="float" office:value="994.818652849741">
                <text:p>994.818652849741</text:p>
              </table:table-cell>
              <table:table-cell office:value-type="float" office:value="5.15450079196757">
                <text:p>5.154500791967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86.472058823529">
                <text:p>186.472058823529</text:p>
              </table:table-cell>
              <table:table-cell office:value-type="float" office:value="696.472058823529">
                <text:p>696.472058823529</text:p>
              </table:table-cell>
              <table:table-cell office:value-type="float" office:value="5.15463917525773">
                <text:p>5.15463917525773</text:p>
              </table:table-cell>
              <table:table-cell office:value-type="float" office:value="994.845360824742">
                <text:p>994.845360824742</text:p>
              </table:table-cell>
              <table:table-cell office:value-type="float" office:value="5.12806887023063">
                <text:p>5.12806887023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90.005882352941">
                <text:p>190.005882352941</text:p>
              </table:table-cell>
              <table:table-cell office:value-type="float" office:value="700.005882352941">
                <text:p>700.005882352941</text:p>
              </table:table-cell>
              <table:table-cell office:value-type="float" office:value="5.12820512820513">
                <text:p>5.12820512820513</text:p>
              </table:table-cell>
              <table:table-cell office:value-type="float" office:value="994.871794871795">
                <text:p>994.871794871795</text:p>
              </table:table-cell>
              <table:table-cell office:value-type="float" office:value="5.10190664036818">
                <text:p>5.101906640368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93.566176470588">
                <text:p>193.566176470588</text:p>
              </table:table-cell>
              <table:table-cell office:value-type="float" office:value="703.566176470588">
                <text:p>703.566176470588</text:p>
              </table:table-cell>
              <table:table-cell office:value-type="float" office:value="5.10204081632653">
                <text:p>5.10204081632653</text:p>
              </table:table-cell>
              <table:table-cell office:value-type="float" office:value="994.897959183674">
                <text:p>994.897959183674</text:p>
              </table:table-cell>
              <table:table-cell office:value-type="float" office:value="5.07600999583507">
                <text:p>5.076009995835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197.152941176471">
                <text:p>197.152941176471</text:p>
              </table:table-cell>
              <table:table-cell office:value-type="float" office:value="707.152941176471">
                <text:p>707.152941176471</text:p>
              </table:table-cell>
              <table:table-cell office:value-type="float" office:value="5.0761421319797">
                <text:p>5.0761421319797</text:p>
              </table:table-cell>
              <table:table-cell office:value-type="float" office:value="994.92385786802">
                <text:p>994.92385786802</text:p>
              </table:table-cell>
              <table:table-cell office:value-type="float" office:value="5.05037491303564">
                <text:p>5.050374913035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200.766176470588">
                <text:p>200.766176470588</text:p>
              </table:table-cell>
              <table:table-cell office:value-type="float" office:value="710.766176470588">
                <text:p>710.766176470588</text:p>
              </table:table-cell>
              <table:table-cell office:value-type="float" office:value="5.05050505050505">
                <text:p>5.05050505050505</text:p>
              </table:table-cell>
              <table:table-cell office:value-type="float" office:value="994.949494949495">
                <text:p>994.949494949495</text:p>
              </table:table-cell>
              <table:table-cell office:value-type="float" office:value="5.02499744923987">
                <text:p>5.024997449239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204.405882352941">
                <text:p>204.405882352941</text:p>
              </table:table-cell>
              <table:table-cell office:value-type="float" office:value="714.405882352941">
                <text:p>714.405882352941</text:p>
              </table:table-cell>
              <table:table-cell office:value-type="float" office:value="5.0251256281407">
                <text:p>5.0251256281407</text:p>
              </table:table-cell>
              <table:table-cell office:value-type="float" office:value="994.974874371859">
                <text:p>994.974874371859</text:p>
              </table:table-cell>
              <table:table-cell office:value-type="float" office:value="4.99987374056211">
                <text:p>4.999873740562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208.072058823529">
                <text:p>208.072058823529</text:p>
              </table:table-cell>
              <table:table-cell office:value-type="float" office:value="718.072058823529">
                <text:p>718.072058823529</text:p>
              </table:table-cell>
              <table:table-cell office:value-type="float" office:value="5">
                <text:p>5</text:p>
              </table:table-cell>
              <table:table-cell office:value-type="float" office:value="995">
                <text:p>995</text:p>
              </table:table-cell>
              <table:table-cell office:value-type="float" office:value="4.975">
                <text:p>4.9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80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211.764705882353">
                <text:p>211.764705882353</text:p>
              </table:table-cell>
              <table:table-cell office:value-type="float" office:value="721.764705882353">
                <text:p>721.764705882353</text:p>
              </table:table-cell>
              <table:table-cell office:value-type="float" office:value="4.97512437810945">
                <text:p>4.97512437810945</text:p>
              </table:table-cell>
              <table:table-cell office:value-type="float" office:value="995.024875621891">
                <text:p>995.024875621891</text:p>
              </table:table-cell>
              <table:table-cell office:value-type="float" office:value="4.95037251553179">
                <text:p>4.95037251553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